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7mm" fo:margin-left="0mm" fo:margin-right="0.04mm" table:align="margins"/>
    </style:style>
    <style:style style:name="Table101.A" style:family="table-column">
      <style:table-column-properties style:column-width="80.86mm" style:rel-column-width="31176*"/>
    </style:style>
    <style:style style:name="Table101.B" style:family="table-column">
      <style:table-column-properties style:column-width="89.11mm" style:rel-column-width="34359*"/>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5" style:family="table">
      <style:table-properties style:width="169.92mm" table:align="left"/>
    </style:style>
    <style:style style:name="Table85.A" style:family="table-column">
      <style:table-column-properties style:column-width="21.75mm"/>
    </style:style>
    <style:style style:name="Table85.B" style:family="table-column">
      <style:table-column-properties style:column-width="37.04mm"/>
    </style:style>
    <style:style style:name="Table85.A1" style:family="table-cell">
      <style:table-cell-properties fo:padding="0.97mm" fo:border="none"/>
    </style:style>
    <style:style style:name="Table85.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cpi2">
      <style:text-properties officeooo:paragraph-rsid="00765ff3"/>
    </style:style>
    <style:style style:name="P2" style:family="paragraph" style:parent-style-name="cmd_5f_code">
      <style:text-properties officeooo:rsid="0029d2bc" officeooo:paragraph-rsid="0029d2bc"/>
    </style:style>
    <style:style style:name="P3" style:family="paragraph" style:parent-style-name="Standard">
      <style:text-properties officeooo:rsid="00546b9f" officeooo:paragraph-rsid="00546b9f"/>
    </style:style>
    <style:style style:name="P4" style:family="paragraph" style:parent-style-name="Standard">
      <style:paragraph-properties fo:text-align="start" style:justify-single-word="false"/>
    </style:style>
    <style:style style:name="P5" style:family="paragraph" style:parent-style-name="Standard">
      <style:text-properties fo:language="en" fo:country="US" officeooo:paragraph-rsid="006451c9" fo:background-color="transparent"/>
    </style:style>
    <style:style style:name="P6" style:family="paragraph" style:parent-style-name="note">
      <style:text-properties officeooo:paragraph-rsid="008b48a3"/>
    </style:style>
    <style:style style:name="P7" style:family="paragraph" style:parent-style-name="List_20_1_20_Start" style:list-style-name="List_20_1">
      <style:text-properties officeooo:paragraph-rsid="00066882"/>
    </style:style>
    <style:style style:name="P8" style:family="paragraph" style:parent-style-name="List_20_1_20_End" style:list-style-name="List_20_1">
      <style:text-properties officeooo:paragraph-rsid="00066882"/>
    </style:style>
    <style:style style:name="P9" style:family="paragraph" style:parent-style-name="scpi2">
      <style:text-properties officeooo:paragraph-rsid="00765ff3"/>
    </style:style>
    <style:style style:name="P10" style:family="paragraph" style:parent-style-name="scpi2">
      <style:text-properties officeooo:paragraph-rsid="00098134"/>
    </style:style>
    <style:style style:name="P11" style:family="paragraph" style:parent-style-name="scpi2">
      <style:text-properties officeooo:paragraph-rsid="00697687"/>
    </style:style>
    <style:style style:name="P12" style:family="paragraph" style:parent-style-name="cmd_5f_code">
      <style:text-properties officeooo:rsid="0029d2bc" officeooo:paragraph-rsid="0029d2bc"/>
    </style:style>
    <style:style style:name="P13" style:family="paragraph" style:parent-style-name="cmd_5f_code">
      <style:text-properties officeooo:paragraph-rsid="00066882"/>
    </style:style>
    <style:style style:name="P14" style:family="paragraph" style:parent-style-name="cmd_5f_code">
      <style:text-properties officeooo:paragraph-rsid="0035713c"/>
    </style:style>
    <style:style style:name="P15" style:family="paragraph" style:parent-style-name="cmd_5f_code">
      <style:text-properties officeooo:paragraph-rsid="005a0d83"/>
    </style:style>
    <style:style style:name="P16" style:family="paragraph" style:parent-style-name="cmd_5f_code">
      <style:text-properties officeooo:paragraph-rsid="006451c9"/>
    </style:style>
    <style:style style:name="P17" style:family="paragraph" style:parent-style-name="cmd_5f_code">
      <style:text-properties officeooo:rsid="006019bb" officeooo:paragraph-rsid="006019bb"/>
    </style:style>
    <style:style style:name="P18" style:family="paragraph" style:parent-style-name="cmd_5f_code">
      <style:text-properties officeooo:rsid="006019bb" officeooo:paragraph-rsid="006dffe8"/>
    </style:style>
    <style:style style:name="P19" style:family="paragraph" style:parent-style-name="cmd_5f_code">
      <style:text-properties fo:language="en" fo:country="US" officeooo:paragraph-rsid="007ef759"/>
    </style:style>
    <style:style style:name="P20" style:family="paragraph" style:parent-style-name="cmd_5f_code">
      <style:text-properties officeooo:rsid="0085aa2d" officeooo:paragraph-rsid="0085aa2d"/>
    </style:style>
    <style:style style:name="P21" style:family="paragraph" style:parent-style-name="Standard">
      <style:text-properties officeooo:rsid="00546b9f" officeooo:paragraph-rsid="00546b9f"/>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properties officeooo:paragraph-rsid="00765ff3"/>
    </style:style>
    <style:style style:name="P24" style:family="paragraph" style:parent-style-name="Standard">
      <style:text-properties fo:language="en" fo:country="US"/>
    </style:style>
    <style:style style:name="P25" style:family="paragraph" style:parent-style-name="Standard">
      <style:text-properties fo:language="en" fo:country="US" officeooo:paragraph-rsid="006451c9" fo:background-color="transparent"/>
    </style:style>
    <style:style style:name="P26" style:family="paragraph" style:parent-style-name="Standard">
      <style:text-properties fo:language="en" fo:country="US" officeooo:paragraph-rsid="00066882" fo:background-color="transparent"/>
    </style:style>
    <style:style style:name="P27" style:family="paragraph" style:parent-style-name="Standard">
      <style:text-properties fo:language="en" fo:country="US" officeooo:paragraph-rsid="0017cdd5" fo:background-color="transparent"/>
    </style:style>
    <style:style style:name="P28" style:family="paragraph" style:parent-style-name="Standard">
      <style:text-properties fo:language="en" fo:country="US" officeooo:rsid="00228e9d" officeooo:paragraph-rsid="006451c9" fo:background-color="transparent"/>
    </style:style>
    <style:style style:name="P29" style:family="paragraph" style:parent-style-name="Standard">
      <style:text-properties fo:language="en" fo:country="US" officeooo:rsid="001b35a9" officeooo:paragraph-rsid="006451c9" fo:background-color="transparent"/>
    </style:style>
    <style:style style:name="P30" style:family="paragraph" style:parent-style-name="Standard">
      <style:text-properties fo:language="en" fo:country="US" officeooo:paragraph-rsid="003c9174" fo:background-color="transparent"/>
    </style:style>
    <style:style style:name="P31" style:family="paragraph" style:parent-style-name="Standard">
      <style:text-properties fo:language="en" fo:country="US" officeooo:paragraph-rsid="005a0d83" fo:background-color="transparent"/>
    </style:style>
    <style:style style:name="P32" style:family="paragraph" style:parent-style-name="Standard">
      <style:text-properties fo:language="en" fo:country="US" officeooo:rsid="005b0021" officeooo:paragraph-rsid="005b0021" fo:background-color="transparent"/>
    </style:style>
    <style:style style:name="P33" style:family="paragraph" style:parent-style-name="Standard">
      <style:text-properties fo:language="en" fo:country="US" officeooo:rsid="005c51b7" officeooo:paragraph-rsid="005c51b7" fo:background-color="transparent"/>
    </style:style>
    <style:style style:name="P34" style:family="paragraph" style:parent-style-name="Standard">
      <style:text-properties fo:language="en" fo:country="US" officeooo:rsid="00453293" officeooo:paragraph-rsid="00421e58" fo:background-color="transparent"/>
    </style:style>
    <style:style style:name="P35" style:family="paragraph" style:parent-style-name="Standard">
      <style:text-properties fo:language="en" fo:country="US" officeooo:rsid="00546b9f" officeooo:paragraph-rsid="00546b9f" fo:background-color="transparent"/>
    </style:style>
    <style:style style:name="P36" style:family="paragraph" style:parent-style-name="Standard">
      <style:text-properties fo:language="en" fo:country="US" officeooo:rsid="003afb7b" officeooo:paragraph-rsid="003bae13" fo:background-color="transparent"/>
    </style:style>
    <style:style style:name="P37" style:family="paragraph" style:parent-style-name="Standard">
      <style:text-properties fo:language="en" fo:country="US" officeooo:rsid="003afb7b" officeooo:paragraph-rsid="005a0d83" fo:background-color="transparent"/>
    </style:style>
    <style:style style:name="P38" style:family="paragraph" style:parent-style-name="Standard">
      <style:paragraph-properties fo:text-align="center" style:justify-single-word="false"/>
      <style:text-properties fo:language="en" fo:country="US"/>
    </style:style>
    <style:style style:name="P39" style:family="paragraph" style:parent-style-name="Standard">
      <style:paragraph-properties fo:text-align="center" style:justify-single-word="false"/>
      <style:text-properties fo:language="en" fo:country="US" officeooo:paragraph-rsid="00066882"/>
    </style:style>
    <style:style style:name="P40" style:family="paragraph" style:parent-style-name="Standard">
      <style:paragraph-properties fo:text-align="center" style:justify-single-word="false"/>
      <style:text-properties fo:language="en" fo:country="US" officeooo:paragraph-rsid="0035713c"/>
    </style:style>
    <style:style style:name="P41" style:family="paragraph" style:parent-style-name="Standard">
      <style:paragraph-properties fo:text-align="center" style:justify-single-word="false"/>
      <style:text-properties fo:language="en" fo:country="US" officeooo:paragraph-rsid="005a0d83"/>
    </style:style>
    <style:style style:name="P42" style:family="paragraph" style:parent-style-name="Standard">
      <style:paragraph-properties fo:text-align="center" style:justify-single-word="false"/>
      <style:text-properties fo:language="en" fo:country="US" officeooo:paragraph-rsid="006451c9"/>
    </style:style>
    <style:style style:name="P43" style:family="paragraph" style:parent-style-name="Standard">
      <style:paragraph-properties fo:text-align="center" style:justify-single-word="false"/>
      <style:text-properties fo:language="en" fo:country="US" officeooo:paragraph-rsid="00765ff3"/>
    </style:style>
    <style:style style:name="P44" style:family="paragraph" style:parent-style-name="Standard">
      <style:text-properties fo:language="en" fo:country="US" officeooo:paragraph-rsid="00066882"/>
    </style:style>
    <style:style style:name="P45" style:family="paragraph" style:parent-style-name="Standard">
      <style:text-properties fo:language="en" fo:country="US" officeooo:rsid="000ad66b" officeooo:paragraph-rsid="000ad66b"/>
    </style:style>
    <style:style style:name="P46" style:family="paragraph" style:parent-style-name="Standard">
      <style:text-properties fo:language="en" fo:country="US" officeooo:paragraph-rsid="0035713c"/>
    </style:style>
    <style:style style:name="P47" style:family="paragraph" style:parent-style-name="Standard">
      <style:text-properties fo:language="en" fo:country="US" officeooo:rsid="0039551f" officeooo:paragraph-rsid="0039551f"/>
    </style:style>
    <style:style style:name="P48" style:family="paragraph" style:parent-style-name="Standard">
      <style:text-properties fo:language="en" fo:country="US" officeooo:rsid="005a0d83" officeooo:paragraph-rsid="005a0d83"/>
    </style:style>
    <style:style style:name="P49" style:family="paragraph" style:parent-style-name="Standard">
      <style:text-properties fo:language="en" fo:country="US" officeooo:paragraph-rsid="005a0d83"/>
    </style:style>
    <style:style style:name="P50" style:family="paragraph" style:parent-style-name="Standard">
      <style:text-properties fo:language="en" fo:country="US" officeooo:paragraph-rsid="006451c9"/>
    </style:style>
    <style:style style:name="P51" style:family="paragraph" style:parent-style-name="Standard">
      <style:text-properties fo:language="en" fo:country="US" fo:font-style="italic" officeooo:rsid="006019bb" officeooo:paragraph-rsid="006019bb" fo:background-color="transparent" style:font-style-asian="italic" style:font-style-complex="italic"/>
    </style:style>
    <style:style style:name="P52" style:family="paragraph" style:parent-style-name="Standard">
      <style:text-properties fo:language="en" fo:country="US" officeooo:paragraph-rsid="00765ff3"/>
    </style:style>
    <style:style style:name="P53" style:family="paragraph" style:parent-style-name="Standard">
      <style:text-properties fo:language="en" fo:country="US" officeooo:rsid="007ef759" officeooo:paragraph-rsid="007ef759"/>
    </style:style>
    <style:style style:name="P54" style:family="paragraph" style:parent-style-name="Standard">
      <style:text-properties fo:language="en" fo:country="US" officeooo:rsid="007ef759" officeooo:paragraph-rsid="0084731c"/>
    </style:style>
    <style:style style:name="P55" style:family="paragraph" style:parent-style-name="Standard">
      <style:text-properties fo:language="en" fo:country="US" officeooo:rsid="00820a46" officeooo:paragraph-rsid="00820a46"/>
    </style:style>
    <style:style style:name="P56" style:family="paragraph" style:parent-style-name="Standard">
      <style:text-properties officeooo:paragraph-rsid="00324bef"/>
    </style:style>
    <style:style style:name="P57" style:family="paragraph" style:parent-style-name="Standard">
      <style:text-properties officeooo:rsid="001428a3" officeooo:paragraph-rsid="001428a3"/>
    </style:style>
    <style:style style:name="P58" style:family="paragraph" style:parent-style-name="Standard">
      <style:text-properties officeooo:rsid="001428a3" officeooo:paragraph-rsid="006451c9"/>
    </style:style>
    <style:style style:name="P59" style:family="paragraph" style:parent-style-name="Standard">
      <style:paragraph-properties fo:text-align="center" style:justify-single-word="false"/>
    </style:style>
    <style:style style:name="P60" style:family="paragraph" style:parent-style-name="Standard">
      <style:paragraph-properties fo:text-align="center" style:justify-single-word="false"/>
      <style:text-properties officeooo:paragraph-rsid="00066882"/>
    </style:style>
    <style:style style:name="P61" style:family="paragraph" style:parent-style-name="Standard">
      <style:paragraph-properties fo:text-align="center" style:justify-single-word="false"/>
      <style:text-properties officeooo:paragraph-rsid="005a0d83"/>
    </style:style>
    <style:style style:name="P62" style:family="paragraph" style:parent-style-name="Standard">
      <style:paragraph-properties fo:text-align="center" style:justify-single-word="false"/>
      <style:text-properties officeooo:paragraph-rsid="006451c9"/>
    </style:style>
    <style:style style:name="P63" style:family="paragraph" style:parent-style-name="Standard">
      <style:paragraph-properties fo:text-align="center" style:justify-single-word="false"/>
      <style:text-properties officeooo:paragraph-rsid="00765ff3"/>
    </style:style>
    <style:style style:name="P64" style:family="paragraph" style:parent-style-name="Standard">
      <style:text-properties officeooo:paragraph-rsid="00066882"/>
    </style:style>
    <style:style style:name="P65" style:family="paragraph" style:parent-style-name="Standard">
      <style:paragraph-properties fo:text-align="center" style:justify-single-word="false"/>
      <style:text-properties officeooo:rsid="00105844" officeooo:paragraph-rsid="00105844"/>
    </style:style>
    <style:style style:name="P66" style:family="paragraph" style:parent-style-name="Standard">
      <style:paragraph-properties fo:text-align="center" style:justify-single-word="false"/>
      <style:text-properties officeooo:rsid="00105844" officeooo:paragraph-rsid="006451c9"/>
    </style:style>
    <style:style style:name="P67" style:family="paragraph" style:parent-style-name="Standard">
      <style:text-properties officeooo:rsid="0021b87e" officeooo:paragraph-rsid="006451c9"/>
    </style:style>
    <style:style style:name="P68" style:family="paragraph" style:parent-style-name="Standard">
      <style:text-properties officeooo:paragraph-rsid="003c9174"/>
    </style:style>
    <style:style style:name="P69" style:family="paragraph" style:parent-style-name="Standard">
      <style:text-properties officeooo:rsid="003e516a" officeooo:paragraph-rsid="0040a555"/>
    </style:style>
    <style:style style:name="P70" style:family="paragraph" style:parent-style-name="Standard">
      <style:text-properties officeooo:rsid="00421e58" officeooo:paragraph-rsid="00421e58"/>
    </style:style>
    <style:style style:name="P71" style:family="paragraph" style:parent-style-name="Standard">
      <style:text-properties officeooo:rsid="00500a83" officeooo:paragraph-rsid="005dec75"/>
    </style:style>
    <style:style style:name="P72" style:family="paragraph" style:parent-style-name="Standard">
      <style:text-properties officeooo:paragraph-rsid="005a0d83"/>
    </style:style>
    <style:style style:name="P73" style:family="paragraph" style:parent-style-name="Standard">
      <style:paragraph-properties fo:text-align="center" style:justify-single-word="false"/>
      <style:text-properties officeooo:rsid="005a0d83" officeooo:paragraph-rsid="005a0d83"/>
    </style:style>
    <style:style style:name="P74" style:family="paragraph" style:parent-style-name="Standard">
      <style:text-properties officeooo:paragraph-rsid="005dec75"/>
    </style:style>
    <style:style style:name="P75" style:family="paragraph" style:parent-style-name="Standard">
      <style:text-properties officeooo:paragraph-rsid="006451c9"/>
    </style:style>
    <style:style style:name="P76" style:family="paragraph" style:parent-style-name="Standard">
      <style:text-properties fo:font-style="italic" officeooo:rsid="00500a83" officeooo:paragraph-rsid="006019bb" style:font-style-asian="italic" style:font-style-complex="italic"/>
    </style:style>
    <style:style style:name="P77" style:family="paragraph" style:parent-style-name="Standard">
      <style:text-properties fo:font-style="italic" officeooo:rsid="006f4d21" officeooo:paragraph-rsid="006f4d21" style:font-style-asian="italic" style:font-style-complex="italic"/>
    </style:style>
    <style:style style:name="P78" style:family="paragraph" style:parent-style-name="Standard">
      <style:text-properties officeooo:paragraph-rsid="00765ff3"/>
    </style:style>
    <style:style style:name="P79" style:family="paragraph" style:parent-style-name="Standard">
      <style:text-properties officeooo:rsid="00820a46" officeooo:paragraph-rsid="00839558"/>
    </style:style>
    <style:style style:name="P80" style:family="paragraph" style:parent-style-name="Standard">
      <style:text-properties officeooo:rsid="0085aa2d" officeooo:paragraph-rsid="0085aa2d"/>
    </style:style>
    <style:style style:name="P81" style:family="paragraph" style:parent-style-name="Standard">
      <style:text-properties officeooo:rsid="00898e0b" officeooo:paragraph-rsid="00898e0b"/>
    </style:style>
    <style:style style:name="P82" style:family="paragraph" style:parent-style-name="note">
      <style:text-properties officeooo:paragraph-rsid="008b48a3"/>
    </style:style>
    <style:style style:name="P83" style:family="paragraph" style:parent-style-name="note">
      <style:text-properties officeooo:paragraph-rsid="00066882"/>
    </style:style>
    <style:style style:name="P84" style:family="paragraph" style:parent-style-name="Default_5f_ntt">
      <style:text-properties fo:language="en" fo:country="US"/>
    </style:style>
    <style:style style:name="P85" style:family="paragraph" style:parent-style-name="Default_5f_ntt">
      <style:text-properties fo:language="en" fo:country="US" fo:font-style="normal" officeooo:paragraph-rsid="00066882" style:font-style-asian="normal" style:font-style-complex="normal"/>
    </style:style>
    <style:style style:name="P86" style:family="paragraph" style:parent-style-name="Default_5f_ntt">
      <style:text-properties fo:language="en" fo:country="US" fo:font-style="normal" officeooo:paragraph-rsid="0035713c" style:font-style-asian="normal" style:font-style-complex="normal"/>
    </style:style>
    <style:style style:name="P87" style:family="paragraph" style:parent-style-name="Default_5f_ntt">
      <style:text-properties fo:language="en" fo:country="US" fo:font-style="normal" officeooo:paragraph-rsid="005a0d83" style:font-style-asian="normal" style:font-style-complex="normal"/>
    </style:style>
    <style:style style:name="P88" style:family="paragraph" style:parent-style-name="Default_5f_ntt">
      <style:text-properties fo:language="en" fo:country="US" fo:font-style="normal" officeooo:paragraph-rsid="006451c9" style:font-style-asian="normal" style:font-style-complex="normal"/>
    </style:style>
    <style:style style:name="P89" style:family="paragraph" style:parent-style-name="Default_5f_ntt">
      <style:text-properties fo:language="en" fo:country="US" officeooo:paragraph-rsid="00066882"/>
    </style:style>
    <style:style style:name="P90" style:family="paragraph" style:parent-style-name="Default_5f_ntt">
      <style:text-properties fo:language="en" fo:country="US" officeooo:paragraph-rsid="0035713c"/>
    </style:style>
    <style:style style:name="P91" style:family="paragraph" style:parent-style-name="Default_5f_ntt">
      <style:text-properties fo:language="en" fo:country="US" officeooo:paragraph-rsid="005a0d83"/>
    </style:style>
    <style:style style:name="P92" style:family="paragraph" style:parent-style-name="Default_5f_ntt">
      <style:text-properties fo:language="en" fo:country="US" officeooo:paragraph-rsid="006451c9"/>
    </style:style>
    <style:style style:name="P93" style:family="paragraph" style:parent-style-name="Default_5f_ntt">
      <style:text-properties fo:language="en" fo:country="US" officeooo:paragraph-rsid="00765ff3"/>
    </style:style>
    <style:style style:name="P94" style:family="paragraph" style:parent-style-name="Table_20_Contents">
      <style:paragraph-properties fo:text-align="center" style:justify-single-word="false"/>
    </style:style>
    <style:style style:name="P95" style:family="paragraph" style:parent-style-name="cmd_5f_root">
      <style:text-properties officeooo:rsid="00066882" officeooo:paragraph-rsid="00066882"/>
    </style:style>
    <style:style style:name="P96" style:family="paragraph" style:parent-style-name="cmd_5f_root">
      <style:text-properties officeooo:rsid="00066882" officeooo:paragraph-rsid="000669cf"/>
    </style:style>
    <style:style style:name="P97" style:family="paragraph" style:parent-style-name="cmd_5f_root">
      <style:text-properties officeooo:rsid="00066882" officeooo:paragraph-rsid="0046d7be"/>
    </style:style>
    <style:style style:name="P98" style:family="paragraph" style:parent-style-name="cmd_5f_root">
      <style:text-properties officeooo:rsid="00066882" officeooo:paragraph-rsid="005a0d83"/>
    </style:style>
    <style:style style:name="P99" style:family="paragraph" style:parent-style-name="cmd_5f_root">
      <style:text-properties officeooo:rsid="00066882" officeooo:paragraph-rsid="006451c9"/>
    </style:style>
    <style:style style:name="P100" style:family="paragraph" style:parent-style-name="cmd_5f_root">
      <style:text-properties officeooo:paragraph-rsid="00765ff3"/>
    </style:style>
    <style:style style:name="P101" style:family="paragraph" style:parent-style-name="cmd_5f_code_20_Start">
      <style:text-properties officeooo:rsid="0012b23f" officeooo:paragraph-rsid="0012b23f"/>
    </style:style>
    <style:style style:name="P102" style:family="paragraph" style:parent-style-name="cmd_5f_code_20_Start">
      <style:text-properties officeooo:rsid="0012b23f" officeooo:paragraph-rsid="005a0d83"/>
    </style:style>
    <style:style style:name="P103" style:family="paragraph" style:parent-style-name="cmd_5f_code_20_Start">
      <style:text-properties officeooo:rsid="0012b23f" officeooo:paragraph-rsid="006451c9"/>
    </style:style>
    <style:style style:name="P104" style:family="paragraph" style:parent-style-name="cmd_5f_code_20_Start">
      <style:text-properties officeooo:rsid="005a5dc8" officeooo:paragraph-rsid="005a5dc8"/>
    </style:style>
    <style:style style:name="P105" style:family="paragraph" style:parent-style-name="cmd_5f_code_20_Start">
      <style:text-properties officeooo:paragraph-rsid="00765ff3"/>
    </style:style>
    <style:style style:name="P106" style:family="paragraph" style:parent-style-name="scpi1">
      <style:text-properties officeooo:paragraph-rsid="00697687"/>
    </style:style>
    <style:style style:name="P107" style:family="paragraph" style:parent-style-name="Standard">
      <style:text-properties fo:language="en" fo:country="US" officeooo:paragraph-rsid="006451c9" fo:background-color="transparent"/>
    </style:style>
    <style:style style:name="P108" style:family="paragraph" style:parent-style-name="Standard">
      <style:text-properties officeooo:rsid="00898e0b" officeooo:paragraph-rsid="00898e0b"/>
    </style:style>
    <style:style style:name="P109" style:family="paragraph" style:parent-style-name="Standard">
      <style:text-properties officeooo:rsid="00546b9f" officeooo:paragraph-rsid="00546b9f"/>
    </style:style>
    <style:style style:name="P110" style:family="paragraph" style:parent-style-name="Standard">
      <style:paragraph-properties fo:text-align="start" style:justify-single-word="false"/>
    </style:style>
    <style:style style:name="P111" style:family="paragraph" style:parent-style-name="Standard">
      <style:text-properties officeooo:rsid="008bd81d" officeooo:paragraph-rsid="008bd81d"/>
    </style:style>
    <style:style style:name="P112" style:family="paragraph" style:parent-style-name="Heading_20_2" style:master-page-name="First_20_Page">
      <style:paragraph-properties style:page-number="auto"/>
    </style:style>
    <style:style style:name="P113" style:family="paragraph" style:parent-style-name="cmd_5f_code">
      <style:text-properties officeooo:rsid="0029d2bc" officeooo:paragraph-rsid="0029d2bc"/>
    </style:style>
    <style:style style:name="P114" style:family="paragraph" style:parent-style-name="List_20_1_20_Start" style:list-style-name="List_20_1">
      <style:text-properties officeooo:paragraph-rsid="00066882"/>
    </style:style>
    <style:style style:name="P115" style:family="paragraph" style:parent-style-name="List_20_1_20_Start">
      <style:text-properties officeooo:rsid="004a33e5" officeooo:paragraph-rsid="004a33e5"/>
    </style:style>
    <style:style style:name="P116" style:family="paragraph" style:parent-style-name="List_20_1_20_Start">
      <style:text-properties officeooo:paragraph-rsid="00066882"/>
    </style:style>
    <style:style style:name="P117" style:family="paragraph" style:parent-style-name="List_20_1">
      <style:text-properties officeooo:rsid="004ce0e5" officeooo:paragraph-rsid="004ce0e5"/>
    </style:style>
    <style:style style:name="P118" style:family="paragraph" style:parent-style-name="List_20_1_20_End" style:list-style-name="List_20_1">
      <style:text-properties officeooo:paragraph-rsid="00066882"/>
    </style:style>
    <style:style style:name="P119" style:family="paragraph" style:parent-style-name="List_20_1_20_End">
      <style:text-properties officeooo:paragraph-rsid="00066882"/>
    </style:style>
    <style:style style:name="P120" style:family="paragraph" style:parent-style-name="Heading_20_3">
      <style:text-properties officeooo:paragraph-rsid="0017cdd5"/>
    </style:style>
    <style:style style:name="P121" style:family="paragraph" style:parent-style-name="Heading_20_3">
      <style:text-properties officeooo:paragraph-rsid="003ce329"/>
    </style:style>
    <style:style style:name="P122" style:family="paragraph" style:parent-style-name="Heading_20_3">
      <style:text-properties officeooo:paragraph-rsid="005a0d83"/>
    </style:style>
    <style:style style:name="P123" style:family="paragraph" style:parent-style-name="Heading_20_3">
      <style:text-properties officeooo:paragraph-rsid="006451c9"/>
    </style:style>
    <style:style style:name="P124" style:family="paragraph" style:parent-style-name="Heading_20_3">
      <style:text-properties officeooo:paragraph-rsid="00765ff3"/>
    </style:style>
    <style:style style:name="P125" style:family="paragraph" style:parent-style-name="Heading_20_3">
      <style:text-properties officeooo:paragraph-rsid="00066882"/>
    </style:style>
    <style:style style:name="P126" style:family="paragraph" style:parent-style-name="note">
      <style:text-properties officeooo:paragraph-rsid="008b48a3"/>
    </style:style>
    <style:style style:name="P127" style:family="paragraph" style:parent-style-name="scpi2">
      <style:text-properties officeooo:paragraph-rsid="00765ff3"/>
    </style:style>
    <style:style style:name="T1" style:family="text">
      <style:text-properties fo:language="en" fo:country="US" fo:background-color="transparent" loext:char-shading-value="0"/>
    </style:style>
    <style:style style:name="T2" style:family="text">
      <style:text-properties fo:language="en" fo:country="US" officeooo:rsid="0055f6d4" fo:background-color="transparent" loext:char-shading-value="0"/>
    </style:style>
    <style:style style:name="T3" style:family="text">
      <style:text-properties officeooo:rsid="00199b95"/>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language="en" fo:country="US" officeooo:rsid="0055f6d4" fo:background-color="transparent" loext:char-shading-value="0"/>
    </style:style>
    <style:style style:name="T7" style:family="text">
      <style:text-properties fo:language="en" fo:country="US" officeooo:rsid="001b35a9" fo:background-color="transparent" loext:char-shading-value="0"/>
    </style:style>
    <style:style style:name="T8" style:family="text">
      <style:text-properties fo:language="en" fo:country="US" officeooo:rsid="001fcc73" fo:background-color="transparent" loext:char-shading-value="0"/>
    </style:style>
    <style:style style:name="T9" style:family="text">
      <style:text-properties fo:language="en" fo:country="US" officeooo:rsid="00222f41" fo:background-color="transparent" loext:char-shading-value="0"/>
    </style:style>
    <style:style style:name="T10" style:family="text">
      <style:text-properties fo:language="en" fo:country="US" officeooo:rsid="003afb7b" fo:background-color="transparent" loext:char-shading-value="0"/>
    </style:style>
    <style:style style:name="T11" style:family="text">
      <style:text-properties fo:language="en" fo:country="US" officeooo:rsid="00404e1f" fo:background-color="transparent" loext:char-shading-value="0"/>
    </style:style>
    <style:style style:name="T12" style:family="text">
      <style:text-properties fo:language="en" fo:country="US" officeooo:rsid="0040a555" fo:background-color="transparent" loext:char-shading-value="0"/>
    </style:style>
    <style:style style:name="T13" style:family="text">
      <style:text-properties fo:language="en" fo:country="US" officeooo:rsid="00436710" fo:background-color="transparent" loext:char-shading-value="0"/>
    </style:style>
    <style:style style:name="T14" style:family="text">
      <style:text-properties fo:language="en" fo:country="US" officeooo:rsid="0044507a" fo:background-color="transparent" loext:char-shading-value="0"/>
    </style:style>
    <style:style style:name="T15" style:family="text">
      <style:text-properties fo:language="en" fo:country="US" officeooo:rsid="00453293" fo:background-color="transparent" loext:char-shading-value="0"/>
    </style:style>
    <style:style style:name="T16" style:family="text">
      <style:text-properties fo:language="en" fo:country="US" officeooo:rsid="00488bbc" fo:background-color="transparent" loext:char-shading-value="0"/>
    </style:style>
    <style:style style:name="T17" style:family="text">
      <style:text-properties fo:language="en" fo:country="US" officeooo:rsid="00500a83" fo:background-color="transparent" loext:char-shading-value="0"/>
    </style:style>
    <style:style style:name="T18" style:family="text">
      <style:text-properties fo:language="en" fo:country="US" officeooo:rsid="00534b5c" fo:background-color="transparent" loext:char-shading-value="0"/>
    </style:style>
    <style:style style:name="T19" style:family="text">
      <style:text-properties fo:language="en" fo:country="US" officeooo:rsid="0057ef84" fo:background-color="transparent" loext:char-shading-value="0"/>
    </style:style>
    <style:style style:name="T20" style:family="text">
      <style:text-properties fo:language="en" fo:country="US" officeooo:rsid="0059aac2" fo:background-color="transparent" loext:char-shading-value="0"/>
    </style:style>
    <style:style style:name="T21" style:family="text">
      <style:text-properties fo:language="en" fo:country="US" officeooo:rsid="005dec75" fo:background-color="transparent" loext:char-shading-value="0"/>
    </style:style>
    <style:style style:name="T22" style:family="text">
      <style:text-properties fo:language="en" fo:country="US" officeooo:rsid="00066882" fo:background-color="transparent" loext:char-shading-value="0"/>
    </style:style>
    <style:style style:name="T23" style:family="text">
      <style:text-properties fo:language="en" fo:country="US" officeooo:rsid="0046d7be" fo:background-color="transparent" loext:char-shading-value="0"/>
    </style:style>
    <style:style style:name="T24" style:family="text">
      <style:text-properties fo:language="en" fo:country="US" officeooo:rsid="005e2ac7" fo:background-color="transparent" loext:char-shading-value="0"/>
    </style:style>
    <style:style style:name="T25" style:family="text">
      <style:text-properties fo:language="en" fo:country="US" officeooo:rsid="006019bb" fo:background-color="transparent" loext:char-shading-value="0"/>
    </style:style>
    <style:style style:name="T26" style:family="text">
      <style:text-properties fo:language="en" fo:country="US" officeooo:rsid="005c51b7" fo:background-color="transparent" loext:char-shading-value="0"/>
    </style:style>
    <style:style style:name="T27" style:family="text">
      <style:text-properties fo:language="en" fo:country="US" officeooo:rsid="0060d2e3" fo:background-color="transparent" loext:char-shading-value="0"/>
    </style:style>
    <style:style style:name="T28" style:family="text">
      <style:text-properties fo:language="en" fo:country="US" officeooo:rsid="0062df5f" fo:background-color="transparent" loext:char-shading-value="0"/>
    </style:style>
    <style:style style:name="T29" style:family="text">
      <style:text-properties fo:language="en" fo:country="US" officeooo:rsid="007005f0" fo:background-color="transparent" loext:char-shading-value="0"/>
    </style:style>
    <style:style style:name="T30" style:family="text">
      <style:text-properties fo:language="en" fo:country="US" officeooo:rsid="007157eb" fo:background-color="transparent" loext:char-shading-value="0"/>
    </style:style>
    <style:style style:name="T31" style:family="text">
      <style:text-properties fo:language="en" fo:country="US" officeooo:rsid="00725b60" fo:background-color="transparent" loext:char-shading-value="0"/>
    </style:style>
    <style:style style:name="T32" style:family="text">
      <style:text-properties fo:language="en" fo:country="US" officeooo:rsid="00728151" fo:background-color="transparent" loext:char-shading-value="0"/>
    </style:style>
    <style:style style:name="T33" style:family="text">
      <style:text-properties fo:language="en" fo:country="US" officeooo:rsid="007ef759" fo:background-color="transparent" loext:char-shading-value="0"/>
    </style:style>
    <style:style style:name="T34" style:family="text">
      <style:text-properties fo:language="en" fo:country="US" officeooo:rsid="008764a4" fo:background-color="transparent" loext:char-shading-value="0"/>
    </style:style>
    <style:style style:name="T35" style:family="text">
      <style:text-properties fo:language="en" fo:country="US" fo:font-style="italic" fo:background-color="transparent" loext:char-shading-value="0" style:font-style-asian="italic" style:font-style-complex="italic"/>
    </style:style>
    <style:style style:name="T36" style:family="text">
      <style:text-properties fo:language="en" fo:country="US" officeooo:rsid="000b1724"/>
    </style:style>
    <style:style style:name="T37" style:family="text">
      <style:text-properties fo:language="en" fo:country="US" officeooo:rsid="00765ff3"/>
    </style:style>
    <style:style style:name="T38" style:family="text">
      <style:text-properties fo:language="en" fo:country="US" officeooo:rsid="007ef759"/>
    </style:style>
    <style:style style:name="T39" style:family="text">
      <style:text-properties fo:language="en" fo:country="US" officeooo:rsid="00839558"/>
    </style:style>
    <style:style style:name="T40" style:family="text">
      <style:text-properties officeooo:rsid="00199b95"/>
    </style:style>
    <style:style style:name="T41" style:family="text">
      <style:text-properties officeooo:rsid="002d7ecd"/>
    </style:style>
    <style:style style:name="T42" style:family="text">
      <style:text-properties officeooo:rsid="0030aae0"/>
    </style:style>
    <style:style style:name="T43" style:family="text">
      <style:text-properties fo:background-color="transparent" loext:char-shading-value="0"/>
    </style:style>
    <style:style style:name="T44" style:family="text">
      <style:text-properties style:font-name="Courier New" fo:font-size="10.5pt"/>
    </style:style>
    <style:style style:name="T45" style:family="text">
      <style:text-properties style:font-name="Courier New" fo:font-size="10.5pt" officeooo:rsid="000b1724"/>
    </style:style>
    <style:style style:name="T46" style:family="text">
      <style:text-properties fo:font-size="10.5pt"/>
    </style:style>
    <style:style style:name="T47" style:family="text">
      <style:text-properties fo:font-size="10.5pt" fo:font-weight="normal"/>
    </style:style>
    <style:style style:name="T48" style:family="text">
      <style:text-properties fo:font-size="10.5pt" fo:font-weight="normal" officeooo:rsid="00765ff3"/>
    </style:style>
    <style:style style:name="T49" style:family="text">
      <style:text-properties fo:font-size="10.5pt" fo:language="en" fo:country="US" officeooo:rsid="001b35a9" fo:background-color="transparent" loext:char-shading-value="0"/>
    </style:style>
    <style:style style:name="T50" style:family="text">
      <style:text-properties fo:font-size="10.5pt" officeooo:rsid="0077de4c"/>
    </style:style>
    <style:style style:name="T51" style:family="text">
      <style:text-properties fo:font-size="10.5pt" officeooo:rsid="007b2373"/>
    </style:style>
    <style:style style:name="T52" style:family="text">
      <style:text-properties fo:font-style="normal" style:font-style-asian="normal" style:font-style-complex="normal"/>
    </style:style>
    <style:style style:name="T53" style:family="text">
      <style:text-properties fo:font-style="italic" style:font-style-asian="italic" style:font-style-complex="italic"/>
    </style:style>
    <style:style style:name="T54" style:family="text">
      <style:text-properties fo:font-style="italic" officeooo:rsid="0030aae0" style:font-style-asian="italic" style:font-style-complex="italic"/>
    </style:style>
    <style:style style:name="T55" style:family="text">
      <style:text-properties fo:font-style="italic" officeooo:rsid="00324bef" style:font-style-asian="italic" style:font-style-complex="italic"/>
    </style:style>
    <style:style style:name="T56" style:family="text">
      <style:text-properties fo:font-style="italic" officeooo:rsid="004bed63" style:font-style-asian="italic" style:font-style-complex="italic"/>
    </style:style>
    <style:style style:name="T57" style:family="text">
      <style:text-properties fo:font-style="italic" officeooo:rsid="004db4ec" style:font-style-asian="italic" style:font-style-complex="italic"/>
    </style:style>
    <style:style style:name="T58" style:family="text">
      <style:text-properties fo:font-style="italic" officeooo:rsid="004ce0e5" style:font-style-asian="italic" style:font-style-complex="italic"/>
    </style:style>
    <style:style style:name="T59"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60" style:family="text">
      <style:text-properties fo:color="#0066cc" style:font-name="Arial1" fo:font-size="11pt" fo:font-weight="bold" officeooo:rsid="0035713c" style:font-name-asian="Droid Sans Fallback" style:font-size-asian="14pt" style:font-weight-asian="bold" style:font-name-complex="DejaVu Sans" style:font-size-complex="14pt" style:font-weight-complex="bold"/>
    </style:style>
    <style:style style:name="T61" style:family="text">
      <style:text-properties fo:color="#0066cc" style:font-name="Arial1" fo:font-size="11pt" fo:font-weight="bold" officeooo:rsid="005a0d83" style:font-name-asian="Droid Sans Fallback" style:font-size-asian="14pt" style:font-weight-asian="bold" style:font-name-complex="DejaVu Sans" style:font-size-complex="14pt" style:font-weight-complex="bold"/>
    </style:style>
    <style:style style:name="T62" style:family="text">
      <style:text-properties fo:color="#0066cc" style:font-name="Arial1" fo:font-size="11pt" fo:font-weight="bold" officeooo:rsid="00765ff3" style:font-name-asian="Droid Sans Fallback" style:font-size-asian="14pt" style:font-weight-asian="bold" style:font-name-complex="DejaVu Sans" style:font-size-complex="14pt" style:font-weight-complex="bold"/>
    </style:style>
    <style:style style:name="T63" style:family="text">
      <style:text-properties fo:color="#0066cc" style:font-name="Arial1" fo:font-size="11pt" fo:language="en" fo:country="US" fo:font-weight="bold" style:font-name-asian="Droid Sans Fallback" style:font-size-asian="14pt" style:font-weight-asian="bold" style:font-name-complex="DejaVu Sans" style:font-size-complex="14pt" style:font-weight-complex="bold"/>
    </style:style>
    <style:style style:name="T64" style:family="text">
      <style:text-properties officeooo:rsid="00066882"/>
    </style:style>
    <style:style style:name="T65" style:family="text">
      <style:text-properties officeooo:rsid="000669cf"/>
    </style:style>
    <style:style style:name="T66" style:family="text">
      <style:text-properties officeooo:rsid="00098134"/>
    </style:style>
    <style:style style:name="T67" style:family="text">
      <style:text-properties officeooo:rsid="000c9d5d"/>
    </style:style>
    <style:style style:name="T68" style:family="text">
      <style:text-properties officeooo:rsid="000e66b7"/>
    </style:style>
    <style:style style:name="T69" style:family="text">
      <style:text-properties officeooo:rsid="00105844"/>
    </style:style>
    <style:style style:name="T70" style:family="text">
      <style:text-properties officeooo:rsid="0012072f"/>
    </style:style>
    <style:style style:name="T71" style:family="text">
      <style:text-properties officeooo:rsid="0012b23f"/>
    </style:style>
    <style:style style:name="T72" style:family="text">
      <style:text-properties officeooo:rsid="0015e798"/>
    </style:style>
    <style:style style:name="T73" style:family="text">
      <style:text-properties officeooo:rsid="0017cdd5"/>
    </style:style>
    <style:style style:name="T74" style:family="text">
      <style:text-properties officeooo:rsid="001ab2d2"/>
    </style:style>
    <style:style style:name="T75" style:family="text">
      <style:text-properties officeooo:rsid="001c0772"/>
    </style:style>
    <style:style style:name="T76" style:family="text">
      <style:text-properties officeooo:rsid="001fcc73"/>
    </style:style>
    <style:style style:name="T77" style:family="text">
      <style:text-properties officeooo:rsid="0024304a"/>
    </style:style>
    <style:style style:name="T78" style:family="text">
      <style:text-properties officeooo:rsid="0024d35c"/>
    </style:style>
    <style:style style:name="T79" style:family="text">
      <style:text-properties officeooo:rsid="002650f0"/>
    </style:style>
    <style:style style:name="T80" style:family="text">
      <style:text-properties officeooo:rsid="002f361b"/>
    </style:style>
    <style:style style:name="T81" style:family="text">
      <style:text-properties officeooo:rsid="00324bef"/>
    </style:style>
    <style:style style:name="T82" style:family="text">
      <style:text-properties officeooo:rsid="0034b7ca"/>
    </style:style>
    <style:style style:name="T83" style:family="text">
      <style:text-properties officeooo:rsid="003c9174"/>
    </style:style>
    <style:style style:name="T84" style:family="text">
      <style:text-properties officeooo:rsid="003ce329"/>
    </style:style>
    <style:style style:name="T85" style:family="text">
      <style:text-properties officeooo:rsid="0040a555"/>
    </style:style>
    <style:style style:name="T86" style:family="text">
      <style:text-properties officeooo:rsid="0046d7be"/>
    </style:style>
    <style:style style:name="T87" style:family="text">
      <style:text-properties officeooo:rsid="004bed63"/>
    </style:style>
    <style:style style:name="T88" style:family="text">
      <style:text-properties officeooo:rsid="004ce0e5"/>
    </style:style>
    <style:style style:name="T89" style:family="text">
      <style:text-properties officeooo:rsid="004db4ec"/>
    </style:style>
    <style:style style:name="T90" style:family="text">
      <style:text-properties officeooo:rsid="005a0d83"/>
    </style:style>
    <style:style style:name="T91" style:family="text">
      <style:text-properties officeooo:rsid="005dec75"/>
    </style:style>
    <style:style style:name="T92" style:family="text">
      <style:text-properties officeooo:rsid="00697687"/>
    </style:style>
    <style:style style:name="T93" style:family="text">
      <style:text-properties officeooo:rsid="006defd3"/>
    </style:style>
    <style:style style:name="T94" style:family="text">
      <style:text-properties officeooo:rsid="000b1724"/>
    </style:style>
    <style:style style:name="T95" style:family="text">
      <style:text-properties officeooo:rsid="00765ff3"/>
    </style:style>
    <style:style style:name="T96" style:family="text">
      <style:text-properties officeooo:rsid="0077de4c"/>
    </style:style>
    <style:style style:name="T97" style:family="text">
      <style:text-properties officeooo:rsid="007a16bb"/>
    </style:style>
    <style:style style:name="T98" style:family="text">
      <style:text-properties officeooo:rsid="007b2f32"/>
    </style:style>
    <style:style style:name="T99" style:family="text">
      <style:text-properties officeooo:rsid="0080e47f"/>
    </style:style>
    <style:style style:name="T100" style:family="text">
      <style:text-properties officeooo:rsid="00839558"/>
    </style:style>
    <style:style style:name="T101" style:family="text">
      <style:text-properties officeooo:rsid="00898e0b"/>
    </style:style>
    <style:style style:name="T102" style:family="text">
      <style:text-properties officeooo:rsid="008dbe6e"/>
    </style:style>
  </office:automatic-styles>
  <office:body>
    <office:text text:use-soft-page-breaks="true">
      <office:forms form:automatic-focus="false" form:apply-design-mode="false"/>
      <text:tracked-changes>
        <text:changed-region xml:id="ct44823776" text:id="ct44823776">
          <text:format-change>
            <office:change-info>
              <dc:creator>Denis Kotlar</dc:creator>
              <dc:date>2016-06-06T11:13:00</dc:date>
            </office:change-info>
          </text:format-change>
        </text:changed-region>
        <text:changed-region xml:id="ct44824384" text:id="ct44824384">
          <text:insertion>
            <office:change-info>
              <dc:creator>Denis Kotlar</dc:creator>
              <dc:date>2016-06-06T10:33:00</dc:date>
            </office:change-info>
          </text:insertion>
        </text:changed-region>
        <text:changed-region xml:id="ct44824608" text:id="ct44824608">
          <text:deletion>
            <office:change-info>
              <dc:creator>Denis Kotlar</dc:creator>
              <dc:date>2016-06-06T11:13:00</dc:date>
            </office:change-info>
            <text:p text:style-name="P1"><text:s/></text:p>
          </text:deletion>
        </text:changed-region>
        <text:changed-region xml:id="ct44829200" text:id="ct44829200">
          <text:insertion>
            <office:change-info>
              <dc:creator>Denis Kotlar</dc:creator>
              <dc:date>2016-06-06T10:33:00</dc:date>
            </office:change-info>
          </text:insertion>
        </text:changed-region>
        <text:changed-region xml:id="ct44818720" text:id="ct44818720">
          <text:insertion>
            <office:change-info>
              <dc:creator>Denis Kotlar</dc:creator>
              <dc:date>2016-05-25T13:18:00</dc:date>
            </office:change-info>
          </text:insertion>
        </text:changed-region>
        <text:changed-region xml:id="ct44770736" text:id="ct44770736">
          <text:insertion>
            <office:change-info>
              <dc:creator>Denis Kotlar</dc:creator>
              <dc:date>2016-06-06T10:41:00</dc:date>
            </office:change-info>
          </text:insertion>
        </text:changed-region>
        <text:changed-region xml:id="ct44866096" text:id="ct44866096">
          <text:insertion>
            <office:change-info>
              <dc:creator>Denis Kotlar</dc:creator>
              <dc:date>2016-06-06T10:41:00</dc:date>
            </office:change-info>
          </text:insertion>
        </text:changed-region>
        <text:changed-region xml:id="ct44901360" text:id="ct44901360">
          <text:insertion>
            <office:change-info>
              <dc:creator>Denis Kotlar</dc:creator>
              <dc:date>2016-06-06T10:41:00</dc:date>
            </office:change-info>
          </text:insertion>
        </text:changed-region>
        <text:changed-region xml:id="ct44827216" text:id="ct44827216">
          <text:insertion>
            <office:change-info>
              <dc:creator>Denis Kotlar</dc:creator>
              <dc:date>2016-06-06T10:41:00</dc:date>
            </office:change-info>
          </text:insertion>
        </text:changed-region>
        <text:changed-region xml:id="ct44909376" text:id="ct44909376">
          <text:deletion>
            <office:change-info>
              <dc:creator>Denis Kotlar</dc:creator>
              <dc:date>2016-06-01T23:27:00</dc:date>
            </office:change-info>
            <text:p text:style-name="P2">-</text:p>
          </text:deletion>
        </text:changed-region>
        <text:changed-region xml:id="ct44909888" text:id="ct44909888">
          <text:insertion>
            <office:change-info>
              <dc:creator>Denis Kotlar</dc:creator>
              <dc:date>2016-06-01T23:26:00</dc:date>
            </office:change-info>
          </text:insertion>
        </text:changed-region>
        <text:changed-region xml:id="ct44910208" text:id="ct44910208">
          <text:deletion>
            <office:change-info>
              <dc:creator>Denis Kotlar</dc:creator>
              <dc:date>2016-06-01T23:26:00</dc:date>
            </office:change-info>
            <text:p text:style-name="P2">221</text:p>
          </text:deletion>
        </text:changed-region>
        <text:changed-region xml:id="ct44940640" text:id="ct44940640">
          <text:insertion>
            <office:change-info>
              <dc:creator>Denis Kotlar</dc:creator>
              <dc:date>2016-06-06T10:41:00</dc:date>
            </office:change-info>
          </text:insertion>
        </text:changed-region>
        <text:changed-region xml:id="ct44946240" text:id="ct44946240">
          <text:deletion>
            <office:change-info>
              <dc:creator>Denis Kotlar</dc:creator>
              <dc:date>2016-06-06T10:41:00</dc:date>
            </office:change-info>
            <text:p text:style-name="Standard"><text:s/></text:p>
          </text:deletion>
        </text:changed-region>
        <text:changed-region xml:id="ct44946464" text:id="ct44946464">
          <text:insertion>
            <office:change-info>
              <dc:creator>Denis Kotlar</dc:creator>
              <dc:date>2016-06-06T10:42:00</dc:date>
            </office:change-info>
          </text:insertion>
        </text:changed-region>
        <text:changed-region xml:id="ct44950992" text:id="ct44950992">
          <text:insertion>
            <office:change-info>
              <dc:creator>Denis Kotlar</dc:creator>
              <dc:date>2016-06-06T10:42:00</dc:date>
            </office:change-info>
          </text:insertion>
        </text:changed-region>
        <text:changed-region xml:id="ct44951216" text:id="ct44951216">
          <text:insertion>
            <office:change-info>
              <dc:creator>Denis Kotlar</dc:creator>
              <dc:date>2016-06-06T10:42:00</dc:date>
            </office:change-info>
          </text:insertion>
        </text:changed-region>
        <text:changed-region xml:id="ct44951712" text:id="ct44951712">
          <text:insertion>
            <office:change-info>
              <dc:creator>Denis Kotlar</dc:creator>
              <dc:date>2016-06-06T10:42:00</dc:date>
            </office:change-info>
          </text:insertion>
        </text:changed-region>
        <text:changed-region xml:id="ct44992592" text:id="ct44992592">
          <text:insertion>
            <office:change-info>
              <dc:creator>Denis Kotlar</dc:creator>
              <dc:date>2016-06-06T10:42:00</dc:date>
            </office:change-info>
          </text:insertion>
        </text:changed-region>
        <text:changed-region xml:id="ct44994496" text:id="ct44994496">
          <text:insertion>
            <office:change-info>
              <dc:creator>Denis Kotlar</dc:creator>
              <dc:date>2016-06-06T10:44:00</dc:date>
            </office:change-info>
          </text:insertion>
        </text:changed-region>
        <text:changed-region xml:id="ct45092224" text:id="ct45092224">
          <text:format-change>
            <office:change-info>
              <dc:creator>Denis Kotlar</dc:creator>
              <dc:date>2016-06-04T17:13:00</dc:date>
            </office:change-info>
          </text:format-change>
        </text:changed-region>
        <text:changed-region xml:id="ct45088336" text:id="ct45088336">
          <text:deletion>
            <office:change-info>
              <dc:creator>Denis Kotlar</dc:creator>
              <dc:date>2016-06-04T16:29:00</dc:date>
            </office:change-info>
            <text:p text:style-name="P3"><text:span text:style-name="T1">2</text:span></text:p>
          </text:deletion>
        </text:changed-region>
        <text:changed-region xml:id="ct45096032" text:id="ct45096032">
          <text:insertion>
            <office:change-info>
              <dc:creator>Denis Kotlar</dc:creator>
              <dc:date>2016-06-04T16:29:00</dc:date>
            </office:change-info>
          </text:insertion>
        </text:changed-region>
        <text:changed-region xml:id="ct45104992" text:id="ct45104992">
          <text:insertion>
            <office:change-info>
              <dc:creator>Denis Kotlar</dc:creator>
              <dc:date>2016-06-04T16:29:00</dc:date>
            </office:change-info>
          </text:insertion>
        </text:changed-region>
        <text:changed-region xml:id="ct45105216" text:id="ct45105216">
          <text:deletion>
            <office:change-info>
              <dc:creator>Denis Kotlar</dc:creator>
              <dc:date>2016-06-04T16:29:00</dc:date>
            </office:change-info>
            <text:p text:style-name="P3"><text:span text:style-name="T1">1</text:span></text:p>
          </text:deletion>
        </text:changed-region>
        <text:changed-region xml:id="ct45115120" text:id="ct45115120">
          <text:insertion>
            <office:change-info>
              <dc:creator>Denis Kotlar</dc:creator>
              <dc:date>2016-06-04T16:31:00</dc:date>
            </office:change-info>
          </text:insertion>
        </text:changed-region>
        <text:changed-region xml:id="ct45115648" text:id="ct45115648">
          <text:deletion>
            <office:change-info>
              <dc:creator>Denis Kotlar</dc:creator>
              <dc:date>2016-06-04T16:29:00</dc:date>
            </office:change-info>
            <text:p text:style-name="P3"><text:span text:style-name="T1">2</text:span></text:p>
          </text:deletion>
        </text:changed-region>
        <text:changed-region xml:id="ct45116384" text:id="ct45116384">
          <text:insertion>
            <office:change-info>
              <dc:creator>Denis Kotlar</dc:creator>
              <dc:date>2016-06-04T16:29:00</dc:date>
            </office:change-info>
          </text:insertion>
        </text:changed-region>
        <text:changed-region xml:id="ct45118048" text:id="ct45118048">
          <text:insertion>
            <office:change-info>
              <dc:creator>Denis Kotlar</dc:creator>
              <dc:date>2016-06-04T16:30:00</dc:date>
            </office:change-info>
          </text:insertion>
        </text:changed-region>
        <text:changed-region xml:id="ct45118400" text:id="ct45118400">
          <text:deletion>
            <office:change-info>
              <dc:creator>Denis Kotlar</dc:creator>
              <dc:date>2016-06-04T16:30:00</dc:date>
            </office:change-info>
            <text:p text:style-name="P3"><text:span text:style-name="T1">40</text:span></text:p>
          </text:deletion>
        </text:changed-region>
        <text:changed-region xml:id="ct45120224" text:id="ct45120224">
          <text:insertion>
            <office:change-info>
              <dc:creator>Denis Kotlar</dc:creator>
              <dc:date>2016-06-04T16:31:00</dc:date>
            </office:change-info>
          </text:insertion>
        </text:changed-region>
        <text:changed-region xml:id="ct45120864" text:id="ct45120864">
          <text:deletion>
            <office:change-info>
              <dc:creator>Denis Kotlar</dc:creator>
              <dc:date>2016-06-04T16:31:00</dc:date>
            </office:change-info>
            <text:p text:style-name="P3"><text:span text:style-name="T2">40</text:span></text:p>
          </text:deletion>
        </text:changed-region>
        <text:changed-region xml:id="ct45122080" text:id="ct45122080">
          <text:deletion>
            <office:change-info>
              <dc:creator>Denis Kotlar</dc:creator>
              <dc:date>2016-06-04T16:31:00</dc:date>
            </office:change-info>
            <text:p text:style-name="P3"><text:span text:style-name="T2">4</text:span><text:span text:style-name="T1">0</text:span></text:p>
          </text:deletion>
        </text:changed-region>
        <text:changed-region xml:id="ct45124272" text:id="ct45124272">
          <text:insertion>
            <office:change-info>
              <dc:creator>Denis Kotlar</dc:creator>
              <dc:date>2016-06-04T16:31:00</dc:date>
            </office:change-info>
          </text:insertion>
        </text:changed-region>
        <text:changed-region xml:id="ct45125664" text:id="ct45125664">
          <text:insertion>
            <office:change-info>
              <dc:creator>Denis Kotlar</dc:creator>
              <dc:date>2016-06-04T16:31:00</dc:date>
            </office:change-info>
          </text:insertion>
        </text:changed-region>
        <text:changed-region xml:id="ct43692192" text:id="ct43692192">
          <text:deletion>
            <office:change-info>
              <dc:creator>Denis Kotlar</dc:creator>
              <dc:date>2016-06-04T16:29:00</dc:date>
            </office:change-info>
            <text:p text:style-name="P3"><text:span text:style-name="T1">1</text:span></text:p>
          </text:deletion>
        </text:changed-region>
        <text:changed-region xml:id="ct43699776" text:id="ct43699776">
          <text:insertion>
            <office:change-info>
              <dc:creator>Denis Kotlar</dc:creator>
              <dc:date>2016-06-04T16:29:00</dc:date>
            </office:change-info>
          </text:insertion>
        </text:changed-region>
        <text:changed-region xml:id="ct45110064" text:id="ct45110064">
          <text:insertion>
            <office:change-info>
              <dc:creator>Denis Kotlar</dc:creator>
              <dc:date>2016-06-04T16:33:00</dc:date>
            </office:change-info>
          </text:insertion>
        </text:changed-region>
        <text:changed-region xml:id="ct45127376" text:id="ct45127376">
          <text:insertion>
            <office:change-info>
              <dc:creator>Denis Kotlar</dc:creator>
              <dc:date>2016-06-04T16:33:00</dc:date>
            </office:change-info>
          </text:insertion>
        </text:changed-region>
        <text:changed-region xml:id="ct45127600" text:id="ct45127600">
          <text:deletion>
            <office:change-info>
              <dc:creator>Denis Kotlar</dc:creator>
              <dc:date>2016-06-04T16:33:00</dc:date>
            </office:change-info>
            <text:p text:style-name="P3"><text:span text:style-name="T2">5</text:span></text:p>
          </text:deletion>
        </text:changed-region>
        <text:changed-region xml:id="ct45124496" text:id="ct45124496">
          <text:deletion>
            <office:change-info>
              <dc:creator>Denis Kotlar</dc:creator>
              <dc:date>2016-06-04T16:30:00</dc:date>
            </office:change-info>
            <text:p text:style-name="P3"><text:span text:style-name="T2">2</text:span></text:p>
          </text:deletion>
        </text:changed-region>
        <text:changed-region xml:id="ct45116640" text:id="ct45116640">
          <text:insertion>
            <office:change-info>
              <dc:creator>Denis Kotlar</dc:creator>
              <dc:date>2016-06-04T16:30:00</dc:date>
            </office:change-info>
          </text:insertion>
        </text:changed-region>
        <text:changed-region xml:id="ct45097952" text:id="ct45097952">
          <text:insertion>
            <office:change-info>
              <dc:creator>Denis Kotlar</dc:creator>
              <dc:date>2016-06-04T16:33:00</dc:date>
            </office:change-info>
          </text:insertion>
        </text:changed-region>
        <text:changed-region xml:id="ct45098272" text:id="ct45098272">
          <text:deletion>
            <office:change-info>
              <dc:creator>Denis Kotlar</dc:creator>
              <dc:date>2016-06-04T16:33:00</dc:date>
            </office:change-info>
            <text:p text:style-name="P3"><text:span text:style-name="T2">1</text:span></text:p>
          </text:deletion>
        </text:changed-region>
        <text:changed-region xml:id="ct44596736" text:id="ct44596736">
          <text:insertion>
            <office:change-info>
              <dc:creator>Denis Kotlar</dc:creator>
              <dc:date>2016-06-04T08:35:00</dc:date>
            </office:change-info>
          </text:insertion>
        </text:changed-region>
        <text:changed-region xml:id="ct45104704" text:id="ct45104704">
          <text:insertion>
            <office:change-info>
              <dc:creator>Denis Kotlar</dc:creator>
              <dc:date>2016-06-04T08:36:00</dc:date>
            </office:change-info>
          </text:insertion>
        </text:changed-region>
        <text:changed-region xml:id="ct45086560" text:id="ct45086560">
          <text:insertion>
            <office:change-info>
              <dc:creator>Denis Kotlar</dc:creator>
              <dc:date>2016-06-04T08:34:00</dc:date>
            </office:change-info>
          </text:insertion>
        </text:changed-region>
        <text:changed-region xml:id="ct45217824" text:id="ct45217824">
          <text:deletion>
            <office:change-info>
              <dc:creator>Denis Kotlar</dc:creator>
              <dc:date>2016-06-06T10:37:00</dc:date>
            </office:change-info>
            <text:p text:style-name="cmd_5f_root">current</text:p>
          </text:deletion>
        </text:changed-region>
        <text:changed-region xml:id="ct45218496" text:id="ct45218496">
          <text:insertion>
            <office:change-info>
              <dc:creator>Denis Kotlar</dc:creator>
              <dc:date>2016-06-06T10:37:00</dc:date>
            </office:change-info>
          </text:insertion>
        </text:changed-region>
        <text:changed-region xml:id="ct45218720" text:id="ct45218720">
          <text:deletion>
            <office:change-info>
              <dc:creator>Denis Kotlar</dc:creator>
              <dc:date>2016-06-06T10:38:00</dc:date>
            </office:change-info>
            <text:p text:style-name="cmd_5f_root">MINimum|</text:p>
          </text:deletion>
        </text:changed-region>
        <text:changed-region xml:id="ct45218944" text:id="ct45218944">
          <text:deletion>
            <office:change-info>
              <dc:creator>Denis Kotlar</dc:creator>
              <dc:date>2016-06-06T10:38:00</dc:date>
            </office:change-info>
            <text:p text:style-name="cmd_5f_root">|MAXimum</text:p>
          </text:deletion>
        </text:changed-region>
        <text:changed-region xml:id="ct45236496" text:id="ct45236496">
          <text:deletion>
            <office:change-info>
              <dc:creator>Denis Kotlar</dc:creator>
              <dc:date>2016-06-06T10:37:00</dc:date>
            </office:change-info>
            <text:p text:style-name="Standard">current</text:p>
          </text:deletion>
        </text:changed-region>
        <text:changed-region xml:id="ct45237136" text:id="ct45237136">
          <text:insertion>
            <office:change-info>
              <dc:creator>Denis Kotlar</dc:creator>
              <dc:date>2016-06-06T10:37:00</dc:date>
            </office:change-info>
          </text:insertion>
        </text:changed-region>
        <text:changed-region xml:id="ct45240400" text:id="ct45240400">
          <text:deletion>
            <office:change-info>
              <dc:creator>Denis Kotlar</dc:creator>
              <dc:date>2016-06-06T10:38:00</dc:date>
            </office:change-info>
            <text:p text:style-name="P4">MIN|</text:p>
          </text:deletion>
        </text:changed-region>
        <text:changed-region xml:id="ct45240624" text:id="ct45240624">
          <text:deletion>
            <office:change-info>
              <dc:creator>Denis Kotlar</dc:creator>
              <dc:date>2016-06-06T10:38:00</dc:date>
            </office:change-info>
            <text:p text:style-name="P4">|MAX</text:p>
          </text:deletion>
        </text:changed-region>
        <text:changed-region xml:id="ct45248336" text:id="ct45248336">
          <text:insertion>
            <office:change-info>
              <dc:creator>Denis Kotlar</dc:creator>
              <dc:date>2016-06-06T10:44:00</dc:date>
            </office:change-info>
          </text:insertion>
        </text:changed-region>
        <text:changed-region xml:id="ct45394528" text:id="ct45394528">
          <text:insertion>
            <office:change-info>
              <dc:creator>Denis Kotlar</dc:creator>
              <dc:date>2016-06-06T10:43:00</dc:date>
            </office:change-info>
          </text:insertion>
        </text:changed-region>
        <text:changed-region xml:id="ct45403600" text:id="ct45403600">
          <text:deletion>
            <office:change-info>
              <dc:creator>Denis Kotlar</dc:creator>
              <dc:date>2016-06-06T10:43:00</dc:date>
            </office:change-info>
            <text:p text:style-name="Standard"><text:s/></text:p>
          </text:deletion>
        </text:changed-region>
        <text:changed-region xml:id="ct45403824" text:id="ct45403824">
          <text:insertion>
            <office:change-info>
              <dc:creator>Denis Kotlar</dc:creator>
              <dc:date>2016-06-06T10:43:00</dc:date>
            </office:change-info>
          </text:insertion>
        </text:changed-region>
        <text:changed-region xml:id="ct44613664" text:id="ct44613664">
          <text:insertion>
            <office:change-info>
              <dc:creator>Denis Kotlar</dc:creator>
              <dc:date>2016-06-06T10:43:00</dc:date>
            </office:change-info>
          </text:insertion>
        </text:changed-region>
        <text:changed-region xml:id="ct45381232" text:id="ct45381232">
          <text:insertion>
            <office:change-info>
              <dc:creator>Denis Kotlar</dc:creator>
              <dc:date>2016-06-06T10:43:00</dc:date>
            </office:change-info>
          </text:insertion>
        </text:changed-region>
        <text:changed-region xml:id="ct44602944" text:id="ct44602944">
          <text:insertion>
            <office:change-info>
              <dc:creator>Denis Kotlar</dc:creator>
              <dc:date>2016-06-06T10:43:00</dc:date>
            </office:change-info>
          </text:insertion>
        </text:changed-region>
        <text:changed-region xml:id="ct45413824" text:id="ct45413824">
          <text:deletion>
            <office:change-info>
              <dc:creator>Denis Kotlar</dc:creator>
              <dc:date>2016-06-01T23:27:00</dc:date>
            </office:change-info>
            <text:p text:style-name="P2">-22</text:p>
          </text:deletion>
        </text:changed-region>
        <text:changed-region xml:id="ct45414432" text:id="ct45414432">
          <text:insertion>
            <office:change-info>
              <dc:creator>Denis Kotlar</dc:creator>
              <dc:date>2016-06-01T23:27:00</dc:date>
            </office:change-info>
          </text:insertion>
        </text:changed-region>
        <text:changed-region xml:id="ct45446464" text:id="ct45446464">
          <text:insertion>
            <office:change-info>
              <dc:creator>Denis Kotlar</dc:creator>
              <dc:date>2016-06-06T10:43:00</dc:date>
            </office:change-info>
          </text:insertion>
        </text:changed-region>
        <text:changed-region xml:id="ct45442960" text:id="ct45442960">
          <text:insertion>
            <office:change-info>
              <dc:creator>Denis Kotlar</dc:creator>
              <dc:date>2016-06-06T10:41:00</dc:date>
            </office:change-info>
          </text:insertion>
        </text:changed-region>
        <text:changed-region xml:id="ct45451632" text:id="ct45451632">
          <text:deletion>
            <office:change-info>
              <dc:creator>Denis Kotlar</dc:creator>
              <dc:date>2016-06-06T10:41:00</dc:date>
            </office:change-info>
            <text:p text:style-name="Standard"><text:s/></text:p>
          </text:deletion>
        </text:changed-region>
        <text:changed-region xml:id="ct44617888" text:id="ct44617888">
          <text:insertion>
            <office:change-info>
              <dc:creator>Denis Kotlar</dc:creator>
              <dc:date>2016-06-06T10:41:00</dc:date>
            </office:change-info>
          </text:insertion>
        </text:changed-region>
        <text:changed-region xml:id="ct45454864" text:id="ct45454864">
          <text:insertion>
            <office:change-info>
              <dc:creator>Denis Kotlar</dc:creator>
              <dc:date>2016-06-06T10:41:00</dc:date>
            </office:change-info>
          </text:insertion>
        </text:changed-region>
        <text:changed-region xml:id="ct44619856" text:id="ct44619856">
          <text:insertion>
            <office:change-info>
              <dc:creator>Denis Kotlar</dc:creator>
              <dc:date>2016-06-06T10:41:00</dc:date>
            </office:change-info>
          </text:insertion>
        </text:changed-region>
        <text:changed-region xml:id="ct45455088" text:id="ct45455088">
          <text:insertion>
            <office:change-info>
              <dc:creator>Denis Kotlar</dc:creator>
              <dc:date>2016-06-06T10:41:00</dc:date>
            </office:change-info>
          </text:insertion>
        </text:changed-region>
        <text:changed-region xml:id="ct45478384" text:id="ct45478384">
          <text:deletion>
            <office:change-info>
              <dc:creator>Denis Kotlar</dc:creator>
              <dc:date>2016-06-06T11:01:00</dc:date>
            </office:change-info>
            <text:p text:style-name="P5"><text:span text:style-name="T3">signal </text:span></text:p>
          </text:deletion>
        </text:changed-region>
        <text:changed-region xml:id="ct45479136" text:id="ct45479136">
          <text:deletion>
            <office:change-info>
              <dc:creator>Denis Kotlar</dc:creator>
              <dc:date>2016-06-06T10:59:00</dc:date>
            </office:change-info>
            <text:p text:style-name="P5"><text:span text:style-name="T3">5.9.7. </text:span></text:p>
          </text:deletion>
        </text:changed-region>
        <text:changed-region xml:id="ct45480032" text:id="ct45480032">
          <text:deletion>
            <office:change-info>
              <dc:creator>Denis Kotlar</dc:creator>
              <dc:date>2016-06-06T10:59:00</dc:date>
            </office:change-info>
            <text:p text:style-name="P5"><text:span text:style-name="T3">functionality</text:span></text:p>
          </text:deletion>
        </text:changed-region>
        <text:changed-region xml:id="ct44799792" text:id="ct44799792">
          <text:deletion>
            <office:change-info>
              <dc:creator>Denis Kotlar</dc:creator>
              <dc:date>2016-06-06T11:21:00</dc:date>
            </office:change-info>
            <text:p text:style-name="P6">ext</text:p>
          </text:deletion>
        </text:changed-region>
        <text:changed-region xml:id="ct44663680" text:id="ct44663680">
          <text:insertion>
            <office:change-info>
              <dc:creator>Denis Kotlar</dc:creator>
              <dc:date>2016-06-06T11:21:00</dc:date>
            </office:change-info>
          </text:insertion>
        </text:changed-region>
        <text:changed-region xml:id="ct83992048" text:id="ct83992048">
          <text:insertion>
            <office:change-info>
              <dc:creator>Denis Kotlar</dc:creator>
              <dc:date>2016-06-06T11:21:00</dc:date>
            </office:change-info>
          </text:insertion>
        </text:changed-region>
        <text:changed-region xml:id="ct64414752" text:id="ct64414752">
          <text:insertion>
            <office:change-info>
              <dc:creator>Denis Kotlar</dc:creator>
              <dc:date>2016-06-06T11:21:00</dc:date>
            </office:change-info>
          </text:insertion>
        </text:changed-region>
        <text:changed-region xml:id="ct45483536" text:id="ct45483536">
          <text:deletion>
            <office:change-info>
              <dc:creator>Denis Kotlar</dc:creator>
              <dc:date>2016-06-06T11:00:00</dc:date>
            </office:change-info>
            <text:p text:style-name="P6">or lower then zero </text:p>
          </text:deletion>
        </text:changed-region>
        <text:changed-region xml:id="ct83998480" text:id="ct83998480">
          <text:deletion>
            <office:change-info>
              <dc:creator>Denis Kotlar</dc:creator>
              <dc:date>2016-06-06T11:22:00</dc:date>
            </office:change-info>
            <text:p text:style-name="P6">channel</text:p>
          </text:deletion>
        </text:changed-region>
        <text:changed-region xml:id="ct83750096" text:id="ct83750096">
          <text:insertion>
            <office:change-info>
              <dc:creator>Denis Kotlar</dc:creator>
              <dc:date>2016-06-06T11:22:00</dc:date>
            </office:change-info>
          </text:insertion>
        </text:changed-region>
        <text:changed-region xml:id="ct45479664" text:id="ct45479664">
          <text:insertion>
            <office:change-info>
              <dc:creator>Denis Kotlar</dc:creator>
              <dc:date>2016-06-06T11:00:00</dc:date>
            </office:change-info>
          </text:insertion>
        </text:changed-region>
        <text:changed-region xml:id="ct45482256" text:id="ct45482256">
          <text:insertion>
            <office:change-info>
              <dc:creator>Denis Kotlar</dc:creator>
              <dc:date>2016-06-06T11:01:00</dc:date>
            </office:change-info>
          </text:insertion>
        </text:changed-region>
        <text:changed-region xml:id="ct45477984" text:id="ct45477984">
          <text:insertion>
            <office:change-info>
              <dc:creator>Denis Kotlar</dc:creator>
              <dc:date>2016-06-06T11:02:00</dc:date>
            </office:change-info>
          </text:insertion>
        </text:changed-region>
        <text:changed-region xml:id="ct45484928" text:id="ct45484928">
          <text:insertion>
            <office:change-info>
              <dc:creator>Denis Kotlar</dc:creator>
              <dc:date>2016-06-06T11:03:00</dc:date>
            </office:change-info>
          </text:insertion>
        </text:changed-region>
        <text:changed-region xml:id="ct45485952" text:id="ct45485952">
          <text:insertion>
            <office:change-info>
              <dc:creator>Denis Kotlar</dc:creator>
              <dc:date>2016-06-06T11:04:00</dc:date>
            </office:change-info>
          </text:insertion>
        </text:changed-region>
        <text:changed-region xml:id="ct45487056" text:id="ct45487056">
          <text:insertion>
            <office:change-info>
              <dc:creator>Denis Kotlar</dc:creator>
              <dc:date>2016-06-06T11:05:00</dc:date>
            </office:change-info>
          </text:insertion>
        </text:changed-region>
        <text:changed-region xml:id="ct45516240" text:id="ct45516240">
          <text:insertion>
            <office:change-info>
              <dc:creator>Denis Kotlar</dc:creator>
              <dc:date>2016-06-06T11:04:00</dc:date>
            </office:change-info>
          </text:insertion>
        </text:changed-region>
        <text:changed-region xml:id="ct43227856" text:id="ct43227856">
          <text:insertion>
            <office:change-info>
              <dc:creator>Denis Kotlar</dc:creator>
              <dc:date>2016-06-06T11:20:00</dc:date>
            </office:change-info>
          </text:insertion>
        </text:changed-region>
        <text:changed-region xml:id="ct45525088" text:id="ct45525088">
          <text:insertion>
            <office:change-info>
              <dc:creator>Denis Kotlar</dc:creator>
              <dc:date>2016-06-06T10:35:00</dc:date>
            </office:change-info>
          </text:insertion>
        </text:changed-region>
        <text:changed-region xml:id="ct45493968" text:id="ct45493968">
          <text:insertion>
            <office:change-info>
              <dc:creator>Denis Kotlar</dc:creator>
              <dc:date>2016-06-06T10:35:00</dc:date>
            </office:change-info>
          </text:insertion>
        </text:changed-region>
        <text:changed-region xml:id="ct45531216" text:id="ct45531216">
          <text:insertion>
            <office:change-info>
              <dc:creator>Denis Kotlar</dc:creator>
              <dc:date>2016-06-06T10:35:00</dc:date>
            </office:change-info>
          </text:insertion>
        </text:changed-region>
        <text:changed-region xml:id="ct45528320" text:id="ct45528320">
          <text:insertion>
            <office:change-info>
              <dc:creator>Denis Kotlar</dc:creator>
              <dc:date>2016-06-06T10:35:00</dc:date>
            </office:change-info>
          </text:insertion>
        </text:changed-region>
        <text:changed-region xml:id="ct45534432" text:id="ct45534432">
          <text:insertion>
            <office:change-info>
              <dc:creator>Denis Kotlar</dc:creator>
              <dc:date>2016-06-06T10:35:00</dc:date>
            </office:change-info>
          </text:insertion>
        </text:changed-region>
        <text:changed-region xml:id="ct45534848" text:id="ct45534848">
          <text:insertion>
            <office:change-info>
              <dc:creator>Denis Kotlar</dc:creator>
              <dc:date>2016-06-06T10:46:00</dc:date>
            </office:change-info>
          </text:insertion>
        </text:changed-region>
        <text:changed-region xml:id="ct45521968" text:id="ct45521968">
          <text:insertion>
            <office:change-info>
              <dc:creator>Denis Kotlar</dc:creator>
              <dc:date>2016-06-06T10:48:00</dc:date>
            </office:change-info>
          </text:insertion>
        </text:changed-region>
        <text:changed-region xml:id="ct45535072" text:id="ct45535072">
          <text:insertion>
            <office:change-info>
              <dc:creator>Denis Kotlar</dc:creator>
              <dc:date>2016-06-06T10:52:00</dc:date>
            </office:change-info>
          </text:insertion>
        </text:changed-region>
        <text:changed-region xml:id="ct45535808" text:id="ct45535808">
          <text:insertion>
            <office:change-info>
              <dc:creator>Denis Kotlar</dc:creator>
              <dc:date>2016-06-06T10:50:00</dc:date>
            </office:change-info>
          </text:insertion>
        </text:changed-region>
        <text:changed-region xml:id="ct45538544" text:id="ct45538544">
          <text:insertion>
            <office:change-info>
              <dc:creator>Denis Kotlar</dc:creator>
              <dc:date>2016-06-06T10:49:00</dc:date>
            </office:change-info>
          </text:insertion>
        </text:changed-region>
        <text:changed-region xml:id="ct45538944" text:id="ct45538944">
          <text:insertion>
            <office:change-info>
              <dc:creator>Denis Kotlar</dc:creator>
              <dc:date>2016-06-06T10:53:00</dc:date>
            </office:change-info>
          </text:insertion>
        </text:changed-region>
        <text:changed-region xml:id="ct45540128" text:id="ct45540128">
          <text:insertion>
            <office:change-info>
              <dc:creator>Denis Kotlar</dc:creator>
              <dc:date>2016-06-06T10:50:00</dc:date>
            </office:change-info>
          </text:insertion>
        </text:changed-region>
        <text:changed-region xml:id="ct45542576" text:id="ct45542576">
          <text:insertion>
            <office:change-info>
              <dc:creator>Denis Kotlar</dc:creator>
              <dc:date>2016-06-06T10:51:00</dc:date>
            </office:change-info>
          </text:insertion>
        </text:changed-region>
        <text:changed-region xml:id="ct44632224" text:id="ct44632224">
          <text:insertion>
            <office:change-info>
              <dc:creator>Denis Kotlar</dc:creator>
              <dc:date>2016-06-06T10:35:00</dc:date>
            </office:change-info>
          </text:insertion>
        </text:changed-region>
        <text:changed-region xml:id="ct45540880" text:id="ct45540880">
          <text:insertion>
            <office:change-info>
              <dc:creator>Denis Kotlar</dc:creator>
              <dc:date>2016-06-06T10:35:00</dc:date>
            </office:change-info>
          </text:insertion>
        </text:changed-region>
        <text:changed-region xml:id="ct45543600" text:id="ct45543600">
          <text:insertion>
            <office:change-info>
              <dc:creator>Denis Kotlar</dc:creator>
              <dc:date>2016-06-06T10:35:00</dc:date>
            </office:change-info>
          </text:insertion>
        </text:changed-region>
        <text:changed-region xml:id="ct44634272" text:id="ct44634272">
          <text:insertion>
            <office:change-info>
              <dc:creator>Denis Kotlar</dc:creator>
              <dc:date>2016-06-06T10:35:00</dc:date>
            </office:change-info>
          </text:insertion>
        </text:changed-region>
        <text:changed-region xml:id="ct45532960" text:id="ct45532960">
          <text:insertion>
            <office:change-info>
              <dc:creator>Denis Kotlar</dc:creator>
              <dc:date>2016-06-06T10:35:00</dc:date>
            </office:change-info>
          </text:insertion>
        </text:changed-region>
        <text:changed-region xml:id="ct44631952" text:id="ct44631952">
          <text:insertion>
            <office:change-info>
              <dc:creator>Denis Kotlar</dc:creator>
              <dc:date>2016-06-06T10:35:00</dc:date>
            </office:change-info>
          </text:insertion>
        </text:changed-region>
        <text:changed-region xml:id="ct44634816" text:id="ct44634816">
          <text:insertion>
            <office:change-info>
              <dc:creator>Denis Kotlar</dc:creator>
              <dc:date>2016-06-06T10:35:00</dc:date>
            </office:change-info>
          </text:insertion>
        </text:changed-region>
        <text:changed-region xml:id="ct45553184" text:id="ct45553184">
          <text:insertion>
            <office:change-info>
              <dc:creator>Denis Kotlar</dc:creator>
              <dc:date>2016-06-06T10:35:00</dc:date>
            </office:change-info>
          </text:insertion>
        </text:changed-region>
        <text:changed-region xml:id="ct45536336" text:id="ct45536336">
          <text:insertion>
            <office:change-info>
              <dc:creator>Denis Kotlar</dc:creator>
              <dc:date>2016-06-06T10:35:00</dc:date>
            </office:change-info>
          </text:insertion>
        </text:changed-region>
        <text:changed-region xml:id="ct45557680" text:id="ct45557680">
          <text:insertion>
            <office:change-info>
              <dc:creator>Denis Kotlar</dc:creator>
              <dc:date>2016-06-06T10:35:00</dc:date>
            </office:change-info>
          </text:insertion>
        </text:changed-region>
        <text:changed-region xml:id="ct45557312" text:id="ct45557312">
          <text:insertion>
            <office:change-info>
              <dc:creator>Denis Kotlar</dc:creator>
              <dc:date>2016-06-06T10:40:00</dc:date>
            </office:change-info>
          </text:insertion>
        </text:changed-region>
        <text:changed-region xml:id="ct45556880" text:id="ct45556880">
          <text:insertion>
            <office:change-info>
              <dc:creator>Denis Kotlar</dc:creator>
              <dc:date>2016-06-06T10:35:00</dc:date>
            </office:change-info>
          </text:insertion>
        </text:changed-region>
        <text:changed-region xml:id="ct45132416" text:id="ct45132416">
          <text:insertion>
            <office:change-info>
              <dc:creator>Denis Kotlar</dc:creator>
              <dc:date>2016-06-06T10:35:00</dc:date>
            </office:change-info>
          </text:insertion>
        </text:changed-region>
        <text:changed-region xml:id="ct45132064" text:id="ct45132064">
          <text:insertion>
            <office:change-info>
              <dc:creator>Denis Kotlar</dc:creator>
              <dc:date>2016-06-06T10:35:00</dc:date>
            </office:change-info>
          </text:insertion>
        </text:changed-region>
        <text:changed-region xml:id="ct45135440" text:id="ct45135440">
          <text:insertion>
            <office:change-info>
              <dc:creator>Denis Kotlar</dc:creator>
              <dc:date>2016-06-06T10:40:00</dc:date>
            </office:change-info>
          </text:insertion>
        </text:changed-region>
        <text:changed-region xml:id="ct45137264" text:id="ct45137264">
          <text:insertion>
            <office:change-info>
              <dc:creator>Denis Kotlar</dc:creator>
              <dc:date>2016-06-06T10:35:00</dc:date>
            </office:change-info>
          </text:insertion>
        </text:changed-region>
        <text:changed-region xml:id="ct45139248" text:id="ct45139248">
          <text:insertion>
            <office:change-info>
              <dc:creator>Denis Kotlar</dc:creator>
              <dc:date>2016-06-06T10:46:00</dc:date>
            </office:change-info>
          </text:insertion>
        </text:changed-region>
        <text:changed-region xml:id="ct45141392" text:id="ct45141392">
          <text:insertion>
            <office:change-info>
              <dc:creator>Denis Kotlar</dc:creator>
              <dc:date>2016-06-06T10:35:00</dc:date>
            </office:change-info>
          </text:insertion>
        </text:changed-region>
        <text:changed-region xml:id="ct45143824" text:id="ct45143824">
          <text:insertion>
            <office:change-info>
              <dc:creator>Denis Kotlar</dc:creator>
              <dc:date>2016-06-06T10:51:00</dc:date>
            </office:change-info>
          </text:insertion>
        </text:changed-region>
        <text:changed-region xml:id="ct45144352" text:id="ct45144352">
          <text:insertion>
            <office:change-info>
              <dc:creator>Denis Kotlar</dc:creator>
              <dc:date>2016-06-06T10:47:00</dc:date>
            </office:change-info>
          </text:insertion>
        </text:changed-region>
        <text:changed-region xml:id="ct45131744" text:id="ct45131744">
          <text:insertion>
            <office:change-info>
              <dc:creator>Denis Kotlar</dc:creator>
              <dc:date>2016-06-06T10:35:00</dc:date>
            </office:change-info>
          </text:insertion>
        </text:changed-region>
        <text:changed-region xml:id="ct45636784" text:id="ct45636784">
          <text:insertion>
            <office:change-info>
              <dc:creator>Denis Kotlar</dc:creator>
              <dc:date>2016-06-06T10:41:00</dc:date>
            </office:change-info>
          </text:insertion>
        </text:changed-region>
        <text:changed-region xml:id="ct45145392" text:id="ct45145392">
          <text:insertion>
            <office:change-info>
              <dc:creator>Denis Kotlar</dc:creator>
              <dc:date>2016-06-06T10:44:00</dc:date>
            </office:change-info>
          </text:insertion>
        </text:changed-region>
        <text:changed-region xml:id="ct45701952" text:id="ct45701952">
          <text:insertion>
            <office:change-info>
              <dc:creator>Denis Kotlar</dc:creator>
              <dc:date>2016-06-06T10:54:00</dc:date>
            </office:change-info>
          </text:insertion>
        </text:changed-region>
        <text:changed-region xml:id="ct45699632" text:id="ct45699632">
          <text:insertion>
            <office:change-info>
              <dc:creator>Denis Kotlar</dc:creator>
              <dc:date>2016-06-06T10:56:00</dc:date>
            </office:change-info>
          </text:insertion>
        </text:changed-region>
        <text:changed-region xml:id="ct45703232" text:id="ct45703232">
          <text:insertion>
            <office:change-info>
              <dc:creator>Denis Kotlar</dc:creator>
              <dc:date>2016-06-06T10:57:00</dc:date>
            </office:change-info>
          </text:insertion>
        </text:changed-region>
        <text:changed-region xml:id="ct45703920" text:id="ct45703920">
          <text:insertion>
            <office:change-info>
              <dc:creator>Denis Kotlar</dc:creator>
              <dc:date>2016-06-06T10:58:00</dc:date>
            </office:change-info>
          </text:insertion>
        </text:changed-region>
        <text:changed-region xml:id="ct45701136" text:id="ct45701136">
          <text:insertion>
            <office:change-info>
              <dc:creator>Denis Kotlar</dc:creator>
              <dc:date>2016-06-06T10:57:00</dc:date>
            </office:change-info>
          </text:insertion>
        </text:changed-region>
        <text:changed-region xml:id="ct45114848" text:id="ct45114848">
          <text:insertion>
            <office:change-info>
              <dc:creator>Denis Kotlar</dc:creator>
              <dc:date>2016-06-06T10:54:00</dc:date>
            </office:change-info>
          </text:insertion>
        </text:changed-region>
        <text:changed-region xml:id="ct45729840" text:id="ct45729840">
          <text:deletion>
            <office:change-info>
              <dc:creator>Denis Kotlar</dc:creator>
              <dc:date>2016-06-06T10:45:00</dc:date>
            </office:change-info>
            <text:list xml:id="list3693214633993637106" text:style-name="List_20_1">
              <text:list-item>
                <text:p text:style-name="P7"><text:s/>or TLC5925 Out5 and Out4</text:p>
              </text:list-item>
            </text:list>
          </text:deletion>
        </text:changed-region>
        <text:changed-region xml:id="ct45730064" text:id="ct45730064">
          <text:deletion>
            <office:change-info>
              <dc:creator>Denis Kotlar</dc:creator>
              <dc:date>2016-06-06T10:45:00</dc:date>
            </office:change-info>
            <text:list xml:id="list112312118191085" text:continue-numbering="true" text:style-name="List_20_1">
              <text:list-item>
                <text:p text:style-name="P7"><text:s/>(TLC5925 Out1)</text:p>
              </text:list-item>
            </text:list>
          </text:deletion>
        </text:changed-region>
        <text:changed-region xml:id="ct45734064" text:id="ct45734064">
          <text:deletion>
            <office:change-info>
              <dc:creator>Denis Kotlar</dc:creator>
              <dc:date>2016-06-06T10:45:00</dc:date>
            </office:change-info>
            <text:list xml:id="list112311318620052" text:continue-numbering="true" text:style-name="List_20_1">
              <text:list-item>
                <text:p text:style-name="P8"><text:s/>or TLC5925 Out12 and Out11</text:p>
              </text:list-item>
            </text:list>
          </text:deletion>
        </text:changed-region>
        <text:changed-region xml:id="ct45734288" text:id="ct45734288">
          <text:deletion>
            <office:change-info>
              <dc:creator>Denis Kotlar</dc:creator>
              <dc:date>2016-06-06T10:45:00</dc:date>
            </office:change-info>
            <text:list xml:id="list112312964459782" text:continue-numbering="true" text:style-name="List_20_1">
              <text:list-item>
                <text:p text:style-name="P8"><text:s/>(TLC5925 Out14)</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856567306268526872" text:style-name="Outline">
        <text:list-item>
          <text:list>
            <text:list-item>
              <text:h text:style-name="P112" text:outline-level="2">SOURce</text:h>
            </text:list-item>
          </text:list>
        </text:list-item>
      </text:list>
      <text:p text:style-name="P24">The SOURce commands are used to set the <text:span text:style-name="T41">output </text:span>voltage <text:span text:style-name="T41">and</text:span> current <text:span text:style-name="T41">values</text:span>, <text:span text:style-name="T41">remote voltage sensing, and implemented protection mechanisms</text:span> o<text:span text:style-name="T80">n</text:spa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24">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24">Sets the step of the current chang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24"/>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24">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24">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24">Returns status of over-current protection activation</text:p>
          </table:table-cell>
        </table:table-row>
        <table:table-row>
          <table:table-cell table:style-name="Table101.A2" office:value-type="string">
            <text:p text:style-name="P106"><text:a xlink:type="simple" xlink:href="#sour_lrip" text:style-name="Internet_20_link" text:visited-style-name="Visited_20_Internet_20_Link">:</text:a><text:a xlink:type="simple" xlink:href="#sour_lrip" text:style-name="Internet_20_link" text:visited-style-name="Visited_20_Internet_20_Link"><text:span text:style-name="T82">LRIPple</text:span></text:a><text:a xlink:type="simple" xlink:href="#sour_lrip" text:style-name="Internet_20_link" text:visited-style-name="Visited_20_Internet_20_Link"><text:span text:style-name="T82"> {&lt;bool&gt;}</text:span></text:a></text:p>
          </table:table-cell>
          <table:table-cell table:style-name="Table101.A2" office:value-type="string">
            <text:p text:style-name="P47">Sets low output ripple <text:span text:style-name="T85">(noise)</text:span> mode of operation</text:p>
          </table:table-cell>
        </table:table-row>
        <table:table-row>
          <table:table-cell table:style-name="Table101.A2" office:value-type="string">
            <text:p text:style-name="P11"><text:a xlink:type="simple" xlink:href="#sour_lrip_auto" text:style-name="Internet_20_link" text:visited-style-name="Visited_20_Internet_20_Link"><text:span text:style-name="T92">:AUTO {&lt;bool&gt;}</text:span></text:a></text:p>
          </table:table-cell>
          <table:table-cell table:style-name="Table101.A2" office:value-type="string">
            <text:p text:style-name="P48">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24"/>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4">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24"/>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24">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24">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24">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24"/>
          </table:table-cell>
        </table:table-row>
        <table:table-row>
          <table:table-cell table:style-name="Table101.A2" office:value-type="string">
            <text:p text:style-name="scpi2">[:LEVel] </text:p>
          </table:table-cell>
          <table:table-cell table:style-name="Table101.A2" office:value-type="string">
            <text:p text:style-name="P24"/>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24">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24">Sets the step of the voltage change</text:p>
          </table:table-cell>
        </table:table-row>
        <table:table-row>
          <table:table-cell table:style-name="Table101.A2" office:value-type="string">
            <text:p text:style-name="P10"><text:a xlink:type="simple" xlink:href="#sour_volt_prog" text:style-name="Internet_20_link" text:visited-style-name="Visited_20_Internet_20_Link">:</text:a><text:a xlink:type="simple" xlink:href="#sour_volt_prog" text:style-name="Internet_20_link" text:visited-style-name="Visited_20_Internet_20_Link"><text:span text:style-name="T66">PROGram[:SOURce] {&lt;source&gt;}</text:span></text:a></text:p>
          </table:table-cell>
          <table:table-cell table:style-name="Table101.A2" office:value-type="string">
            <text:p text:style-name="P45">Sets voltage <text:span text:style-name="T67">programming</text:span> source</text:p>
          </table:table-cell>
        </table:table-row>
        <table:table-row>
          <table:table-cell table:style-name="Table101.A2" office:value-type="string">
            <text:p text:style-name="P1"><text:change-start text:change-id="ct44823776"/><text:a xlink:type="simple" xlink:href="#sour_volt_prot" text:style-name="Internet_20_link" text:visited-style-name="Visited_20_Internet_20_Link">:PROTection</text:a><text:change-end text:change-id="ct44823776"/><text:change-start text:change-id="ct44824384"/><text:a xlink:type="simple" xlink:href="#sour_volt_prot" text:style-name="Internet_20_link" text:visited-style-name="Visited_20_Internet_20_Link">[:LEVel]</text:a><text:change-end text:change-id="ct44824384"/><text:change text:change-id="ct44824608"/></text:p>
          </table:table-cell>
          <table:table-cell table:style-name="Table101.A2" office:value-type="string">
            <text:p text:style-name="Standard"><text:change-start text:change-id="ct44829200"/>Sets the <text:span text:style-name="T4">over-</text:span><text:span text:style-name="T37">voltage</text:span><text:span text:style-name="T4"> protection (O</text:span><text:span text:style-name="T37">V</text:span><text:span text:style-name="T4">P) level</text:span><text:change-end text:change-id="ct44829200"/></text:p>
          </table:table-cell>
        </table:table-row>
        <table:table-row>
          <table:table-cell table:style-name="Table101.A2" office:value-type="string">
            <text:p text:style-name="scpi3">:DELay </text:p>
          </table:table-cell>
          <table:table-cell table:style-name="Table101.A2" office:value-type="string">
            <text:p text:style-name="P24"/>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24">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24">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24">Returns status of over-voltage protection activation</text:p>
          </table:table-cell>
        </table:table-row>
        <table:table-row>
          <table:table-cell table:style-name="Table101.A2" office:value-type="string">
            <text:p text:style-name="scpi2"><text:change-start text:change-id="ct44818720"/>:<text:change-end text:change-id="ct44818720"/><text:a xlink:type="simple" xlink:href="#sour_volt_sens" text:style-name="Internet_20_link" text:visited-style-name="Visited_20_Internet_20_Link">SENSe[:SOURce] </text:a><text:a xlink:type="simple" xlink:href="#sour_volt_sens" text:style-name="Internet_20_link" text:visited-style-name="Visited_20_Internet_20_Link"><text:span text:style-name="T68">{&lt;source&gt;}</text:span></text:a></text:p>
          </table:table-cell>
          <table:table-cell table:style-name="Table101.A2" office:value-type="string">
            <text:p text:style-name="P45">Sets voltage sense inputs source</text:p>
          </table:table-cell>
        </table:table-row>
      </table:table>
      <text:p text:style-name="P24"/>
      <text:p text:style-name="Standard"/>
      <text:list xml:id="list112310872766927" text:continue-numbering="true" text:style-name="Outline">
        <text:list-item>
          <text:list>
            <text:list-item>
              <text:list>
                <text:list-item>
                  <text:h text:style-name="Heading_20_3" text:outline-level="3"><text:bookmark text:name="sour_curr"/><text:soft-page-break/>[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24">Syntax</text:p>
          </table:table-cell>
          <table:table-cell table:style-name="Table30.A1" table:number-columns-spanned="4" office:value-type="string">
            <text:p text:style-name="cmd_5f_root">[SOURce[&lt;n&gt;]<text:span text:style-name="T47">]:</text:span>CURRent[:LEVel][:IMMediate][:AMPLitude] {&lt;current&gt;|MIN|DEF|MAX|UP|DOWN}</text:p>
            <text:p text:style-name="cmd_5f_root">[SOURce[&lt;n&gt;]<text:span text:style-name="T47">]:</text:span>CURRent[:LEVel][:IMMediate][:AMPLitude]? [MIN|DEF|MAX]</text:p>
          </table:table-cell>
          <table:covered-table-cell/>
          <table:covered-table-cell/>
          <table:covered-table-cell/>
        </table:table-row>
        <table:table-row>
          <table:table-cell table:style-name="Table30.A1" office:value-type="string">
            <text:p text:style-name="P24">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text:span text:style-name="T42">A</text:span> new increment setting will <text:span text:style-name="T54">not</text:span><text:span text:style-name="T42"> </text:span>cause an execution error -222,<text:span text:style-name="T46">"</text:span>Data out of range<text:span text:style-name="T46">"</text:span> when the maximum or the minimum rated current is exceeded – <text:span text:style-name="T42">the output value will be set to the maximum or the minimum value instead.</text:span></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46">"</text:span>safe<text:span text:style-name="T4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24">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24">Parameters</text:p>
          </table:table-cell>
          <table:table-cell table:style-name="Table30.B4" office:value-type="string">
            <text:p text:style-name="P38">Name</text:p>
          </table:table-cell>
          <table:table-cell table:style-name="Table30.B4" office:value-type="string">
            <text:p text:style-name="P38">Type</text:p>
          </table:table-cell>
          <table:table-cell table:style-name="Table30.B4" office:value-type="string">
            <text:p text:style-name="P38">Range</text:p>
          </table:table-cell>
          <table:table-cell table:style-name="Table30.B4" office:value-type="string">
            <text:p text:style-name="P38">Default</text:p>
          </table:table-cell>
        </table:table-row>
        <table:table-row>
          <table:covered-table-cell/>
          <table:table-cell table:style-name="Table30.A1" office:value-type="string">
            <text:p text:style-name="Standard">&lt;current&gt;</text:p>
          </table:table-cell>
          <table:table-cell table:style-name="Table30.A1" office:value-type="string">
            <text:p text:style-name="P59">Numeric (NR2), discrete</text:p>
          </table:table-cell>
          <table:table-cell table:style-name="Table30.A1" office:value-type="string">
            <text:p text:style-name="P4">0 to MAXimum, MIN|DEF|MAX|UP|DOWN</text:p>
            <text:p text:style-name="P4">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59">–</text:p>
          </table:table-cell>
        </table:table-row>
        <table:table-row>
          <table:table-cell table:style-name="Table30.A1" office:value-type="string">
            <text:p text:style-name="P84"><text:span text:style-name="T52">Usage</text:span><text:span text:style-name="T53"> </text:span><text:span text:style-name="T52">example</text:span></text:p>
          </table:table-cell>
          <table:table-cell table:style-name="Table30.A1" table:number-columns-spanned="4" office:value-type="string">
            <text:p text:style-name="Standard">A 10 ohm load is connected and voltage is set to 20<text:change-start text:change-id="ct44770736"/> <text:change-end text:change-id="ct44770736"/>V. With MAX current set measured current will be 2<text:change-start text:change-id="ct44866096"/> <text:change-end text:change-id="ct44866096"/>A. When new current value is set to 1.2<text:change-start text:change-id="ct44901360"/> <text:change-end text:change-id="ct44901360"/>A, voltage will drop to 12<text:change-start text:change-id="ct44827216"/> <text:change-end text:change-id="ct44827216"/>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84">Errors</text:p>
          </table:table-cell>
          <table:table-cell table:style-name="Table30.A1" table:number-columns-spanned="4" office:value-type="string">
            <text:p text:style-name="P2"><text:change text:change-id="ct44909376"/><text:change-start text:change-id="ct44909888"/><text:span text:style-name="T93">150</text:span><text:change-end text:change-id="ct44909888"/><text:change text:change-id="ct44910208"/>,"Power limit exceeded"</text:p>
            <text:p text:style-name="cmd_5f_code">-222,"Data out of range<text:span text:style-name="T44">"</text:span></text:p>
          </table:table-cell>
          <table:covered-table-cell/>
          <table:covered-table-cell/>
          <table:covered-table-cell/>
        </table:table-row>
        <table:table-row>
          <table:table-cell table:style-name="Table30.A1" office:value-type="string">
            <text:p text:style-name="P84">Related Commands</text:p>
          </table:table-cell>
          <table:table-cell table:style-name="Table30.A1" table:number-columns-spanned="4" office:value-type="string">
            <text:p text:style-name="P24">*RST</text:p>
            <text:p text:style-name="P24">MEASure[:SCALar]:CURRent[:DC]?</text:p>
            <text:p text:style-name="P24">[SOURce[&lt;n&gt;]<text:span text:style-name="T46">]:</text:span>CURRent[:LEVel][:IMMediate]:STEP[:INCRement]</text:p>
          </table:table-cell>
          <table:covered-table-cell/>
          <table:covered-table-cell/>
          <table:covered-table-cell/>
        </table:table-row>
      </table:table>
      <text:list xml:id="list112312087776327" text:continue-numbering="true" text:style-name="Outline">
        <text:list-item>
          <text:list>
            <text:list-item>
              <text:list>
                <text:list-item>
                  <text:h text:style-name="Heading_20_3" text:outline-level="3"><text:bookmark text:name="sour_curr_step"/>[SOURce[&lt;n&gt;]<text:span text:style-name="T59">]:</text:span>CURRent:STEP</text:h>
                </text:list-item>
              </text:list>
            </text:list-item>
          </text:list>
        </text:list-item>
      </text:list>
      <table:table table:name="Table85" table:style-name="Table85">
        <table:table-column table:style-name="Table85.A"/>
        <table:table-column table:style-name="Table85.B" table:number-columns-repeated="4"/>
        <table:table-row>
          <table:table-cell table:style-name="Table85.A1" office:value-type="string">
            <text:p text:style-name="P24">Syntax</text:p>
          </table:table-cell>
          <table:table-cell table:style-name="Table85.A1" table:number-columns-spanned="4" office:value-type="string">
            <text:p text:style-name="cmd_5f_root">[SOURce[&lt;n&gt;]<text:span text:style-name="T47">]:</text:span>CURRent[:LEVel][:IMMediate]:STEP[:INCRement] {&lt;step&gt;|DEFault}</text:p>
            <text:p text:style-name="cmd_5f_root">[SOURce[&lt;n&gt;]<text:span text:style-name="T47">]:</text:span>CURRent[:LEVel][:IMMediate]:STEP[:INCRement]? [DEFault]</text:p>
          </table:table-cell>
          <table:covered-table-cell/>
          <table:covered-table-cell/>
          <table:covered-table-cell/>
        </table:table-row>
        <table:table-row>
          <table:table-cell table:style-name="Table85.A1" office:value-type="string">
            <text:p text:style-name="P24">Description</text:p>
          </table:table-cell>
          <table:table-cell table:style-name="Table85.A1" table:number-columns-spanned="4" office:value-type="string">
            <text:p text:style-name="Standard">Set the step of the current change of the channel. When [SOURce[&lt;n&gt;]] or [&lt;n&gt;] is omitted, the currently selected channel will be affected by this command. Step change is per<text:soft-page-break/>formed by using UP and DOWN as parameter for the [SOURce[&lt;n&gt;]<text:span text:style-name="T46">]:</text:span>CURRent command.</text:p>
          </table:table-cell>
          <table:covered-table-cell/>
          <table:covered-table-cell/>
          <table:covered-table-cell/>
        </table:table-row>
        <table:table-row>
          <table:table-cell table:style-name="Table85.A1" office:value-type="string">
            <text:p text:style-name="P24">Return</text:p>
          </table:table-cell>
          <table:table-cell table:style-name="Table85.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5.A1" table:number-rows-spanned="2" office:value-type="string">
            <text:p text:style-name="P24">Parameters</text:p>
          </table:table-cell>
          <table:table-cell table:style-name="Table85.B4" office:value-type="string">
            <text:p text:style-name="P38">Name</text:p>
          </table:table-cell>
          <table:table-cell table:style-name="Table85.B4" office:value-type="string">
            <text:p text:style-name="P38">Type</text:p>
          </table:table-cell>
          <table:table-cell table:style-name="Table85.B4" office:value-type="string">
            <text:p text:style-name="P38">Range</text:p>
          </table:table-cell>
          <table:table-cell table:style-name="Table85.B4" office:value-type="string">
            <text:p text:style-name="P38">Default</text:p>
          </table:table-cell>
        </table:table-row>
        <table:table-row>
          <table:covered-table-cell/>
          <table:table-cell table:style-name="Table85.A1" office:value-type="string">
            <text:p text:style-name="Table_20_Contents">&lt;step&gt;</text:p>
          </table:table-cell>
          <table:table-cell table:style-name="Table85.A1" office:value-type="string">
            <text:p text:style-name="P94">Numeric (NR2)</text:p>
          </table:table-cell>
          <table:table-cell table:style-name="Table85.A1" office:value-type="string">
            <text:p text:style-name="P94">0.01 to 1A|DEFault</text:p>
          </table:table-cell>
          <table:table-cell table:style-name="Table85.A1" office:value-type="string">
            <text:p text:style-name="P94">0.05</text:p>
          </table:table-cell>
        </table:table-row>
        <table:table-row>
          <table:table-cell table:style-name="Table85.A1" office:value-type="string">
            <text:p text:style-name="P84"><text:span text:style-name="T52">Usage</text:span><text:span text:style-name="T53"> </text:span><text:span text:style-name="T52">example</text:span></text:p>
          </table:table-cell>
          <table:table-cell table:style-name="Table85.A1" table:number-columns-spanned="4" office:value-type="string">
            <text:p text:style-name="Standard">Return default step value:</text:p>
            <text:p text:style-name="cmd_5f_code_20_Start">CURR:STEP? DEF</text:p>
            <text:p text:style-name="cmd_5f_code_5f_single">0.05</text:p>
            <text:p text:style-name="Standard">When a 10<text:change-start text:change-id="ct44940640"/> <text:change-end text:change-id="ct44940640"/><text:change text:change-id="ct44946240"/>ohm load is connected with voltage set to 20<text:change-start text:change-id="ct44946464"/> <text:change-end text:change-id="ct44946464"/>V and current to 1<text:change-start text:change-id="ct44950992"/> <text:change-end text:change-id="ct44950992"/>A the first channel enters CC mode of operation. Current is then increased from 1<text:change-start text:change-id="ct44951216"/> <text:change-end text:change-id="ct44951216"/>A in two steps to 1.2<text:change-start text:change-id="ct44951712"/> <text:change-end text:change-id="ct44951712"/>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5.A1" office:value-type="string">
            <text:p text:style-name="P84">Errors</text:p>
          </table:table-cell>
          <table:table-cell table:style-name="Table85.A1" table:number-columns-spanned="4" office:value-type="string">
            <text:p text:style-name="P24"/>
          </table:table-cell>
          <table:covered-table-cell/>
          <table:covered-table-cell/>
          <table:covered-table-cell/>
        </table:table-row>
        <table:table-row>
          <table:table-cell table:style-name="Table85.A1" office:value-type="string">
            <text:p text:style-name="P84">Related Commands</text:p>
          </table:table-cell>
          <table:table-cell table:style-name="Table85.A1" table:number-columns-spanned="4" office:value-type="string">
            <text:p text:style-name="P24">[SOURce[&lt;n&gt;]<text:span text:style-name="T46">]:</text:span>CURRent</text:p>
          </table:table-cell>
          <table:covered-table-cell/>
          <table:covered-table-cell/>
          <table:covered-table-cell/>
        </table:table-row>
      </table:table>
      <text:list xml:id="list112312253778970" text:continue-numbering="true" text:style-name="Outline">
        <text:list-item>
          <text:list>
            <text:list-item>
              <text:list>
                <text:list-item>
                  <text:h text:style-name="P120" text:outline-level="3"><text:bookmark text:name="sour_curr_prot_del"/>[SOURce[&lt;n&gt;]<text:span text:style-name="T59">]:</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24">Syntax</text:p>
          </table:table-cell>
          <table:table-cell table:style-name="Table86.A1" table:number-columns-spanned="4" office:value-type="string">
            <text:p text:style-name="cmd_5f_root">[SOURce[&lt;n&gt;]<text:span text:style-name="T47">]:</text:span>CURRent:PROTection:DELay[:TIME] {&lt;time&gt;|DEFault}</text:p>
            <text:p text:style-name="cmd_5f_root">[SOURce[&lt;n&gt;]<text:span text:style-name="T47">]:</text:span>CURRent:PROTection:DELay[:TIME]? [DEFault]</text:p>
          </table:table-cell>
          <table:covered-table-cell/>
          <table:covered-table-cell/>
          <table:covered-table-cell/>
        </table:table-row>
        <table:table-row>
          <table:table-cell table:style-name="Table86.A1" office:value-type="string">
            <text:p text:style-name="P24">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24">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24">Parameters</text:p>
          </table:table-cell>
          <table:table-cell table:style-name="Table86.B4" office:value-type="string">
            <text:p text:style-name="P38">Name</text:p>
          </table:table-cell>
          <table:table-cell table:style-name="Table86.B4" office:value-type="string">
            <text:p text:style-name="P38">Type</text:p>
          </table:table-cell>
          <table:table-cell table:style-name="Table86.B4" office:value-type="string">
            <text:p text:style-name="P38">Range</text:p>
          </table:table-cell>
          <table:table-cell table:style-name="Table86.B4" office:value-type="string">
            <text:p text:style-name="P38">Default</text:p>
          </table:table-cell>
        </table:table-row>
        <table:table-row>
          <table:covered-table-cell/>
          <table:table-cell table:style-name="Table86.A1" office:value-type="string">
            <text:p text:style-name="Standard">&lt;time&gt;</text:p>
          </table:table-cell>
          <table:table-cell table:style-name="Table86.A1" office:value-type="string">
            <text:p text:style-name="P59">Numeric, discrete</text:p>
          </table:table-cell>
          <table:table-cell table:style-name="Table86.A1" office:value-type="string">
            <text:p text:style-name="P59">0 – 10|DEFault</text:p>
          </table:table-cell>
          <table:table-cell table:style-name="Table86.A1" office:value-type="string">
            <text:p text:style-name="P59">20<text:change-start text:change-id="ct44992592"/> <text:change-end text:change-id="ct44992592"/>ms</text:p>
          </table:table-cell>
        </table:table-row>
        <table:table-row>
          <table:table-cell table:style-name="Table86.A1" office:value-type="string">
            <text:p text:style-name="P84"><text:span text:style-name="T52">Usage</text:span><text:span text:style-name="T53"> </text:span><text:span text:style-name="T52">example</text:span></text:p>
          </table:table-cell>
          <table:table-cell table:style-name="Table86.A1" table:number-columns-spanned="4" office:value-type="string">
            <text:p text:style-name="Standard">Get default OCP delay of 20 mil<text:change-start text:change-id="ct44994496"/><text:span text:style-name="T98">l</text:span><text:change-end text:change-id="ct44994496"/>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84">Errors</text:p>
          </table:table-cell>
          <table:table-cell table:style-name="Table86.A1" table:number-columns-spanned="4" office:value-type="string">
            <text:p text:style-name="P24"/>
          </table:table-cell>
          <table:covered-table-cell/>
          <table:covered-table-cell/>
          <table:covered-table-cell/>
        </table:table-row>
        <table:table-row>
          <table:table-cell table:style-name="Table86.A1" office:value-type="string">
            <text:p text:style-name="P84">Related Commands</text:p>
          </table:table-cell>
          <table:table-cell table:style-name="Table86.A1" table:number-columns-spanned="4" office:value-type="string">
            <text:p text:style-name="P24">OUTPut:PROTection:CLEar</text:p>
          </table:table-cell>
          <table:covered-table-cell/>
          <table:covered-table-cell/>
          <table:covered-table-cell/>
        </table:table-row>
      </table:table>
      <text:list xml:id="list112312733821006" text:continue-numbering="true" text:style-name="Outline">
        <text:list-item>
          <text:list>
            <text:list-item>
              <text:list>
                <text:list-item>
                  <text:h text:style-name="Heading_20_3" text:outline-level="3"><text:bookmark text:name="sour_curr_prot_stat"/><text:soft-page-break/>[SOURce[&lt;n&gt;]<text:span text:style-name="T59">]:</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24">Syntax</text:p>
          </table:table-cell>
          <table:table-cell table:style-name="Table87.A1" table:number-columns-spanned="4" office:value-type="string">
            <text:p text:style-name="cmd_5f_root">[SOURce[&lt;n&gt;]<text:span text:style-name="T47">]:</text:span>CURRent:PROTection:STATe {&lt;bool&gt;}</text:p>
            <text:p text:style-name="cmd_5f_root">[SOURce[&lt;n&gt;]<text:span text:style-name="T47">]:</text:span>CURRent:PROTection:STATe?</text:p>
          </table:table-cell>
          <table:covered-table-cell/>
          <table:covered-table-cell/>
          <table:covered-table-cell/>
        </table:table-row>
        <table:table-row>
          <table:table-cell table:style-name="Table87.A1" office:value-type="string">
            <text:p text:style-name="P24">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46">]:</text:span>CURRent:PROTection:DELay[:TIME] command expired the output turns off and the Questionable Condition status register OCP bit 9 is set. An error tone will also follow if beeper is enabled (see SYSTem:BEEPer:STATe).</text:p>
            <text:p text:style-name="Standard">[SOURce[&lt;n&gt;]<text:span text:style-name="T46">]:</text:span>CURRent:PROTection:TRIPped? command can be used to query whether over-current protection occurred on the selected channel.</text:p>
            <text:p text:style-name="Standard"/>
          </table:table-cell>
          <table:covered-table-cell/>
          <table:covered-table-cell/>
          <table:covered-table-cell/>
        </table:table-row>
        <table:table-row>
          <table:table-cell table:style-name="Table87.A1" office:value-type="string">
            <text:p text:style-name="P24">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24">Parameters</text:p>
          </table:table-cell>
          <table:table-cell table:style-name="Table87.B4" office:value-type="string">
            <text:p text:style-name="P38">Name</text:p>
          </table:table-cell>
          <table:table-cell table:style-name="Table87.B4" office:value-type="string">
            <text:p text:style-name="P38">Type</text:p>
          </table:table-cell>
          <table:table-cell table:style-name="Table87.B4" office:value-type="string">
            <text:p text:style-name="P38">Range</text:p>
          </table:table-cell>
          <table:table-cell table:style-name="Table87.B4" office:value-type="string">
            <text:p text:style-name="P38">Default</text:p>
          </table:table-cell>
        </table:table-row>
        <table:table-row>
          <table:covered-table-cell/>
          <table:table-cell table:style-name="Table87.A1" office:value-type="string">
            <text:p text:style-name="Standard">&lt;bool&gt;</text:p>
          </table:table-cell>
          <table:table-cell table:style-name="Table87.A1" office:value-type="string">
            <text:p text:style-name="P59">Discrete</text:p>
          </table:table-cell>
          <table:table-cell table:style-name="Table87.A1" office:value-type="string">
            <text:p text:style-name="P59">ON|OFF|0|1</text:p>
          </table:table-cell>
          <table:table-cell table:style-name="Table87.A1" office:value-type="string">
            <text:p text:style-name="P59">OFF</text:p>
          </table:table-cell>
        </table:table-row>
        <table:table-row>
          <table:table-cell table:style-name="Table87.A1" office:value-type="string">
            <text:p text:style-name="P84"><text:span text:style-name="T52">Usage</text:span><text:span text:style-name="T53"> </text:span><text:span text:style-name="T52">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84">Errors</text:p>
          </table:table-cell>
          <table:table-cell table:style-name="Table87.A1" table:number-columns-spanned="4" office:value-type="string">
            <text:p text:style-name="P24"/>
          </table:table-cell>
          <table:covered-table-cell/>
          <table:covered-table-cell/>
          <table:covered-table-cell/>
        </table:table-row>
        <table:table-row>
          <table:table-cell table:style-name="Table87.A1" office:value-type="string">
            <text:p text:style-name="P84">Related Commands</text:p>
          </table:table-cell>
          <table:table-cell table:style-name="Table87.A1" table:number-columns-spanned="4" office:value-type="string">
            <text:p text:style-name="P24">OUTPut:PROTection:CLEar</text:p>
            <text:p text:style-name="P24">[SOURce[&lt;n&gt;]<text:span text:style-name="T46">]:</text:span>CURRent:PROTection:DELay[:TIME]</text:p>
            <text:p text:style-name="P24">[SOURce[&lt;n&gt;]<text:span text:style-name="T46">]:</text:span>CURRent:PROTection:TRIPped</text:p>
            <text:p text:style-name="P24">SYSTem:BEEPer:STATe</text:p>
          </table:table-cell>
          <table:covered-table-cell/>
          <table:covered-table-cell/>
          <table:covered-table-cell/>
        </table:table-row>
      </table:table>
      <text:list xml:id="list112312243108082" text:continue-numbering="true" text:style-name="Outline">
        <text:list-item>
          <text:list>
            <text:list-item>
              <text:list>
                <text:list-item>
                  <text:h text:style-name="Heading_20_3" text:outline-level="3"><text:bookmark text:name="sour_curr_prot_trip"/>[SOURce[&lt;n&gt;]<text:span text:style-name="T59">]:</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24">Syntax</text:p>
          </table:table-cell>
          <table:table-cell table:style-name="Table88.A1" office:value-type="string">
            <text:p text:style-name="cmd_5f_root">[SOURce[&lt;n&gt;]<text:span text:style-name="T47">]:</text:span>CURRent:PROTection:TRIPped?</text:p>
          </table:table-cell>
        </table:table-row>
        <table:table-row>
          <table:table-cell table:style-name="Table88.A1" office:value-type="string">
            <text:p text:style-name="P24">Description</text:p>
          </table:table-cell>
          <table:table-cell table:style-name="Table88.A1" office:value-type="string">
            <text:p text:style-name="Standard">Query whether OCP occurred on the currently selected channel. When protection is tripped <text:span text:style-name="T43">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3">Section 3.4.2</text:span></text:a><text:span text:style-name="T43">).</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4">OUTPut:PROTection:CLEar</text:span></text:a> command can be send to clear OCP condition on the selected channel.</text:p>
          </table:table-cell>
        </table:table-row>
        <table:table-row>
          <table:table-cell table:style-name="Table88.A1" office:value-type="string">
            <text:p text:style-name="P24">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84"><text:span text:style-name="T52">Usage</text:span><text:span text:style-name="T53"> </text:span><text:span text:style-name="T52">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84">Errors</text:p>
          </table:table-cell>
          <table:table-cell table:style-name="Table88.A1" office:value-type="string">
            <text:p text:style-name="P24"/>
          </table:table-cell>
        </table:table-row>
        <table:table-row>
          <table:table-cell table:style-name="Table88.A1" office:value-type="string">
            <text:p text:style-name="P84">Related Commands</text:p>
          </table:table-cell>
          <table:table-cell table:style-name="Table88.A1" office:value-type="string">
            <text:p text:style-name="P24">OUTPut:PROTection:CLEar</text:p>
          </table:table-cell>
        </table:table-row>
      </table:table>
      <text:list xml:id="list112311757281902" text:continue-numbering="true" text:style-name="Outline">
        <text:list-item>
          <text:list>
            <text:list-item>
              <text:list>
                <text:list-item>
                  <text:h text:style-name="P121" text:outline-level="3"><text:bookmark text:name="sour_lrip"/>[SOURce[&lt;n&gt;]<text:span text:style-name="T59">]:</text:span><text:span text:style-name="T60">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46">Syntax</text:p>
          </table:table-cell>
          <table:table-cell table:style-name="Table2.A1" table:number-columns-spanned="4" office:value-type="string">
            <text:p text:style-name="P97">[SOURce<text:span text:style-name="T86">[&lt;n&gt;]]:LRIPple</text:span> <text:span text:style-name="T65">{&lt;bool&gt;}</text:span></text:p>
            <text:p text:style-name="P97">[SOURce<text:span text:style-name="T86">[&lt;n&gt;]]:LRIPple</text:span>?</text:p>
          </table:table-cell>
          <table:covered-table-cell/>
          <table:covered-table-cell/>
          <table:covered-table-cell/>
        </table:table-row>
        <table:table-row>
          <table:table-cell table:style-name="Table2.A1" office:value-type="string">
            <text:p text:style-name="P46">Description</text:p>
          </table:table-cell>
          <table:table-cell table:style-name="Table2.A1" table:number-columns-spanned="4" office:value-type="string">
            <text:p text:style-name="P68"><text:span text:style-name="T1">This command enables or disables </text:span><text:span text:style-name="T10">low output ripple </text:span><text:span text:style-name="T11">(noise)</text:span><text:span text:style-name="T10"> mode of operation when it’s supported by installed channel board (use the SYSTem:CHANnel[:INFOrmation]:PROGram? to query channel functionality).</text:span></text:p>
            <text:p text:style-name="P69"><text:span text:style-name="T10">W</text:span><text:span text:style-name="T1">hen low ripple mode of operation is selected the power pre-regulator is bypassed </text:span><text:span text:style-name="T12">by setting so-called </text:span><text:a xlink:type="simple" xlink:href="https://en.wikipedia.org/wiki/Duty_cycle" office:target-frame-name="_blank" xlink:show="new" text:style-name="Internet_20_link" text:visited-style-name="Visited_20_Internet_20_Link">Duty cycle</text:a><text:span text:style-name="T12"> of the SMPS controller to 100 %. That will disable </text:span><text:span text:style-name="T1">switching frequency </text:span><text:span text:style-name="T12">and therefore that </text:span><text:span text:style-name="T19">otherwise </text:span><text:span text:style-name="T12">hard to filter </text:span><text:span text:style-name="T1">component </text:span><text:span text:style-name="T12">disappear </text:span><text:span text:style-name="T20">entirely </text:span><text:span text:style-name="T12">from</text:span><text:span text:style-name="T1"> the channel output. </text:span><text:span text:style-name="T12">In that case t</text:span><text:span text:style-name="T1">he remaining noise mainly comes from the </text:span><text:span text:style-name="T12">low power </text:span><text:soft-page-break/><text:span text:style-name="T1">bias switching pre-regulator.</text:span></text:p>
            <text:p text:style-name="P70"><text:span text:style-name="T10">T</text:span><text:span text:style-name="T1">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1"> (Safe operating </text:span><text:span text:style-name="T13">a</text:span><text:span text:style-name="T1">rea) of </text:span><text:span text:style-name="T14">the </text:span><text:span text:style-name="T1">pre-regulator and post-regulator regulation elements. </text:span><text:span text:style-name="T15">The maximum output power is limited </text:span><text:span text:style-name="T17">by the </text:span><text:span text:style-name="T15">first of the following condition</text:span><text:span text:style-name="T20">s</text:span><text:span text:style-name="T15"> </text:span><text:span text:style-name="T17">that is</text:span><text:span text:style-name="T15"> met:</text:span></text:p>
            <text:list xml:id="list112312520551361" text:continue-list="list112312964459782" text:style-name="List_20_1">
              <text:list-item>
                <text:p text:style-name="P115">The pre-regulator regulation element (switching mosfet) capability i<text:span text:style-name="T87">s</text:span> limited with max. allowed <text:span text:style-name="T87">continuous </text:span>current (<text:span text:style-name="T53">SOA_PREG_CURR</text:span> <text:span text:style-name="T87">value</text:span>) <text:span text:style-name="T87">for the applied input voltage (</text:span><text:span text:style-name="T56">SOA_VIN</text:span><text:span text:style-name="T87"> value)</text:span>. The set output current cannot exceeds this value <text:span text:style-name="T88">in </text:span><text:change-start text:change-id="ct45092224"/><text:span text:style-name="T58">any</text:span><text:change-end text:change-id="ct45092224"/><text:span text:style-name="T88"> moment</text:span>.</text:p>
              </text:list-item>
              <text:list-item>
                <text:p text:style-name="P117">The post-regulator regulation element (pass mosfet) <text:span text:style-name="T89">could dissipate finite power (</text:span><text:span text:style-name="T57">SOA_POSTREG_PTOT</text:span><text:span text:style-name="T89"> value) while load is connected. Therefore output power cannot exceed product of voltage difference (</text:span><text:span text:style-name="T57">SOA_VIN</text:span><text:span text:style-name="T89"> and output voltage) and output current.</text:span></text:p>
              </text:list-item>
            </text:list>
            <text:p text:style-name="P34"/>
            <text:p text:style-name="P3"><text:span text:style-name="T16">F</text:span><text:span text:style-name="T1">or example, when output voltage is set to 12 V and </text:span><text:span text:style-name="T35">SOA_VIN</text:span><text:span text:style-name="T1"> = 5</text:span><text:change text:change-id="ct45088336"/><text:change-start text:change-id="ct45096032"/><text:span text:style-name="T30">0</text:span><text:change-end text:change-id="ct45096032"/><text:span text:style-name="T1"> V, </text:span><text:span text:style-name="T35">SOA_PREG_CURR</text:span><text:span text:style-name="T1"> = </text:span><text:change-start text:change-id="ct45104992"/><text:span text:style-name="T30">0.8</text:span><text:change-end text:change-id="ct45104992"/><text:change text:change-id="ct45105216"/><text:span text:style-name="T1"> A and </text:span><text:span text:style-name="T35">SOA_POSTREG_PTOT</text:span><text:span text:style-name="T1"> = 20 W, the max. output current in low ripple mode cannot exceed 0.5</text:span><text:change-start text:change-id="ct45115120"/><text:span text:style-name="T31">26</text:span><text:change-end text:change-id="ct45115120"/><text:span text:style-name="T1"> A because SOA_VIN-VOLT = 5</text:span><text:change text:change-id="ct45115648"/><text:change-start text:change-id="ct45116384"/><text:span text:style-name="T30">0</text:span><text:change-end text:change-id="ct45116384"/><text:span text:style-name="T1">-12 = </text:span><text:change-start text:change-id="ct45118048"/><text:span text:style-name="T31">38</text:span><text:change-end text:change-id="ct45118048"/><text:change text:change-id="ct45118400"/><text:span text:style-name="T1"> V and Imax=SOA_POSTREG_PTOT/</text:span><text:change-start text:change-id="ct45120224"/><text:span text:style-name="T31">38</text:span><text:change-end text:change-id="ct45120224"/><text:change text:change-id="ct45120864"/><text:span text:style-name="T1"> = </text:span><text:span text:style-name="T2">2</text:span><text:span text:style-name="T1">0/</text:span><text:change text:change-id="ct45122080"/><text:change-start text:change-id="ct45124272"/><text:span text:style-name="T31">38</text:span><text:change-end text:change-id="ct45124272"/><text:span text:style-name="T1"> = 0.5</text:span><text:change-start text:change-id="ct45125664"/><text:span text:style-name="T31">26</text:span><text:change-end text:change-id="ct45125664"/><text:span text:style-name="T1"> A.</text:span></text:p>
            <text:p text:style-name="P3"><text:span text:style-name="T1">If output voltage is set to 36 V with the same SOA values as in example above the max. output current cannot exceed </text:span><text:change text:change-id="ct43692192"/><text:change-start text:change-id="ct43699776"/><text:span text:style-name="T30">0.8</text:span><text:change-end text:change-id="ct43699776"/><text:span text:style-name="T1"> A (limited by </text:span><text:span text:style-name="T35">SOA_PREG_CURR</text:span><text:span text:style-name="T1">) regardless of the fact that </text:span><text:span text:style-name="T2">max. power dissipation </text:span><text:span text:style-name="T20">of </text:span><text:span text:style-name="T2">20 W allows output current of up to 1.</text:span><text:change-start text:change-id="ct45110064"/><text:span text:style-name="T31">4</text:span><text:change-end text:change-id="ct45110064"/><text:span text:style-name="T2">2</text:span><text:change-start text:change-id="ct45127376"/><text:span text:style-name="T32">8</text:span><text:change-end text:change-id="ct45127376"/><text:change text:change-id="ct45127600"/><text:span text:style-name="T2"> A or 20/(5</text:span><text:change text:change-id="ct45124496"/><text:change-start text:change-id="ct45116640"/><text:span text:style-name="T30">0</text:span><text:change-end text:change-id="ct45116640"/><text:span text:style-name="T2">-</text:span><text:change-start text:change-id="ct45097952"/><text:span text:style-name="T31">3</text:span><text:change-end text:change-id="ct45097952"/><text:change text:change-id="ct45098272"/><text:span text:style-name="T2">6).</text:span></text:p>
            <text:p text:style-name="P35"/>
            <text:p text:style-name="P76"><text:span text:style-name="T18">I</text:span><text:span text:style-name="T1">f </text:span><text:span text:style-name="T18">low ripple </text:span><text:span text:style-name="T1">mode is </text:span><text:span text:style-name="T24">set</text:span><text:span text:style-name="T1"> an error will be generated when any of the limits are exceeded. </text:span><text:span text:style-name="T24">The AUTO</text:span><text:span text:style-name="T25">matic</text:span><text:span text:style-name="T24"> mode should be used to avoid error conditions. </text:span><text:span text:style-name="T28">Also i</text:span><text:span text:style-name="T25">f AUTOmatic mode disable</text:span><text:span text:style-name="T28">s</text:span><text:span text:style-name="T25"> low ripple, </text:span><text:span text:style-name="T27">an attempt to enable it using </text:span><text:span text:style-name="T25">the </text:span><text:span text:style-name="T26">[SOURce[&lt;n&gt;]]:LRIPple </text:span><text:span text:style-name="T25">ON command will generate an execution error.</text:span><text:change-start text:change-id="ct44596736"/></text:p>
            <text:p text:style-name="P51"/>
            <text:p text:style-name="P77"><text:span text:style-name="T25">A</text:span><text:span text:style-name="T1">n attempt to enter low ripple mode while remote </text:span><text:span text:style-name="T29">(EXTernal)</text:span><text:span text:style-name="T1"> </text:span><text:span text:style-name="T29">voltage </text:span><text:span text:style-name="T1">programming is active (</text:span><text:change-end text:change-id="ct44596736"/><text:change-start text:change-id="ct45104704"/><text:span text:style-name="T1">[SOURce[&lt;n&gt;]]:VOLTage:PROGram[:SOURce]) will generate -221 error.</text:span><text:change-end text:change-id="ct45104704"/></text:p>
          </table:table-cell>
          <table:covered-table-cell/>
          <table:covered-table-cell/>
          <table:covered-table-cell/>
        </table:table-row>
        <table:table-row>
          <table:table-cell table:style-name="Table2.A1" table:number-rows-spanned="2" office:value-type="string">
            <text:p text:style-name="P46">Parameters</text:p>
          </table:table-cell>
          <table:table-cell table:style-name="Table2.B3" office:value-type="string">
            <text:p text:style-name="P40">Name</text:p>
          </table:table-cell>
          <table:table-cell table:style-name="Table2.B3" office:value-type="string">
            <text:p text:style-name="P40">Type</text:p>
          </table:table-cell>
          <table:table-cell table:style-name="Table2.B3" office:value-type="string">
            <text:p text:style-name="P40">Range</text:p>
          </table:table-cell>
          <table:table-cell table:style-name="Table2.B3" office:value-type="string">
            <text:p text:style-name="P40">Default</text:p>
          </table:table-cell>
        </table:table-row>
        <table:table-row>
          <table:covered-table-cell/>
          <table:table-cell table:style-name="Table2.A1" office:value-type="string">
            <text:p text:style-name="Standard">&lt;bool&gt;</text:p>
          </table:table-cell>
          <table:table-cell table:style-name="Table2.A1" office:value-type="string">
            <text:p text:style-name="P59">Discrete</text:p>
          </table:table-cell>
          <table:table-cell table:style-name="Table2.A1" office:value-type="string">
            <text:p text:style-name="P59">ON|OFF|0|1</text:p>
          </table:table-cell>
          <table:table-cell table:style-name="Table2.A1" office:value-type="string">
            <text:p text:style-name="P73">OFF</text:p>
          </table:table-cell>
        </table:table-row>
        <table:table-row>
          <table:table-cell table:style-name="Table2.A1" office:value-type="string">
            <text:p text:style-name="P86">Return</text:p>
          </table:table-cell>
          <table:table-cell table:style-name="Table2.A1" table:number-columns-spanned="4" office:value-type="string">
            <text:p text:style-name="P30">The query command returns <text:span text:style-name="T90">1</text:span> if the <text:span text:style-name="T83">low ripple mode is active, </text:span>and <text:span text:style-name="T90">0</text:span> if the <text:span text:style-name="T83">low ripple mode </text:span>is <text:span text:style-name="T90">not active</text:span>.</text:p>
          </table:table-cell>
          <table:covered-table-cell/>
          <table:covered-table-cell/>
          <table:covered-table-cell/>
        </table:table-row>
        <table:table-row>
          <table:table-cell table:style-name="Table2.A1" office:value-type="string">
            <text:p text:style-name="P90"><text:span text:style-name="T52">Usage</text:span><text:span text:style-name="T53"> </text:span><text:span text:style-name="T52">example</text:span></text:p>
          </table:table-cell>
          <table:table-cell table:style-name="Table2.A1" table:number-columns-spanned="4" office:value-type="string">
            <text:p text:style-name="P14"><text:span text:style-name="T70">VOLT</text:span>:<text:span text:style-name="T84">LRIP</text:span>?</text:p>
            <text:p text:style-name="P104">0</text:p>
          </table:table-cell>
          <table:covered-table-cell/>
          <table:covered-table-cell/>
          <table:covered-table-cell/>
        </table:table-row>
        <table:table-row>
          <table:table-cell table:style-name="Table2.A1" office:value-type="string">
            <text:p text:style-name="P90">Errors</text:p>
          </table:table-cell>
          <table:table-cell table:style-name="Table2.A1" table:number-columns-spanned="4" office:value-type="string">
            <text:p text:style-name="P17">-200,"Execution error"<text:change-start text:change-id="ct45086560"/></text:p>
            <text:p text:style-name="P18">-<text:span text:style-name="T94">221,"</text:span><text:span text:style-name="T36">Settings conflict</text:span><text:span text:style-name="T45">"</text:span><text:change-end text:change-id="ct45086560"/></text:p>
            <text:p text:style-name="P14">302,"Option not installed<text:span text:style-name="T44">"</text:span></text:p>
          </table:table-cell>
          <table:covered-table-cell/>
          <table:covered-table-cell/>
          <table:covered-table-cell/>
        </table:table-row>
        <table:table-row>
          <table:table-cell table:style-name="Table2.A1" office:value-type="string">
            <text:p text:style-name="P90">Related Commands</text:p>
          </table:table-cell>
          <table:table-cell table:style-name="Table2.A1" table:number-columns-spanned="4" office:value-type="string">
            <text:p text:style-name="P33">[SOURce[&lt;n&gt;]]:LRIPple:AUTO</text:p>
            <text:p text:style-name="P36">SYSTem:CHANnel:INFOrmation:PROGram?</text:p>
          </table:table-cell>
          <table:covered-table-cell/>
          <table:covered-table-cell/>
          <table:covered-table-cell/>
        </table:table-row>
      </table:table>
      <text:list xml:id="list112311948263281" text:continue-list="list112311757281902" text:style-name="Outline">
        <text:list-item>
          <text:list>
            <text:list-item>
              <text:list>
                <text:list-item>
                  <text:h text:style-name="P122" text:outline-level="3"><text:bookmark text:name="sour_lrip_auto"/>[SOURce[&lt;n&gt;]<text:span text:style-name="T59">]:</text:span><text:span text:style-name="T60">LRIPple:</text:span><text:span text:style-name="T61">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49">Syntax</text:p>
          </table:table-cell>
          <table:table-cell table:style-name="Table3.A1" table:number-columns-spanned="4" office:value-type="string">
            <text:p text:style-name="P98">[SOURce<text:span text:style-name="T86">[&lt;n&gt;]]:LRIPple:AUTO</text:span> <text:span text:style-name="T65">{&lt;bool&gt;}</text:span></text:p>
            <text:p text:style-name="P98">[SOURce<text:span text:style-name="T86">[&lt;n&gt;]]:LRIPple:AUTO</text:span>?</text:p>
          </table:table-cell>
          <table:covered-table-cell/>
          <table:covered-table-cell/>
          <table:covered-table-cell/>
        </table:table-row>
        <table:table-row>
          <table:table-cell table:style-name="Table3.A1" office:value-type="string">
            <text:p text:style-name="P49">Description</text:p>
          </table:table-cell>
          <table:table-cell table:style-name="Table3.A1" table:number-columns-spanned="4" office:value-type="string">
            <text:p text:style-name="P74"><text:span text:style-name="T21">Use t</text:span><text:span text:style-name="T1">his command </text:span><text:span text:style-name="T21">to allows automatic changing to the low ripple (noise) mode of operation. </text:span></text:p>
            <text:p text:style-name="P71"><text:span text:style-name="T16">I</text:span><text:span text:style-name="T1">f AUTOmatic mode of operation is </text:span><text:span text:style-name="T21">enabled</text:span><text:span text:style-name="T1">, the channel will </text:span><text:span text:style-name="T21">stay in low ripple mode of operation as long as output power does not exceed calculated limitations allowed for that mode of operation. The </text:span><text:span text:style-name="T22">[SOURce</text:span><text:span text:style-name="T23">[&lt;n&gt;]]:LRIPpl</text:span><text:span text:style-name="T21">e</text:span><text:span text:style-name="T22">? </text:span><text:span text:style-name="T21">query can be used to determine current status.</text:span></text:p>
          </table:table-cell>
          <table:covered-table-cell/>
          <table:covered-table-cell/>
          <table:covered-table-cell/>
        </table:table-row>
        <table:table-row>
          <table:table-cell table:style-name="Table3.A1" table:number-rows-spanned="2" office:value-type="string">
            <text:p text:style-name="P49">Parameters</text:p>
          </table:table-cell>
          <table:table-cell table:style-name="Table3.B3" office:value-type="string">
            <text:p text:style-name="P41">Name</text:p>
          </table:table-cell>
          <table:table-cell table:style-name="Table3.B3" office:value-type="string">
            <text:p text:style-name="P41">Type</text:p>
          </table:table-cell>
          <table:table-cell table:style-name="Table3.B3" office:value-type="string">
            <text:p text:style-name="P41">Range</text:p>
          </table:table-cell>
          <table:table-cell table:style-name="Table3.B3" office:value-type="string">
            <text:p text:style-name="P41">Default</text:p>
          </table:table-cell>
        </table:table-row>
        <table:table-row>
          <table:covered-table-cell/>
          <table:table-cell table:style-name="Table3.A1" office:value-type="string">
            <text:p text:style-name="P72">&lt;bool&gt;</text:p>
          </table:table-cell>
          <table:table-cell table:style-name="Table3.A1" office:value-type="string">
            <text:p text:style-name="P61">Discrete</text:p>
          </table:table-cell>
          <table:table-cell table:style-name="Table3.A1" office:value-type="string">
            <text:p text:style-name="P61">ON|OFF|0|1</text:p>
          </table:table-cell>
          <table:table-cell table:style-name="Table3.A1" office:value-type="string">
            <text:p text:style-name="P73">OFF</text:p>
          </table:table-cell>
        </table:table-row>
        <table:table-row>
          <table:table-cell table:style-name="Table3.A1" office:value-type="string">
            <text:p text:style-name="P87">Return</text:p>
          </table:table-cell>
          <table:table-cell table:style-name="Table3.A1" table:number-columns-spanned="4" office:value-type="string">
            <text:p text:style-name="P31">The query command returns <text:span text:style-name="T91">1</text:span> if the <text:span text:style-name="T91">low ripple automatic mode is active, </text:span>and <text:span text:style-name="T91">0</text:span> if the <text:span text:style-name="T83">low </text:span><text:soft-page-break/><text:span text:style-name="T83">ripple automatic mode </text:span>is <text:span text:style-name="T90">not active</text:span>.</text:p>
          </table:table-cell>
          <table:covered-table-cell/>
          <table:covered-table-cell/>
          <table:covered-table-cell/>
        </table:table-row>
        <table:table-row>
          <table:table-cell table:style-name="Table3.A1" office:value-type="string">
            <text:p text:style-name="P91"><text:span text:style-name="T52">Usage</text:span><text:span text:style-name="T53"> </text:span><text:span text:style-name="T52">example</text:span></text:p>
          </table:table-cell>
          <table:table-cell table:style-name="Table3.A1" table:number-columns-spanned="4" office:value-type="string">
            <text:p text:style-name="P15"><text:span text:style-name="T70">VOLT</text:span>:<text:span text:style-name="T84">LRIP:AUTO 1 </text:span></text:p>
            <text:p text:style-name="P15"><text:span text:style-name="T70">VOLT</text:span>:<text:span text:style-name="T84">LRIP</text:span>?</text:p>
            <text:p text:style-name="P102">1</text:p>
          </table:table-cell>
          <table:covered-table-cell/>
          <table:covered-table-cell/>
          <table:covered-table-cell/>
        </table:table-row>
        <table:table-row>
          <table:table-cell table:style-name="Table3.A1" office:value-type="string">
            <text:p text:style-name="P91">Errors</text:p>
          </table:table-cell>
          <table:table-cell table:style-name="Table3.A1" table:number-columns-spanned="4" office:value-type="string">
            <text:p text:style-name="P15">302,"Option not installed<text:span text:style-name="T44">"</text:span></text:p>
          </table:table-cell>
          <table:covered-table-cell/>
          <table:covered-table-cell/>
          <table:covered-table-cell/>
        </table:table-row>
        <table:table-row>
          <table:table-cell table:style-name="Table3.A1" office:value-type="string">
            <text:p text:style-name="P91">Related Commands</text:p>
          </table:table-cell>
          <table:table-cell table:style-name="Table3.A1" table:number-columns-spanned="4" office:value-type="string">
            <text:p text:style-name="P32">SOURce[&lt;n&gt;]]:LRIPple</text:p>
            <text:p text:style-name="P37">SYSTem:CHANnel:INFOrmation:PROGram?</text:p>
          </table:table-cell>
          <table:covered-table-cell/>
          <table:covered-table-cell/>
          <table:covered-table-cell/>
        </table:table-row>
      </table:table>
      <text:list xml:id="list112312933595788" text:continue-numbering="true" text:style-name="Outline">
        <text:list-item>
          <text:list>
            <text:list-item>
              <text:list>
                <text:list-item>
                  <text:h text:style-name="P122" text:outline-level="3"><text:bookmark text:name="sour_pow_prot"/>[SOURce[&lt;n&gt;]<text:span text:style-name="T59">]:</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24">Syntax</text:p>
          </table:table-cell>
          <table:table-cell table:style-name="Table92.A1" table:number-columns-spanned="4" office:value-type="string">
            <text:p text:style-name="cmd_5f_root">[SOURce[&lt;n&gt;]<text:span text:style-name="T47">]:</text:span>POWer:PROTection[:LEVel] {&lt;<text:change text:change-id="ct45217824"/><text:change-start text:change-id="ct45218496"/><text:span text:style-name="T95">power</text:span><text:change-end text:change-id="ct45218496"/>&gt;|<text:change text:change-id="ct45218720"/>DEFault<text:change text:change-id="ct45218944"/>}</text:p>
            <text:p text:style-name="cmd_5f_root">[SOURce[&lt;n&gt;]<text:span text:style-name="T47">]:</text:span>POWer:PROTection[:LEVel]?</text:p>
          </table:table-cell>
          <table:covered-table-cell/>
          <table:covered-table-cell/>
          <table:covered-table-cell/>
        </table:table-row>
        <table:table-row>
          <table:table-cell table:style-name="Table92.A1" office:value-type="string">
            <text:p text:style-name="P24">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46">]:</text:span>POWer:PROTection:STATe), the output turns off automatically when the output power exceeds the over-power protection value currently set. </text:p>
            <text:p text:style-name="Standard">[SOURce[&lt;n&gt;]<text:span text:style-name="T46">]:</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24">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24">Parameters</text:p>
          </table:table-cell>
          <table:table-cell table:style-name="Table92.B4" office:value-type="string">
            <text:p text:style-name="P38">Name</text:p>
          </table:table-cell>
          <table:table-cell table:style-name="Table92.B4" office:value-type="string">
            <text:p text:style-name="P38">Type</text:p>
          </table:table-cell>
          <table:table-cell table:style-name="Table92.B4" office:value-type="string">
            <text:p text:style-name="P38">Range</text:p>
          </table:table-cell>
          <table:table-cell table:style-name="Table92.B4" office:value-type="string">
            <text:p text:style-name="P38">Default</text:p>
          </table:table-cell>
        </table:table-row>
        <table:table-row>
          <table:covered-table-cell/>
          <table:table-cell table:style-name="Table92.A1" office:value-type="string">
            <text:p text:style-name="Standard">&lt;<text:change text:change-id="ct45236496"/><text:change-start text:change-id="ct45237136"/><text:span text:style-name="T95">power</text:span><text:change-end text:change-id="ct45237136"/>&gt;</text:p>
          </table:table-cell>
          <table:table-cell table:style-name="Table92.A1" office:value-type="string">
            <text:p text:style-name="P59">Numeric (NR2), discrete</text:p>
          </table:table-cell>
          <table:table-cell table:style-name="Table92.A1" office:value-type="string">
            <text:p text:style-name="P4">0 to maximum, <text:change text:change-id="ct45240400"/>DEF<text:change text:change-id="ct45240624"/></text:p>
            <text:p text:style-name="P4">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59">DEFault</text:p>
          </table:table-cell>
        </table:table-row>
        <table:table-row>
          <table:table-cell table:style-name="Table92.A1" office:value-type="string">
            <text:p text:style-name="P84"><text:span text:style-name="T52">Usage</text:span><text:span text:style-name="T53"> </text:span><text:span text:style-name="T52">example</text:span></text:p>
          </table:table-cell>
          <table:table-cell table:style-name="Table92.A1" table:number-columns-spanned="4" office:value-type="string">
            <text:p text:style-name="Standard">Set power protection to 50<text:change-start text:change-id="ct45248336"/> <text:change-end text:change-id="ct45248336"/>W on the channel 2:</text:p>
            <text:p text:style-name="cmd_5f_code_20_Start">SOUR2:POW:PROT 50</text:p>
          </table:table-cell>
          <table:covered-table-cell/>
          <table:covered-table-cell/>
          <table:covered-table-cell/>
        </table:table-row>
        <table:table-row>
          <table:table-cell table:style-name="Table92.A1" office:value-type="string">
            <text:p text:style-name="P84">Errors</text:p>
          </table:table-cell>
          <table:table-cell table:style-name="Table92.A1" table:number-columns-spanned="4" office:value-type="string">
            <text:p text:style-name="P24"/>
          </table:table-cell>
          <table:covered-table-cell/>
          <table:covered-table-cell/>
          <table:covered-table-cell/>
        </table:table-row>
        <table:table-row>
          <table:table-cell table:style-name="Table92.A1" office:value-type="string">
            <text:p text:style-name="P84">Related Commands</text:p>
          </table:table-cell>
          <table:table-cell table:style-name="Table92.A1" table:number-columns-spanned="4" office:value-type="string">
            <text:p text:style-name="P24">[SOURce[&lt;n&gt;]<text:span text:style-name="T46">]:</text:span>POWer:PROTection:TRIPped?</text:p>
            <text:p text:style-name="P24">[SOURce[&lt;n&gt;]<text:span text:style-name="T46">]:</text:span>POWer:PROTection:STATe</text:p>
          </table:table-cell>
          <table:covered-table-cell/>
          <table:covered-table-cell/>
          <table:covered-table-cell/>
        </table:table-row>
      </table:table>
      <text:list xml:id="list112312456525942" text:continue-numbering="true" text:style-name="Outline">
        <text:list-item>
          <text:list>
            <text:list-item>
              <text:list>
                <text:list-item>
                  <text:h text:style-name="Heading_20_3" text:outline-level="3"><text:bookmark text:name="sour_pow_prot_del"/>[SOURce[&lt;n&gt;]<text:span text:style-name="T59">]:</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24">Syntax</text:p>
          </table:table-cell>
          <table:table-cell table:style-name="Table90.A1" table:number-columns-spanned="4" office:value-type="string">
            <text:p text:style-name="cmd_5f_root">[SOURce[&lt;n&gt;]<text:span text:style-name="T47">]:</text:span>POWer:PROTection:DELay[:TIME] {&lt;time&gt;|DEFault}</text:p>
            <text:p text:style-name="cmd_5f_root">[SOURce[&lt;n&gt;]<text:span text:style-name="T47">]:</text:span>POWer:PROTection:DELay[:TIME]? [DEFault]</text:p>
          </table:table-cell>
          <table:covered-table-cell/>
          <table:covered-table-cell/>
          <table:covered-table-cell/>
        </table:table-row>
        <table:table-row>
          <table:table-cell table:style-name="Table90.A1" office:value-type="string">
            <text:p text:style-name="P24">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24">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24">Parameters</text:p>
          </table:table-cell>
          <table:table-cell table:style-name="Table90.B4" office:value-type="string">
            <text:p text:style-name="P38">Name</text:p>
          </table:table-cell>
          <table:table-cell table:style-name="Table90.B4" office:value-type="string">
            <text:p text:style-name="P38">Type</text:p>
          </table:table-cell>
          <table:table-cell table:style-name="Table90.B4" office:value-type="string">
            <text:p text:style-name="P38">Range</text:p>
          </table:table-cell>
          <table:table-cell table:style-name="Table90.B4" office:value-type="string">
            <text:p text:style-name="P38">Default</text:p>
          </table:table-cell>
        </table:table-row>
        <table:table-row>
          <table:covered-table-cell/>
          <table:table-cell table:style-name="Table90.A1" office:value-type="string">
            <text:p text:style-name="Standard">&lt;time&gt;</text:p>
          </table:table-cell>
          <table:table-cell table:style-name="Table90.A1" office:value-type="string">
            <text:p text:style-name="P59">Numeric</text:p>
          </table:table-cell>
          <table:table-cell table:style-name="Table90.A1" office:value-type="string">
            <text:p text:style-name="P59">0 – 300|DEFault</text:p>
          </table:table-cell>
          <table:table-cell table:style-name="Table90.A1" office:value-type="string">
            <text:p text:style-name="P59">10</text:p>
          </table:table-cell>
        </table:table-row>
        <table:table-row>
          <table:table-cell table:style-name="Table90.A1" office:value-type="string">
            <text:p text:style-name="P84"><text:span text:style-name="T52">Usage</text:span><text:span text:style-name="T53"> </text:span><text:span text:style-name="T52">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84">Errors</text:p>
          </table:table-cell>
          <table:table-cell table:style-name="Table90.A1" table:number-columns-spanned="4" office:value-type="string">
            <text:p text:style-name="P24"/>
          </table:table-cell>
          <table:covered-table-cell/>
          <table:covered-table-cell/>
          <table:covered-table-cell/>
        </table:table-row>
        <text:soft-page-break/>
        <table:table-row>
          <table:table-cell table:style-name="Table90.A1" office:value-type="string">
            <text:p text:style-name="P84">Related Commands</text:p>
          </table:table-cell>
          <table:table-cell table:style-name="Table90.A1" table:number-columns-spanned="4" office:value-type="string">
            <text:p text:style-name="P24">OUTPut:PROTection:CLEar</text:p>
          </table:table-cell>
          <table:covered-table-cell/>
          <table:covered-table-cell/>
          <table:covered-table-cell/>
        </table:table-row>
      </table:table>
      <text:list xml:id="list112312593864542" text:continue-numbering="true" text:style-name="Outline">
        <text:list-item>
          <text:list>
            <text:list-item>
              <text:list>
                <text:list-item>
                  <text:h text:style-name="Heading_20_3" text:outline-level="3"><text:bookmark text:name="sour_pow_prot_stat"/>[SOURce[&lt;n&gt;]<text:span text:style-name="T59">]:</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24">Syntax</text:p>
          </table:table-cell>
          <table:table-cell table:style-name="Table94.A1" table:number-columns-spanned="4" office:value-type="string">
            <text:p text:style-name="cmd_5f_root">[SOURce[&lt;n&gt;]<text:span text:style-name="T47">]:</text:span>POWer:PROTection:STATe {&lt;bool&gt;}</text:p>
            <text:p text:style-name="cmd_5f_root">[SOURce[&lt;n&gt;]<text:span text:style-name="T47">]:</text:span>POWer:PROTection:STATe?</text:p>
          </table:table-cell>
          <table:covered-table-cell/>
          <table:covered-table-cell/>
          <table:covered-table-cell/>
        </table:table-row>
        <table:table-row>
          <table:table-cell table:style-name="Table94.A1" office:value-type="string">
            <text:p text:style-name="P24">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46">]:</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24">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24">Parameters</text:p>
          </table:table-cell>
          <table:table-cell table:style-name="Table94.B4" office:value-type="string">
            <text:p text:style-name="P38">Name</text:p>
          </table:table-cell>
          <table:table-cell table:style-name="Table94.B4" office:value-type="string">
            <text:p text:style-name="P38">Type</text:p>
          </table:table-cell>
          <table:table-cell table:style-name="Table94.B4" office:value-type="string">
            <text:p text:style-name="P38">Range</text:p>
          </table:table-cell>
          <table:table-cell table:style-name="Table94.B4" office:value-type="string">
            <text:p text:style-name="P38">Default</text:p>
          </table:table-cell>
        </table:table-row>
        <table:table-row>
          <table:covered-table-cell/>
          <table:table-cell table:style-name="Table94.A1" office:value-type="string">
            <text:p text:style-name="Standard">&lt;bool&gt;</text:p>
          </table:table-cell>
          <table:table-cell table:style-name="Table94.A1" office:value-type="string">
            <text:p text:style-name="P59">Discrete</text:p>
          </table:table-cell>
          <table:table-cell table:style-name="Table94.A1" office:value-type="string">
            <text:p text:style-name="P59">ON|OFF|0|1</text:p>
          </table:table-cell>
          <table:table-cell table:style-name="Table94.A1" office:value-type="string">
            <text:p text:style-name="P59">OFF</text:p>
          </table:table-cell>
        </table:table-row>
        <table:table-row>
          <table:table-cell table:style-name="Table94.A1" office:value-type="string">
            <text:p text:style-name="P84"><text:span text:style-name="T52">Usage</text:span><text:span text:style-name="T53"> </text:span><text:span text:style-name="T52">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84">Errors</text:p>
          </table:table-cell>
          <table:table-cell table:style-name="Table94.A1" table:number-columns-spanned="4" office:value-type="string">
            <text:p text:style-name="P24"/>
          </table:table-cell>
          <table:covered-table-cell/>
          <table:covered-table-cell/>
          <table:covered-table-cell/>
        </table:table-row>
        <table:table-row>
          <table:table-cell table:style-name="Table94.A1" office:value-type="string">
            <text:p text:style-name="P84">Related Commands</text:p>
          </table:table-cell>
          <table:table-cell table:style-name="Table94.A1" table:number-columns-spanned="4" office:value-type="string">
            <text:p text:style-name="P24">OUTPut:PROTection:CLEar</text:p>
            <text:p text:style-name="P24">[SOURce[&lt;n&gt;]<text:span text:style-name="T46">]:</text:span>POWer:PROTection[:LEVel]</text:p>
          </table:table-cell>
          <table:covered-table-cell/>
          <table:covered-table-cell/>
          <table:covered-table-cell/>
        </table:table-row>
      </table:table>
      <text:list xml:id="list112312565139738" text:continue-numbering="true" text:style-name="Outline">
        <text:list-item>
          <text:list>
            <text:list-item>
              <text:list>
                <text:list-item>
                  <text:h text:style-name="Heading_20_3" text:outline-level="3"><text:bookmark text:name="sour_pow_prot_trip"/>[SOURce[&lt;n&gt;]<text:span text:style-name="T59">]:</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24">Syntax</text:p>
          </table:table-cell>
          <table:table-cell table:style-name="Table95.A1" office:value-type="string">
            <text:p text:style-name="cmd_5f_root">[SOURce[&lt;n&gt;]<text:span text:style-name="T47">]:</text:span>POWer:PROTection:TRIPped?</text:p>
          </table:table-cell>
        </table:table-row>
        <table:table-row>
          <table:table-cell table:style-name="Table95.A1" office:value-type="string">
            <text:p text:style-name="P24">Description</text:p>
          </table:table-cell>
          <table:table-cell table:style-name="Table95.A1" office:value-type="string">
            <text:p text:style-name="Standard">Query whether OPP occurred on the currently selected channel. When protection is tripped <text:span text:style-name="T43">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3">Section 3.4.2</text:span></text:a><text:span text:style-name="T43">).</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4">OUTPut:PROTection:CLEar</text:span></text:a> command can be send to clear OPP condition on the selected channel.</text:p>
          </table:table-cell>
        </table:table-row>
        <table:table-row>
          <table:table-cell table:style-name="Table95.A1" office:value-type="string">
            <text:p text:style-name="P24">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84"><text:span text:style-name="T52">Usage</text:span><text:span text:style-name="T53"> </text:span><text:span text:style-name="T52">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84">Errors</text:p>
          </table:table-cell>
          <table:table-cell table:style-name="Table95.A1" office:value-type="string">
            <text:p text:style-name="P24"/>
          </table:table-cell>
        </table:table-row>
        <table:table-row>
          <table:table-cell table:style-name="Table95.A1" office:value-type="string">
            <text:p text:style-name="P84">Related Commands</text:p>
          </table:table-cell>
          <table:table-cell table:style-name="Table95.A1" office:value-type="string">
            <text:p text:style-name="P24">OUTPut:PROTection:CLEar</text:p>
          </table:table-cell>
        </table:table-row>
      </table:table>
      <text:list xml:id="list112311288913590" text:continue-numbering="true" text:style-name="Outline">
        <text:list-item>
          <text:list>
            <text:list-item>
              <text:list>
                <text:list-item>
                  <text:h text:style-name="Heading_20_3" text:outline-level="3"><text:bookmark text:name="sour_volt"/>[SOURce[&lt;n&gt;]<text:span text:style-name="T59">]:</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24">Syntax</text:p>
          </table:table-cell>
          <table:table-cell table:style-name="Table91.A1" table:number-columns-spanned="4" office:value-type="string">
            <text:p text:style-name="cmd_5f_root">[SOURce[&lt;n&gt;]<text:span text:style-name="T47">]:</text:span>VOLTage[:LEVel][:IMMediate][:AMPLitude] {&lt;voltage&gt;|MINimum|DEFault|MAXimum|UP|DOWN}</text:p>
            <text:p text:style-name="cmd_5f_root">[SOURce[&lt;n&gt;]<text:span text:style-name="T47">]:</text:span>VOLTage[:LEVel][:IMMediate][:AMPLitude]? [MINimum|DEFault|MAXimum]</text:p>
          </table:table-cell>
          <table:covered-table-cell/>
          <table:covered-table-cell/>
          <table:covered-table-cell/>
        </table:table-row>
        <table:table-row>
          <table:table-cell table:style-name="Table91.A1" office:value-type="string">
            <text:p text:style-name="P24">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P56">This command also increases or decreases the immediate voltage level using the ‘UP’ or DOWN parameter by a predetermined amount. The command VOLTage:STEP sets the amount of increase or decrease. <text:span text:style-name="T81">A</text:span> new increment setting will <text:span text:style-name="T55">not</text:span><text:span text:style-name="T81"> </text:span>cause an execution error -222,"Data out of range<text:span text:style-name="T46">"</text:span> when the maximum or the minimum rated current is exceeded – <text:span text:style-name="T42">the output value will be set to the maximum or the minimum value instead.</text:span></text:p>
            <text:p text:style-name="Standard"><text:soft-page-break/></text:p>
            <text:p text:style-name="Standard">At *RST, the signal being sourced will be set to a <text:span text:style-name="T46">"</text:span>safe<text:span text:style-name="T4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24">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24">Parameters</text:p>
          </table:table-cell>
          <table:table-cell table:style-name="Table91.B4" office:value-type="string">
            <text:p text:style-name="P38">Name</text:p>
          </table:table-cell>
          <table:table-cell table:style-name="Table91.B4" office:value-type="string">
            <text:p text:style-name="P38">Type</text:p>
          </table:table-cell>
          <table:table-cell table:style-name="Table91.B4" office:value-type="string">
            <text:p text:style-name="P38">Range</text:p>
          </table:table-cell>
          <table:table-cell table:style-name="Table91.B4" office:value-type="string">
            <text:p text:style-name="P38">Default</text:p>
          </table:table-cell>
        </table:table-row>
        <table:table-row>
          <table:covered-table-cell/>
          <table:table-cell table:style-name="Table91.A1" office:value-type="string">
            <text:p text:style-name="Standard">&lt;voltage&gt;</text:p>
          </table:table-cell>
          <table:table-cell table:style-name="Table91.A1" office:value-type="string">
            <text:p text:style-name="P59">Numeric (NR2), discrete</text:p>
          </table:table-cell>
          <table:table-cell table:style-name="Table91.A1" office:value-type="string">
            <text:p text:style-name="P4">0 to MAXimum, MIN|DEF|MAX|UP|DOWN</text:p>
            <text:p text:style-name="P4">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59">–</text:p>
          </table:table-cell>
        </table:table-row>
        <table:table-row>
          <table:table-cell table:style-name="Table91.A1" office:value-type="string">
            <text:p text:style-name="P84"><text:span text:style-name="T52">Usage</text:span><text:span text:style-name="T53"> </text:span><text:span text:style-name="T52">example</text:span></text:p>
          </table:table-cell>
          <table:table-cell table:style-name="Table91.A1" table:number-columns-spanned="4" office:value-type="string">
            <text:p text:style-name="Standard">A 10<text:change-start text:change-id="ct45394528"/> <text:change-end text:change-id="ct45394528"/><text:change text:change-id="ct45403600"/>ohm load is connected and current is set to 1<text:change-start text:change-id="ct45403824"/> <text:change-end text:change-id="ct45403824"/>A. With MAX voltage set measured voltage will be 10<text:change-start text:change-id="ct44613664"/> <text:change-end text:change-id="ct44613664"/>V. When new voltage value is set to 5<text:change-start text:change-id="ct45381232"/> <text:change-end text:change-id="ct45381232"/>V, current will drop to 0.5<text:change-start text:change-id="ct44602944"/> <text:change-end text:change-id="ct44602944"/>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84">Errors</text:p>
          </table:table-cell>
          <table:table-cell table:style-name="Table91.A1" table:number-columns-spanned="4" office:value-type="string">
            <text:p text:style-name="P2"><text:change text:change-id="ct45413824"/>1<text:change-start text:change-id="ct45414432"/><text:span text:style-name="T93">50</text:span><text:change-end text:change-id="ct45414432"/>,"Power limit exceeded"</text:p>
            <text:p text:style-name="cmd_5f_code">-222,"Data out of range<text:span text:style-name="T44">"</text:span></text:p>
          </table:table-cell>
          <table:covered-table-cell/>
          <table:covered-table-cell/>
          <table:covered-table-cell/>
        </table:table-row>
        <table:table-row>
          <table:table-cell table:style-name="Table91.A1" office:value-type="string">
            <text:p text:style-name="P84">Related Commands</text:p>
          </table:table-cell>
          <table:table-cell table:style-name="Table91.A1" table:number-columns-spanned="4" office:value-type="string">
            <text:p text:style-name="P24">*RST</text:p>
            <text:p text:style-name="P24">MEASure[:SCALar]:VOLTage[:DC]?</text:p>
            <text:p text:style-name="P24">[SOURce[&lt;n&gt;]<text:span text:style-name="T46">]:</text:span>VOLTage[:LEVel][:IMMediate]:STEP[:INCRement]</text:p>
          </table:table-cell>
          <table:covered-table-cell/>
          <table:covered-table-cell/>
          <table:covered-table-cell/>
        </table:table-row>
      </table:table>
      <text:list xml:id="list112311529466296" text:continue-numbering="true" text:style-name="Outline">
        <text:list-item>
          <text:list>
            <text:list-item>
              <text:list>
                <text:list-item>
                  <text:h text:style-name="Heading_20_3" text:outline-level="3"><text:bookmark text:name="sour_volt_step"/>[SOURce[&lt;n&gt;]<text:span text:style-name="T59">]:</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24">Syntax</text:p>
          </table:table-cell>
          <table:table-cell table:style-name="Table93.A1" table:number-columns-spanned="4" office:value-type="string">
            <text:p text:style-name="cmd_5f_root">[SOURce[&lt;n&gt;]<text:span text:style-name="T47">]:</text:span>VOLTage[:LEVel][:IMMediate]:STEP[:INCRement] {&lt;step&gt;|DEFault}</text:p>
            <text:p text:style-name="cmd_5f_root">[SOURce[&lt;n&gt;]<text:span text:style-name="T47">]:</text:span>VOLTage[:LEVel][:IMMediate]:STEP[:INCRement]? [DEFault]</text:p>
          </table:table-cell>
          <table:covered-table-cell/>
          <table:covered-table-cell/>
          <table:covered-table-cell/>
        </table:table-row>
        <table:table-row>
          <table:table-cell table:style-name="Table93.A1" office:value-type="string">
            <text:p text:style-name="P24">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46">]:</text:span>VOLTage command.</text:p>
          </table:table-cell>
          <table:covered-table-cell/>
          <table:covered-table-cell/>
          <table:covered-table-cell/>
        </table:table-row>
        <table:table-row>
          <table:table-cell table:style-name="Table93.A1" office:value-type="string">
            <text:p text:style-name="P24">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24">Parameters</text:p>
          </table:table-cell>
          <table:table-cell table:style-name="Table93.B4" office:value-type="string">
            <text:p text:style-name="P38">Name</text:p>
          </table:table-cell>
          <table:table-cell table:style-name="Table93.B4" office:value-type="string">
            <text:p text:style-name="P38">Type</text:p>
          </table:table-cell>
          <table:table-cell table:style-name="Table93.B4" office:value-type="string">
            <text:p text:style-name="P38">Range</text:p>
          </table:table-cell>
          <table:table-cell table:style-name="Table93.B4" office:value-type="string">
            <text:p text:style-name="P38">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94">Numeric (NR2), discrete</text:p>
          </table:table-cell>
          <table:table-cell table:style-name="Table93.A1" office:value-type="string">
            <text:p text:style-name="P94">0.01 to 10<text:change-start text:change-id="ct45446464"/> <text:change-end text:change-id="ct45446464"/>V|DEFault</text:p>
          </table:table-cell>
          <table:table-cell table:style-name="Table93.A1" office:value-type="string">
            <text:p text:style-name="P94">0.1</text:p>
          </table:table-cell>
        </table:table-row>
        <table:table-row>
          <table:table-cell table:style-name="Table93.A1" office:value-type="string">
            <text:p text:style-name="P84"><text:span text:style-name="T52">Usage</text:span><text:span text:style-name="T53"> </text:span><text:span text:style-name="T52">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text:change-start text:change-id="ct45442960"/> <text:change-end text:change-id="ct45442960"/><text:change text:change-id="ct45451632"/>ohm load and current set to 2<text:change-start text:change-id="ct44617888"/> <text:change-end text:change-id="ct44617888"/>A and voltage to 10<text:change-start text:change-id="ct45454864"/> <text:change-end text:change-id="ct45454864"/>V the first channel enters the CV mode of operation. Voltage is then decreased from 10<text:change-start text:change-id="ct44619856"/> <text:change-end text:change-id="ct44619856"/>V in two steps to 6<text:change-start text:change-id="ct45455088"/> <text:change-end text:change-id="ct45455088"/>V:<text:soft-page-break/></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84">Errors</text:p>
          </table:table-cell>
          <table:table-cell table:style-name="Table93.A1" table:number-columns-spanned="4" office:value-type="string">
            <text:p text:style-name="P24"/>
          </table:table-cell>
          <table:covered-table-cell/>
          <table:covered-table-cell/>
          <table:covered-table-cell/>
        </table:table-row>
        <table:table-row>
          <table:table-cell table:style-name="Table93.A1" office:value-type="string">
            <text:p text:style-name="P84">Related Commands</text:p>
          </table:table-cell>
          <table:table-cell table:style-name="Table93.A1" table:number-columns-spanned="4" office:value-type="string">
            <text:p text:style-name="P24">[SOURce[&lt;n&gt;]<text:span text:style-name="T46">]:</text:span>VOLTage</text:p>
          </table:table-cell>
          <table:covered-table-cell/>
          <table:covered-table-cell/>
          <table:covered-table-cell/>
        </table:table-row>
      </table:table>
      <text:list xml:id="list112311070277557" text:continue-numbering="true" text:style-name="Outline">
        <text:list-item>
          <text:list>
            <text:list-item>
              <text:list>
                <text:list-item>
                  <text:h text:style-name="P123" text:outline-level="3"><text:bookmark text:name="sour_volt_prog"/>[SOURce[&lt;n&gt;]<text:span text:style-name="T59">]:</text:span>VOLTage:<text:span text:style-name="T73">PROGram[:SOURce]</text:span></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50">Syntax</text:p>
          </table:table-cell>
          <table:table-cell table:style-name="Table1.A1" table:number-columns-spanned="4" office:value-type="string">
            <text:p text:style-name="P99">[SOURce:]VOLTage:<text:span text:style-name="T73">PROGram</text:span>[:SOURce] <text:span text:style-name="T65">{</text:span>INTernal|EXTernal<text:span text:style-name="T65">}</text:span></text:p>
            <text:p text:style-name="P99">[SOURce:]VOLTage:PROGram[:SOURce]?</text:p>
          </table:table-cell>
          <table:covered-table-cell/>
          <table:covered-table-cell/>
          <table:covered-table-cell/>
        </table:table-row>
        <table:table-row>
          <table:table-cell table:style-name="Table1.A1" office:value-type="string">
            <text:p text:style-name="P50">Description</text:p>
          </table:table-cell>
          <table:table-cell table:style-name="Table1.A1" table:number-columns-spanned="4" office:value-type="string">
            <text:p text:style-name="P5"><text:span text:style-name="T3">Use t</text:span>his command <text:span text:style-name="T3">to define </text:span><text:change text:change-id="ct45478384"/><text:span text:style-name="T3">source for output voltage programming if channel support this option (use the </text:span><text:change text:change-id="ct45479136"/><text:span text:style-name="T3">SYSTem:CHANnel[:INFOrmation]:PROGram? to query channel programming capability</text:span><text:change text:change-id="ct45480032"/><text:span text:style-name="T3">).</text:span></text:p>
            <text:p text:style-name="P29">A channel’s D/A converter controlled by CPU is used by default for voltage output programming. That source can be calibrated (see the CALibrate subsystem) and provide output within safe limits. </text:p>
            <text:p text:style-name="P28">The external voltage programming could be used <text:span text:style-name="T78">when fast interaction with an external process is required. For example if </text:span>tracking output of the connected D.U.T. <text:span text:style-name="T79">(i.e. a power supply)</text:span> <text:span text:style-name="T78">is needed</text:span> <text:span text:style-name="T77">the PSU effectively becomes a pre-regulator keeping its output voltage in relation with changes of the D.U.T. output keeping constant difference between connected D.U.T input and output and in that way its max. power dissipation.</text:span></text:p>
            <text:p text:style-name="P5"/>
            <text:p text:style-name="P6">Max. D/A converter programmed voltage o<text:span text:style-name="T76">f </text:span>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text:change text:change-id="ct44799792"/><text:change-start text:change-id="ct44663680"/><text:span text:style-name="T102">EXT</text:span><text:change-end text:change-id="ct44663680"/>ernal programming source is selected<text:change-start text:change-id="ct83992048"/>,<text:change-end text:change-id="ct83992048"/> <text:change-start text:change-id="ct64414752"/><text:span text:style-name="T102">any </text:span><text:change-end text:change-id="ct64414752"/>voltage value higher then 2.5 V <text:change text:change-id="ct45483536"/>could produce unexpected results and eventually damage the <text:change text:change-id="ct83998480"/><text:change-start text:change-id="ct83750096"/><text:span text:style-name="T102">PSU</text:span><text:change-end text:change-id="ct83750096"/> and/or connected load.<text:change-start text:change-id="ct45479664"/> </text:p>
            <text:p text:style-name="P6"><text:span text:style-name="T101">To limit </text:span><text:change-end text:change-id="ct45479664"/><text:change-start text:change-id="ct45482256"/><text:span text:style-name="T101">possible damage when programming source is set to EXTernal, th</text:span><text:change-end text:change-id="ct45482256"/><text:change-start text:change-id="ct45477984"/><text:span text:style-name="T101">e over-voltage protection (OVP) will be activated and set to MAXimum ([SOURce[&lt;n&gt;]]:VOLTage:PROTection[:LEVel])</text:span><text:change-end text:change-id="ct45477984"/><text:change-start text:change-id="ct45484928"/><text:span text:style-name="T101"> with protection delay time set to zero ([SOURce[&lt;n&gt;]]:VOLTage:PROTection:DELay[:TIME])</text:span><text:change-end text:change-id="ct45484928"/><text:change-start text:change-id="ct45485952"/><text:span text:style-name="T101">.</text:span><text:change-end text:change-id="ct45485952"/><text:change-start text:change-id="ct45487056"/><text:span text:style-name="T101"> Further adjustment of OVP level and delay is also allowed (e.g. to decrease OVP level or increase delay time).</text:span><text:change-end text:change-id="ct45487056"/></text:p>
            <text:p text:style-name="P5"/>
            <text:p text:style-name="P5">The enabled state is <text:span text:style-name="T72">EXTernal</text:span> (1); the disabled state is <text:span text:style-name="T72">INTernal</text:span> (0). Execution of this command also affects bit 1<text:span text:style-name="T74">3</text:span> (R<text:span text:style-name="T3">PROG</text:span>)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75"><text:span text:style-name="T1">Self-test operation initiated by </text:span><text:a xlink:type="simple" xlink:href="http://www.envox.hr/eez/bench-power-supply/psu-scpi-reference-manual/psu-scpi-common-command-reference.html#tst" text:style-name="Internet_20_link" text:visited-style-name="Visited_20_Internet_20_Link">*TST?</text:a><text:span text:style-name="T1"> command will </text:span><text:span text:style-name="T7">reset</text:span><text:span text:style-name="T1"> </text:span><text:span text:style-name="T7">voltage programming</text:span><text:span text:style-name="T1"> on all PSU channels </text:span><text:span text:style-name="T7">to </text:span><text:span text:style-name="T49">the internal/local source</text:span><text:span text:style-name="T1">.</text:span></text:p>
            <text:p text:style-name="P67"><text:span text:style-name="T8">I</text:span><text:span text:style-name="T1">f external programming source is selected the DIAGnostic[:INFOrmation]:ADC? Query return</text:span><text:span text:style-name="T9">s</text:span><text:span text:style-name="T1"> 0.00 value for U_SET.</text:span></text:p>
          </table:table-cell>
          <table:covered-table-cell/>
          <table:covered-table-cell/>
          <table:covered-table-cell/>
        </table:table-row>
        <table:table-row>
          <table:table-cell table:style-name="Table1.A1" table:number-rows-spanned="2" office:value-type="string">
            <text:p text:style-name="P50">Parameters</text:p>
          </table:table-cell>
          <table:table-cell table:style-name="Table1.B3" office:value-type="string">
            <text:p text:style-name="P42">Name</text:p>
          </table:table-cell>
          <table:table-cell table:style-name="Table1.B3" office:value-type="string">
            <text:p text:style-name="P42">Type</text:p>
          </table:table-cell>
          <table:table-cell table:style-name="Table1.B3" office:value-type="string">
            <text:p text:style-name="P42">Range</text:p>
          </table:table-cell>
          <table:table-cell table:style-name="Table1.B3" office:value-type="string">
            <text:p text:style-name="P42">Default</text:p>
          </table:table-cell>
        </table:table-row>
        <table:table-row>
          <table:covered-table-cell/>
          <table:table-cell table:style-name="Table1.A1" office:value-type="string">
            <text:p text:style-name="P75">&lt;<text:span text:style-name="T69">source</text:span>&gt;</text:p>
          </table:table-cell>
          <table:table-cell table:style-name="Table1.A1" office:value-type="string">
            <text:p text:style-name="P62">Discrete</text:p>
          </table:table-cell>
          <table:table-cell table:style-name="Table1.A1" office:value-type="string">
            <text:p text:style-name="P66">INTernal|EXTernal</text:p>
          </table:table-cell>
          <table:table-cell table:style-name="Table1.A1" office:value-type="string">
            <text:p text:style-name="P66">INTernal</text:p>
          </table:table-cell>
        </table:table-row>
        <table:table-row>
          <table:table-cell table:style-name="Table1.A1" office:value-type="string">
            <text:p text:style-name="P88">Return</text:p>
          </table:table-cell>
          <table:table-cell table:style-name="Table1.A1" table:number-columns-spanned="4" office:value-type="string">
            <text:p text:style-name="P5">The query command returns <text:span text:style-name="T71">0</text:span> if the <text:span text:style-name="T75">local (internal) voltage programming</text:span> is <text:span text:style-name="T71">selected</text:span>, and 1 if the remote <text:span text:style-name="T72">(external) </text:span>sense is <text:span text:style-name="T71">selected</text:span>.</text:p>
          </table:table-cell>
          <table:covered-table-cell/>
          <table:covered-table-cell/>
          <table:covered-table-cell/>
        </table:table-row>
        <table:table-row>
          <table:table-cell table:style-name="Table1.A1" office:value-type="string">
            <text:p text:style-name="P92"><text:span text:style-name="T52">Usage</text:span><text:span text:style-name="T53"> </text:span><text:span text:style-name="T52">example</text:span></text:p>
          </table:table-cell>
          <table:table-cell table:style-name="Table1.A1" table:number-columns-spanned="4" office:value-type="string">
            <text:p text:style-name="P16"><text:span text:style-name="T70">VOLT</text:span>:<text:span text:style-name="T75">PROG</text:span> <text:span text:style-name="T70">EXT</text:span></text:p>
            <text:p text:style-name="P16"><text:span text:style-name="T70">VOLT</text:span>:<text:span text:style-name="T75">PROG</text:span>?</text:p>
            <text:p text:style-name="P103"><text:soft-page-break/>1</text:p>
          </table:table-cell>
          <table:covered-table-cell/>
          <table:covered-table-cell/>
          <table:covered-table-cell/>
        </table:table-row>
        <table:table-row>
          <table:table-cell table:style-name="Table1.A1" office:value-type="string">
            <text:p text:style-name="P92">Errors</text:p>
          </table:table-cell>
          <table:table-cell table:style-name="Table1.A1" table:number-columns-spanned="4" office:value-type="string">
            <text:p text:style-name="P16">302,"Option not installed<text:span text:style-name="T44">"</text:span></text:p>
          </table:table-cell>
          <table:covered-table-cell/>
          <table:covered-table-cell/>
          <table:covered-table-cell/>
        </table:table-row>
        <table:table-row>
          <table:table-cell table:style-name="Table1.A1" office:value-type="string">
            <text:p text:style-name="P92">Related Commands</text:p>
          </table:table-cell>
          <table:table-cell table:style-name="Table1.A1" table:number-columns-spanned="4" office:value-type="string">
            <text:p text:style-name="P75">*TST</text:p>
            <text:p text:style-name="P67">DIAGnostic[:INFOrmation]:ADC?</text:p>
            <text:p text:style-name="P75">OUTPut:[:STATe]<text:change-start text:change-id="ct45516240"/></text:p>
            <text:p text:style-name="P81">[SOURce[&lt;n&gt;]]:VOLTage:PROTection[:LEVel]</text:p>
            <text:p text:style-name="P81">[SOURce[&lt;n&gt;]]:VOLTage:PROTection:DELay[:TIME]<text:change-end text:change-id="ct45516240"/><text:change-start text:change-id="ct43227856"/></text:p>
            <text:p text:style-name="P111">[SOURce[&lt;n&gt;]]:VOLTage:PROTection:TRIPped?<text:change-end text:change-id="ct43227856"/></text:p>
            <text:p text:style-name="P58">SYSTem:CHANnel[:INFOrmation:PROGram?</text:p>
          </table:table-cell>
          <table:covered-table-cell/>
          <table:covered-table-cell/>
          <table:covered-table-cell/>
        </table:table-row>
      </table:table>
      <text:list xml:id="list112312052368412" text:continue-numbering="true" text:style-name="Outline">
        <text:list-item>
          <text:list>
            <text:list-item>
              <text:list>
                <text:list-item>
                  <text:h text:style-name="P124" text:outline-level="3"><text:bookmark text:name="sour_volt_prot"/><text:change-start text:change-id="ct45525088"/>[SOURce[&lt;n&gt;]<text:span text:style-name="T59">]:</text:span><text:span text:style-name="T62">VOLTage</text:span>:PROTection[:LEVel]<text:change-end text:change-id="ct45525088"/></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52"><text:change-start text:change-id="ct45493968"/>Syntax<text:change-end text:change-id="ct45493968"/></text:p>
          </table:table-cell>
          <table:table-cell table:style-name="Table4.A1" table:number-columns-spanned="4" office:value-type="string">
            <text:p text:style-name="P100"><text:change-start text:change-id="ct45531216"/>[SOURce[&lt;n&gt;]<text:span text:style-name="T47">]:</text:span><text:span text:style-name="T48">VOLTage</text:span>:PROTection[:LEVel] {&lt;<text:span text:style-name="T99">voltage</text:span>&gt;|MINimum|DEFault|MAXimum}</text:p>
            <text:p text:style-name="P100">[SOURce[&lt;n&gt;]<text:span text:style-name="T47">]:</text:span><text:span text:style-name="T48">VOLTage</text:span>:PROTection[:LEVel]?<text:change-end text:change-id="ct45531216"/></text:p>
          </table:table-cell>
          <table:covered-table-cell/>
          <table:covered-table-cell/>
          <table:covered-table-cell/>
        </table:table-row>
        <table:table-row>
          <table:table-cell table:style-name="Table4.A1" office:value-type="string">
            <text:p text:style-name="P52"><text:change-start text:change-id="ct45528320"/>Description<text:change-end text:change-id="ct45528320"/></text:p>
          </table:table-cell>
          <table:table-cell table:style-name="Table4.A1" table:number-columns-spanned="4" office:value-type="string">
            <text:p text:style-name="P78"><text:change-start text:change-id="ct45534432"/>Set the over-<text:span text:style-name="T96">voltage</text:span> protection (O<text:span text:style-name="T96">V</text:span>P) value of the channel. When [:SOURce[&lt;n&gt;]] or [&lt;n&gt;] is omitted, the currently selected channel will be affected by this command. When the over-<text:span text:style-name="T96">votlage</text:span> protection function of the specified channel is enabled ([SOURce[&lt;n&gt;]<text:span text:style-name="T46">]:</text:span><text:span text:style-name="T50">VOLTage</text:span>:PROTection:STATe), the output turns off automatically when the output <text:span text:style-name="T96">voltage</text:span> exceeds the over-<text:span text:style-name="T96">voltage</text:span> protection value currently set. </text:p>
            <text:p text:style-name="P78">[SOURce[&lt;n&gt;]<text:span text:style-name="T46">]:</text:span><text:span text:style-name="T50">VOLTage</text:span>:PROTection:TRIPped? command can be used to query whether over-<text:span text:style-name="T96">voltage</text:span> protection occurred on the selected channel.<text:change-end text:change-id="ct45534432"/><text:change-start text:change-id="ct45534848"/></text:p>
            <text:p text:style-name="P78"><text:change-end text:change-id="ct45534848"/><text:change-start text:change-id="ct45521968"/></text:p>
            <text:p text:style-name="P79"><text:change-end text:change-id="ct45521968"/><text:change-start text:change-id="ct45535072"/><text:span text:style-name="T100">A</text:span>n execution error -222,<text:span text:style-name="T46">"</text:span>Data out of range<text:span text:style-name="T46">"</text:span><text:change-end text:change-id="ct45535072"/><text:change-start text:change-id="ct45535808"/> will be generated when<text:change-end text:change-id="ct45535808"/><text:change-start text:change-id="ct45538544"/> output voltage is controlled internally (<text:span text:style-name="T38">[SOURce[&lt;n&gt;]]:VOLTage:PROGram[:SOURce]</text:span><text:change-end text:change-id="ct45538544"/><text:change-start text:change-id="ct45538944"/><text:span text:style-name="T39">)</text:span><text:change-end text:change-id="ct45538944"/><text:change-start text:change-id="ct45540128"/><text:span text:style-name="T38"> </text:span><text:span text:style-name="T4">and OVP value is set below </text:span><text:change-end text:change-id="ct45540128"/><text:change-start text:change-id="ct45542576"/><text:span text:style-name="T4">programmed output voltage ([SOURce[&lt;n&gt;]</text:span><text:span text:style-name="T63">]:</text:span><text:span text:style-name="T4">VOLTage). </text:span><text:change-end text:change-id="ct45542576"/></text:p>
          </table:table-cell>
          <table:covered-table-cell/>
          <table:covered-table-cell/>
          <table:covered-table-cell/>
        </table:table-row>
        <table:table-row>
          <table:table-cell table:style-name="Table4.A1" office:value-type="string">
            <text:p text:style-name="P52"><text:change-start text:change-id="ct44632224"/>Return<text:change-end text:change-id="ct44632224"/></text:p>
          </table:table-cell>
          <table:table-cell table:style-name="Table4.A1" table:number-columns-spanned="4" office:value-type="string">
            <text:p text:style-name="P78"><text:change-start text:change-id="ct45540880"/>Query the over-<text:span text:style-name="T96">voltage</text:span> protection (O<text:span text:style-name="T96">V</text:span>P) value of the selected channel.<text:change-end text:change-id="ct45540880"/></text:p>
          </table:table-cell>
          <table:covered-table-cell/>
          <table:covered-table-cell/>
          <table:covered-table-cell/>
        </table:table-row>
        <table:table-row>
          <table:table-cell table:style-name="Table4.A1" table:number-rows-spanned="2" office:value-type="string">
            <text:p text:style-name="P52"><text:change-start text:change-id="ct45543600"/>Parameters<text:change-end text:change-id="ct45543600"/></text:p>
          </table:table-cell>
          <table:table-cell table:style-name="Table4.B4" office:value-type="string">
            <text:p text:style-name="P43"><text:change-start text:change-id="ct44634272"/>Name<text:change-end text:change-id="ct44634272"/></text:p>
          </table:table-cell>
          <table:table-cell table:style-name="Table4.B4" office:value-type="string">
            <text:p text:style-name="P43"><text:change-start text:change-id="ct45532960"/>Type<text:change-end text:change-id="ct45532960"/></text:p>
          </table:table-cell>
          <table:table-cell table:style-name="Table4.B4" office:value-type="string">
            <text:p text:style-name="P43"><text:change-start text:change-id="ct44631952"/>Range<text:change-end text:change-id="ct44631952"/></text:p>
          </table:table-cell>
          <table:table-cell table:style-name="Table4.B4" office:value-type="string">
            <text:p text:style-name="P43"><text:change-start text:change-id="ct44634816"/>Default<text:change-end text:change-id="ct44634816"/></text:p>
          </table:table-cell>
        </table:table-row>
        <table:table-row>
          <table:covered-table-cell/>
          <table:table-cell table:style-name="Table4.A1" office:value-type="string">
            <text:p text:style-name="P78"><text:change-start text:change-id="ct45553184"/>&lt;<text:span text:style-name="T96">voltage</text:span>&gt;<text:change-end text:change-id="ct45553184"/></text:p>
          </table:table-cell>
          <table:table-cell table:style-name="Table4.A1" office:value-type="string">
            <text:p text:style-name="P63"><text:change-start text:change-id="ct45536336"/>Numeric (NR2), discrete<text:change-end text:change-id="ct45536336"/></text:p>
          </table:table-cell>
          <table:table-cell table:style-name="Table4.A1" office:value-type="string">
            <text:p text:style-name="P23"><text:change-start text:change-id="ct45557680"/>0 to maximum, MIN|DEF|MAX</text:p>
            <text:p text:style-name="P23">The maximum value is dependent on the PSU <text:span text:style-name="T96">voltage</text:span> rating. See <text:a xlink:type="simple" xlink:href="http://www.envox.hr/eez/bench-power-supply/psu-scpi-reference-manual/psu-scpi-parameters-and-settings.html#programming_parameters" text:style-name="Internet_20_link" text:visited-style-name="Visited_20_Internet_20_Link">Section 8.1</text:a><text:change-end text:change-id="ct45557680"/></text:p>
          </table:table-cell>
          <table:table-cell table:style-name="Table4.A1" office:value-type="string">
            <text:p text:style-name="P63"><text:change-start text:change-id="ct45557312"/>–<text:change-end text:change-id="ct45557312"/><text:change-start text:change-id="ct45556880"/> <text:change-end text:change-id="ct45556880"/></text:p>
          </table:table-cell>
        </table:table-row>
        <table:table-row>
          <table:table-cell table:style-name="Table4.A1" office:value-type="string">
            <text:p text:style-name="P93"><text:change-start text:change-id="ct45132416"/><text:span text:style-name="T52">Usage</text:span><text:span text:style-name="T53"> </text:span><text:span text:style-name="T52">example</text:span><text:change-end text:change-id="ct45132416"/></text:p>
          </table:table-cell>
          <table:table-cell table:style-name="Table4.A1" table:number-columns-spanned="4" office:value-type="string">
            <text:p text:style-name="P78"><text:change-start text:change-id="ct45132064"/>Set <text:span text:style-name="T97">voltage</text:span> protection to <text:span text:style-name="T97">10.2 V</text:span> on the channel <text:span text:style-name="T97">1</text:span>:</text:p>
            <text:p text:style-name="P105">SOUR<text:span text:style-name="T97">1</text:span>:<text:span text:style-name="T97">VOLT</text:span>:PROT <text:change-end text:change-id="ct45132064"/><text:change-start text:change-id="ct45135440"/><text:span text:style-name="T97">10.2</text:span><text:change-end text:change-id="ct45135440"/></text:p>
          </table:table-cell>
          <table:covered-table-cell/>
          <table:covered-table-cell/>
          <table:covered-table-cell/>
        </table:table-row>
        <table:table-row>
          <table:table-cell table:style-name="Table4.A1" office:value-type="string">
            <text:p text:style-name="P93"><text:change-start text:change-id="ct45137264"/>Errors<text:change-end text:change-id="ct45137264"/></text:p>
          </table:table-cell>
          <table:table-cell table:style-name="Table4.A1" table:number-columns-spanned="4" office:value-type="string">
            <text:p text:style-name="P19"><text:change-start text:change-id="ct45139248"/>-222,"Data out of range<text:span text:style-name="T44">"</text:span><text:change-end text:change-id="ct45139248"/></text:p>
          </table:table-cell>
          <table:covered-table-cell/>
          <table:covered-table-cell/>
          <table:covered-table-cell/>
        </table:table-row>
        <table:table-row>
          <table:table-cell table:style-name="Table4.A1" office:value-type="string">
            <text:p text:style-name="P93"><text:change-start text:change-id="ct45141392"/>Related Commands<text:change-end text:change-id="ct45141392"/></text:p>
          </table:table-cell>
          <table:table-cell table:style-name="Table4.A1" table:number-columns-spanned="4" office:value-type="string">
            <text:p text:style-name="P55"><text:change-start text:change-id="ct45143824"/>[SOURce[&lt;n&gt;]<text:span text:style-name="T59">]:</text:span>VOLTage</text:p>
            <text:p text:style-name="P53"><text:change-end text:change-id="ct45143824"/><text:change-start text:change-id="ct45144352"/>[SOURce[&lt;n&gt;]]:VOLTage:PROGram[:SOURce]</text:p>
            <text:p text:style-name="P52"><text:change-end text:change-id="ct45144352"/><text:change-start text:change-id="ct45131744"/>[SOURce[&lt;n&gt;]<text:span text:style-name="T46">]:</text:span><text:span text:style-name="T51">VOLTage</text:span>:PROTection:TRIPped?</text:p>
            <text:p text:style-name="P52">[SOURce[&lt;n&gt;]<text:span text:style-name="T46">]:</text:span><text:span text:style-name="T51">VOLTage</text:span>:PROTection:STATe<text:change-end text:change-id="ct45131744"/></text:p>
          </table:table-cell>
          <table:covered-table-cell/>
          <table:covered-table-cell/>
          <table:covered-table-cell/>
        </table:table-row>
      </table:table>
      <text:list xml:id="list112313036508446" text:continue-numbering="true" text:style-name="Outline">
        <text:list-item>
          <text:list>
            <text:list-item>
              <text:list>
                <text:list-item>
                  <text:h text:style-name="P124" text:outline-level="3"><text:bookmark text:name="sour_volt_prot_del"/>[SOURce[&lt;n&gt;]<text:span text:style-name="T59">]:</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24">Syntax</text:p>
          </table:table-cell>
          <table:table-cell table:style-name="Table97.A1" table:number-columns-spanned="4" office:value-type="string">
            <text:p text:style-name="cmd_5f_root">[SOURce[&lt;n&gt;]<text:span text:style-name="T47">]:</text:span>VOLTage:PROTection:DELay[:TIME] {&lt;time&gt;|DEFault}</text:p>
            <text:p text:style-name="cmd_5f_root">[SOURce[&lt;n&gt;]<text:span text:style-name="T47">]:</text:span>VOLTage:PROTection:DELay[:TIME]? [DEFault]</text:p>
          </table:table-cell>
          <table:covered-table-cell/>
          <table:covered-table-cell/>
          <table:covered-table-cell/>
        </table:table-row>
        <table:table-row>
          <table:table-cell table:style-name="Table97.A1" office:value-type="string">
            <text:p text:style-name="P24">Description</text:p>
          </table:table-cell>
          <table:table-cell table:style-name="Table97.A1" table:number-columns-spanned="4" office:value-type="string">
            <text:p text:style-name="Standard">This command sets the over-voltage protection delay. The <text:span text:style-name="T46">over-</text:span>voltage protection function will not be triggered on the selected output channel during the delay time. After the delay time has expired, the <text:span text:style-name="T4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24">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24">Parameters</text:p>
          </table:table-cell>
          <table:table-cell table:style-name="Table97.B4" office:value-type="string">
            <text:p text:style-name="P38">Name</text:p>
          </table:table-cell>
          <table:table-cell table:style-name="Table97.B4" office:value-type="string">
            <text:p text:style-name="P38">Type</text:p>
          </table:table-cell>
          <table:table-cell table:style-name="Table97.B4" office:value-type="string">
            <text:p text:style-name="P38">Range</text:p>
          </table:table-cell>
          <table:table-cell table:style-name="Table97.B4" office:value-type="string">
            <text:p text:style-name="P38">Default</text:p>
          </table:table-cell>
        </table:table-row>
        <table:table-row>
          <table:covered-table-cell/>
          <table:table-cell table:style-name="Table97.A1" office:value-type="string">
            <text:p text:style-name="Standard">&lt;time&gt;</text:p>
          </table:table-cell>
          <table:table-cell table:style-name="Table97.A1" office:value-type="string">
            <text:p text:style-name="P59">Numeric</text:p>
          </table:table-cell>
          <table:table-cell table:style-name="Table97.A1" office:value-type="string">
            <text:p text:style-name="P59">0 – 10|DEFault</text:p>
          </table:table-cell>
          <table:table-cell table:style-name="Table97.A1" office:value-type="string">
            <text:p text:style-name="P59">5<text:change-start text:change-id="ct45636784"/> <text:change-end text:change-id="ct45636784"/>ms</text:p>
          </table:table-cell>
        </table:table-row>
        <table:table-row>
          <table:table-cell table:style-name="Table97.A1" office:value-type="string">
            <text:p text:style-name="P84"><text:span text:style-name="T52">Usage</text:span><text:span text:style-name="T53"> </text:span><text:span text:style-name="T52">example</text:span></text:p>
          </table:table-cell>
          <table:table-cell table:style-name="Table97.A1" table:number-columns-spanned="4" office:value-type="string">
            <text:p text:style-name="Standard">Get default OVP delay of 50 mil<text:change-start text:change-id="ct45145392"/><text:span text:style-name="T98">l</text:span><text:change-end text:change-id="ct45145392"/>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84">Errors</text:p>
          </table:table-cell>
          <table:table-cell table:style-name="Table97.A1" table:number-columns-spanned="4" office:value-type="string">
            <text:p text:style-name="P24"/>
          </table:table-cell>
          <table:covered-table-cell/>
          <table:covered-table-cell/>
          <table:covered-table-cell/>
        </table:table-row>
        <table:table-row>
          <table:table-cell table:style-name="Table97.A1" office:value-type="string">
            <text:p text:style-name="P84">Related Commands</text:p>
          </table:table-cell>
          <table:table-cell table:style-name="Table97.A1" table:number-columns-spanned="4" office:value-type="string">
            <text:p text:style-name="P24">OUTPut:PROTection:CLEar</text:p>
          </table:table-cell>
          <table:covered-table-cell/>
          <table:covered-table-cell/>
          <table:covered-table-cell/>
        </table:table-row>
      </table:table>
      <text:list xml:id="list112311927723841" text:continue-numbering="true" text:style-name="Outline">
        <text:list-item>
          <text:list>
            <text:list-item>
              <text:list>
                <text:list-item>
                  <text:h text:style-name="Heading_20_3" text:outline-level="3"><text:bookmark text:name="sour_volt_prot_stat"/>[SOURce[&lt;n&gt;]<text:span text:style-name="T59">]:</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24">Syntax</text:p>
          </table:table-cell>
          <table:table-cell table:style-name="Table98.A1" table:number-columns-spanned="4" office:value-type="string">
            <text:p text:style-name="cmd_5f_root">[SOURce[&lt;n&gt;]<text:span text:style-name="T47">]:</text:span>VOLTage:PROTection:STATe {&lt;bool&gt;}</text:p>
            <text:p text:style-name="cmd_5f_root">[SOURce[&lt;n&gt;]<text:span text:style-name="T47">]:</text:span>VOLTage:PROTection:STATe?</text:p>
          </table:table-cell>
          <table:covered-table-cell/>
          <table:covered-table-cell/>
          <table:covered-table-cell/>
        </table:table-row>
        <table:table-row>
          <table:table-cell table:style-name="Table98.A1" office:value-type="string">
            <text:p text:style-name="P24">Description</text:p>
          </table:table-cell>
          <table:table-cell table:style-name="Table98.A1" table:number-columns-spanned="4" office:value-type="string">
            <text:p text:style-name="Standard">This command enables or disables the <text:span text:style-name="T46">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46">]:</text:span>VOLTage:PROTection:DELay[:TIME] command expired the output turns off and the Questionable Condition status register OCP bit 8 is set. An error tone will also follow if beeper is enabled (see SYSTem:BEEPer:STATe).</text:p>
            <text:p text:style-name="Standard">[SOURce[&lt;n&gt;]<text:span text:style-name="T4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24">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24">Parameters</text:p>
          </table:table-cell>
          <table:table-cell table:style-name="Table98.B4" office:value-type="string">
            <text:p text:style-name="P38">Name</text:p>
          </table:table-cell>
          <table:table-cell table:style-name="Table98.B4" office:value-type="string">
            <text:p text:style-name="P38">Type</text:p>
          </table:table-cell>
          <table:table-cell table:style-name="Table98.B4" office:value-type="string">
            <text:p text:style-name="P38">Range</text:p>
          </table:table-cell>
          <table:table-cell table:style-name="Table98.B4" office:value-type="string">
            <text:p text:style-name="P38">Default</text:p>
          </table:table-cell>
        </table:table-row>
        <table:table-row>
          <table:covered-table-cell/>
          <table:table-cell table:style-name="Table98.A1" office:value-type="string">
            <text:p text:style-name="Standard">&lt;bool&gt;</text:p>
          </table:table-cell>
          <table:table-cell table:style-name="Table98.A1" office:value-type="string">
            <text:p text:style-name="P59">Discrete</text:p>
          </table:table-cell>
          <table:table-cell table:style-name="Table98.A1" office:value-type="string">
            <text:p text:style-name="P59">ON|OFF|0|1</text:p>
          </table:table-cell>
          <table:table-cell table:style-name="Table98.A1" office:value-type="string">
            <text:p text:style-name="P59">OFF</text:p>
          </table:table-cell>
        </table:table-row>
        <table:table-row>
          <table:table-cell table:style-name="Table98.A1" office:value-type="string">
            <text:p text:style-name="P84"><text:span text:style-name="T52">Usage</text:span><text:span text:style-name="T53"> </text:span><text:span text:style-name="T52">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84">Errors</text:p>
          </table:table-cell>
          <table:table-cell table:style-name="Table98.A1" table:number-columns-spanned="4" office:value-type="string">
            <text:p text:style-name="P24"/>
          </table:table-cell>
          <table:covered-table-cell/>
          <table:covered-table-cell/>
          <table:covered-table-cell/>
        </table:table-row>
        <table:table-row>
          <table:table-cell table:style-name="Table98.A1" office:value-type="string">
            <text:p text:style-name="P84">Related Commands</text:p>
          </table:table-cell>
          <table:table-cell table:style-name="Table98.A1" table:number-columns-spanned="4" office:value-type="string">
            <text:p text:style-name="P24">OUTPut:PROTection:CLEar</text:p>
            <text:p text:style-name="P24">[SOURce[&lt;n&gt;]<text:span text:style-name="T46">]:</text:span>VOLTage:PROTection:DELay[:TIME]</text:p>
            <text:p text:style-name="P24">[SOURce[&lt;n&gt;]<text:span text:style-name="T46">]:</text:span>VOLTage:PROTection:TRIPped</text:p>
            <text:p text:style-name="P24">SYSTem:BEEPer:STATe</text:p>
          </table:table-cell>
          <table:covered-table-cell/>
          <table:covered-table-cell/>
          <table:covered-table-cell/>
        </table:table-row>
      </table:table>
      <text:list xml:id="list112313039359806" text:continue-numbering="true" text:style-name="Outline">
        <text:list-item>
          <text:list>
            <text:list-item>
              <text:list>
                <text:list-item>
                  <text:h text:style-name="Heading_20_3" text:outline-level="3"><text:bookmark text:name="sour_volt_prot_trip"/>[SOURce[&lt;n&gt;]<text:span text:style-name="T59">]:</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24">Syntax</text:p>
          </table:table-cell>
          <table:table-cell table:style-name="Table99.A1" office:value-type="string">
            <text:p text:style-name="cmd_5f_root">[SOURce[&lt;n&gt;]<text:span text:style-name="T47">]:</text:span>VOLTage:PROTection:TRIPped?</text:p>
          </table:table-cell>
        </table:table-row>
        <table:table-row>
          <table:table-cell table:style-name="Table99.A1" office:value-type="string">
            <text:p text:style-name="P24">Description</text:p>
          </table:table-cell>
          <table:table-cell table:style-name="Table99.A1" office:value-type="string">
            <text:p text:style-name="Standard">Query whether OVP occurred on the currently selected channel. When protection is tripped <text:span text:style-name="T43">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3">Section 3.4.2</text:span></text:a><text:span text:style-name="T43">).</text:span><text:change-start text:change-id="ct45701952"/></text:p>
            <text:p text:style-name="P80"><text:span text:style-name="T43">When channel’s output voltage is controlled remotely (</text:span><text:span text:style-name="T33">[SOURce[&lt;n&gt;]]:VOLTage:PROGram[:SOURce]</text:span><text:span text:style-name="T1">)</text:span><text:change-end text:change-id="ct45701952"/><text:change-start text:change-id="ct45699632"/><text:span text:style-name="T1"> </text:span><text:change-end text:change-id="ct45699632"/><text:change-start text:change-id="ct45703232"/><text:span text:style-name="T1">this protection will change voltage control back to </text:span><text:change-end text:change-id="ct45703232"/><text:change-start text:change-id="ct45703920"/><text:span text:style-name="T34">INTernal source.</text:span><text:change-end text:change-id="ct45703920"/></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4">OUTPut:PROTection:CLEar</text:span></text:a> command can be send to clear OVP condition on the selected channel.</text:p>
          </table:table-cell>
        </table:table-row>
        <table:table-row>
          <table:table-cell table:style-name="Table99.A1" office:value-type="string">
            <text:p text:style-name="P24">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84"><text:span text:style-name="T52">Usage</text:span><text:span text:style-name="T53"> </text:span><text:span text:style-name="T52">example</text:span></text:p>
          </table:table-cell>
          <table:table-cell table:style-name="Table99.A1" office:value-type="string">
            <text:p text:style-name="cmd_5f_code">VOLT:PROT:TRIP?</text:p>
            <text:p text:style-name="cmd_5f_code_5f_single">0<text:change-start text:change-id="ct45701136"/></text:p>
            <text:p text:style-name="P20">VOLT:PROG?</text:p>
            <text:p text:style-name="cmd_5f_code_20_Start">0<text:change-end text:change-id="ct45701136"/></text:p>
          </table:table-cell>
        </table:table-row>
        <table:table-row>
          <table:table-cell table:style-name="Table99.A1" office:value-type="string">
            <text:p text:style-name="P84">Errors</text:p>
          </table:table-cell>
          <table:table-cell table:style-name="Table99.A1" office:value-type="string">
            <text:p text:style-name="P24"/>
          </table:table-cell>
        </table:table-row>
        <text:soft-page-break/>
        <table:table-row>
          <table:table-cell table:style-name="Table99.A1" office:value-type="string">
            <text:p text:style-name="P84">Related Commands</text:p>
          </table:table-cell>
          <table:table-cell table:style-name="Table99.A1" office:value-type="string">
            <text:p text:style-name="P24">OUTPut:PROTection:CLEar<text:change-start text:change-id="ct45114848"/></text:p>
            <text:p text:style-name="P54">[SOURce[&lt;n&gt;]]:VOLTage:PROGram[:SOURce]<text:change-end text:change-id="ct45114848"/></text:p>
          </table:table-cell>
        </table:table-row>
      </table:table>
      <text:list xml:id="list112311483551731" text:continue-numbering="true" text:style-name="Outline">
        <text:list-item>
          <text:list>
            <text:list-item>
              <text:list>
                <text:list-item>
                  <text:h text:style-name="P125" text:outline-level="3"><text:bookmark text:name="sour_volt_sens"/>[SOURce[&lt;n&gt;]<text:span text:style-name="T59">]:</text:span>VOLTage:<text:span text:style-name="T64">SENSe[:SOURce]</text:span></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44">Syntax</text:p>
          </table:table-cell>
          <table:table-cell table:style-name="Table155.A1" table:number-columns-spanned="4" office:value-type="string">
            <text:p text:style-name="P95">[SOURce:]VOLTage:SENSe[:SOURce] <text:span text:style-name="T65">{</text:span>INTernal|EXTernal<text:span text:style-name="T65">}</text:span></text:p>
            <text:p text:style-name="P96">[SOURce:]VOLTage:SENSe[:SOURce]?</text:p>
          </table:table-cell>
          <table:covered-table-cell/>
          <table:covered-table-cell/>
          <table:covered-table-cell/>
        </table:table-row>
        <table:table-row>
          <table:table-cell table:style-name="Table155.A1" office:value-type="string">
            <text:p text:style-name="P44">Description</text:p>
          </table:table-cell>
          <table:table-cell table:style-name="Table155.A1" table:number-columns-spanned="4" office:value-type="string">
            <text:p text:style-name="P26">This command enables or disables remote sensing. The enabled state is <text:span text:style-name="T72">EXTernal</text:span> (1); the disabled state is <text:span text:style-name="T72">INTernal</text:span>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26">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P64">When the BP_OPTION is enabled and the channels are not grouped together (SYSTem:GROup commands scheduled for M3) this command sets LED indicators above binding posts and sense relays in the following manner:</text:p>
            <text:list xml:id="list112312536628090" text:continue-list="list112312520551361" text:style-name="List_20_1">
              <text:list-item>
                <text:p text:style-name="P116">Turn on/off Sense1+/Sense1- indicators (LED_S1+, LED_S1-<text:change text:change-id="ct45729840"/>) and sense relay K_S1<text:change text:change-id="ct45730064"/> when CH1 is selected</text:p>
              </text:list-item>
              <text:list-item>
                <text:p text:style-name="P119">Turn on/off Sense2+/Sense2- indicators (LED_S2+, LED_S2-<text:change text:change-id="ct45734064"/>) and sense relay K_S2<text:change text:change-id="ct45734288"/> when CH2 is selected</text:p>
              </text:list-item>
            </text:list>
            <text:p text:style-name="P83">Remote sensing has no effect during CC (Constant Current) operation. Sense+/Sense- indicators <text:span text:style-name="T4">(LED_S1+, LED_S1-, LED_S2+,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44">Parameters</text:p>
          </table:table-cell>
          <table:table-cell table:style-name="Table155.B3" office:value-type="string">
            <text:p text:style-name="P39">Name</text:p>
          </table:table-cell>
          <table:table-cell table:style-name="Table155.B3" office:value-type="string">
            <text:p text:style-name="P39">Type</text:p>
          </table:table-cell>
          <table:table-cell table:style-name="Table155.B3" office:value-type="string">
            <text:p text:style-name="P39">Range</text:p>
          </table:table-cell>
          <table:table-cell table:style-name="Table155.B3" office:value-type="string">
            <text:p text:style-name="P39">Default</text:p>
          </table:table-cell>
        </table:table-row>
        <table:table-row>
          <table:covered-table-cell/>
          <table:table-cell table:style-name="Table155.A1" office:value-type="string">
            <text:p text:style-name="P64">&lt;<text:span text:style-name="T69">source</text:span>&gt;</text:p>
          </table:table-cell>
          <table:table-cell table:style-name="Table155.A1" office:value-type="string">
            <text:p text:style-name="P60">Discrete</text:p>
          </table:table-cell>
          <table:table-cell table:style-name="Table155.A1" office:value-type="string">
            <text:p text:style-name="P65">INTernal|EXTernal</text:p>
          </table:table-cell>
          <table:table-cell table:style-name="Table155.A1" office:value-type="string">
            <text:p text:style-name="P65">INTernal</text:p>
          </table:table-cell>
        </table:table-row>
        <table:table-row>
          <table:table-cell table:style-name="Table155.A1" office:value-type="string">
            <text:p text:style-name="P85">Return</text:p>
          </table:table-cell>
          <table:table-cell table:style-name="Table155.A1" table:number-columns-spanned="4" office:value-type="string">
            <text:p text:style-name="P27">The query command returns <text:span text:style-name="T71">0</text:span> if the <text:span text:style-name="T71">internal</text:span> sense is <text:span text:style-name="T71">selected</text:span>, and 1 if the remote <text:span text:style-name="T72">(external) </text:span>sense is <text:span text:style-name="T71">selected</text:span>.</text:p>
          </table:table-cell>
          <table:covered-table-cell/>
          <table:covered-table-cell/>
          <table:covered-table-cell/>
        </table:table-row>
        <table:table-row>
          <table:table-cell table:style-name="Table155.A1" office:value-type="string">
            <text:p text:style-name="P89"><text:span text:style-name="T52">Usage</text:span><text:span text:style-name="T53"> </text:span><text:span text:style-name="T52">example</text:span></text:p>
          </table:table-cell>
          <table:table-cell table:style-name="Table155.A1" table:number-columns-spanned="4" office:value-type="string">
            <text:p text:style-name="P13"><text:span text:style-name="T70">VOLT</text:span>:SENS <text:span text:style-name="T70">EXT</text:span></text:p>
            <text:p text:style-name="P13"><text:span text:style-name="T70">VOLT</text:span>:SENS?</text:p>
            <text:p text:style-name="P101">1</text:p>
          </table:table-cell>
          <table:covered-table-cell/>
          <table:covered-table-cell/>
          <table:covered-table-cell/>
        </table:table-row>
        <table:table-row>
          <table:table-cell table:style-name="Table155.A1" office:value-type="string">
            <text:p text:style-name="P89">Errors</text:p>
          </table:table-cell>
          <table:table-cell table:style-name="Table155.A1" table:number-columns-spanned="4" office:value-type="string">
            <text:p text:style-name="P13">302,"Option not installed<text:span text:style-name="T44">"</text:span></text:p>
          </table:table-cell>
          <table:covered-table-cell/>
          <table:covered-table-cell/>
          <table:covered-table-cell/>
        </table:table-row>
        <table:table-row>
          <table:table-cell table:style-name="Table155.A1" office:value-type="string">
            <text:p text:style-name="P89">Related Commands</text:p>
          </table:table-cell>
          <table:table-cell table:style-name="Table155.A1" table:number-columns-spanned="4" office:value-type="string">
            <text:p text:style-name="P64">*TST</text:p>
            <text:p text:style-name="P64">OUTPut:[:STATe]</text:p>
            <text:p text:style-name="P57">SYSTem:CHANnel[:INFOrmation]:PROGram?</text:p>
          </table:table-cell>
          <table:covered-table-cell/>
          <table:covered-table-cell/>
          <table:covered-table-cell/>
        </table:table-row>
      </table:table>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7. SOURce</text:title></text:p>
      </style:header>
      <style:footer>
        <text:p text:style-name="Footer_20_left"><text:page-number text:select-page="current">12</text:page-number></text:p>
      </style:footer>
    </style:master-page>
    <style:master-page style:name="Right_20_Page" style:display-name="Right Page" style:page-layout-name="Mpm4" style:next-style-name="Left_20_Page">
      <style:header>
        <text:p text:style-name="Header_20_right"><text:chapter text:display="number-and-name" text:outline-level="1">5.7.SOURce</text:chapter></text:p>
      </style:header>
      <style:footer>
        <text:p text:style-name="Footer_20_right"><text:page-number text:select-page="current">1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5.7. SOURce</dc:title>
    <meta:document-statistic meta:table-count="20" meta:image-count="0" meta:object-count="0" meta:page-count="12" meta:paragraph-count="599" meta:word-count="3433" meta:character-count="25402" meta:non-whitespace-character-count="22557"/>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